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3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3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Times New Roman"/>
      </text:list-level-style-bullet>
      <text:list-level-style-bullet text:level="2" text:style-name="WW_CharLFO9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9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9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9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9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9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9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9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0">
      <text:list-level-style-number text:level="1" style:num-prefix="("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fo:country="US" style:language-asian="fr" style:country-asian="FR"/>
    </style:style>
    <style:style style:name="T2" style:parent-style-name="DefaultParagraphFont" style:family="text">
      <style:text-properties style:font-name-complex="Courier New" fo:font-weight="bold" style:font-weight-asian="bold"/>
    </style:style>
    <style:style style:name="T3" style:parent-style-name="DefaultParagraphFont" style:family="text">
      <style:text-properties style:font-name-complex="Courier New" fo:font-weight="bold" style:font-weight-asian="bold"/>
    </style:style>
    <style:style style:name="T4" style:parent-style-name="DefaultParagraphFont" style:family="text">
      <style:text-properties style:font-name-complex="Courier New" fo:font-weight="bold" style:font-weight-asian="bold"/>
    </style:style>
    <style:style style:name="P5"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0"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1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2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0" style:parent-style-name="Normal" style:family="paragraph">
      <style:paragraph-properties fo:margin-bottom="0in" fo:line-height="100%"/>
    </style:style>
    <style:style style:name="T3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3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3"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3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5" style:parent-style-name="Normal" style:family="paragraph">
      <style:paragraph-properties fo:margin-bottom="0in" fo:line-height="100%"/>
    </style:style>
    <style:style style:name="T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3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3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1"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42" style:parent-style-name="DefaultParagraphFont" style:family="text">
      <style:text-properties style:font-name-complex="Courier New" fo:font-weight="bold" style:font-weight-asian="bold"/>
    </style:style>
    <style:style style:name="P43" style:parent-style-name="Normal" style:family="paragraph">
      <style:paragraph-properties fo:margin-bottom="0in" fo:line-height="100%" fo:text-indent="0.4916in"/>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4" style:parent-style-name="Normal" style:family="paragraph">
      <style:paragraph-properties fo:margin-bottom="0in" fo:line-height="100%" fo:text-indent="0.4916in"/>
      <style:text-properties style:font-name="Courier New" style:font-name-asian="Times New Roman" style:font-name-complex="Courier New" fo:font-size="10pt" style:font-size-asian="10pt" style:font-size-complex="10pt" fo:language="en" fo:country="US" style:language-asian="fr" style:country-asian="FR"/>
    </style:style>
    <style:style style:name="P45"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46" style:parent-style-name="DefaultParagraphFont" style:family="text">
      <style:text-properties style:font-name-complex="Courier New" fo:font-weight="bold" style:font-weight-asian="bold"/>
    </style:style>
    <style:style style:name="P47" style:parent-style-name="Normal" style:family="paragraph">
      <style:paragraph-properties fo:margin-bottom="0in" fo:line-height="100%" fo:text-indent="0.4916in"/>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8" style:parent-style-name="Normal" style:family="paragraph">
      <style:paragraph-properties fo:margin-bottom="0in" fo:line-height="100%" fo:text-indent="0.4916in"/>
      <style:text-properties style:font-name="Courier New" style:font-name-asian="Times New Roman" style:font-name-complex="Courier New" fo:font-size="10pt" style:font-size-asian="10pt" style:font-size-complex="10pt" fo:language="en" fo:country="US" style:language-asian="fr" style:country-asian="FR"/>
    </style:style>
    <style:style style:name="T49" style:parent-style-name="DefaultParagraphFont" style:family="text">
      <style:text-properties style:font-name-complex="Courier New" fo:font-weight="bold" style:font-weight-asian="bold"/>
    </style:style>
    <style:style style:name="P50" style:parent-style-name="Normal" style:family="paragraph">
      <style:paragraph-properties fo:margin-bottom="0in" fo:line-height="100%" fo:text-indent="0.4916in"/>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1" style:parent-style-name="Normal" style:family="paragraph">
      <style:paragraph-properties fo:margin-bottom="0in" fo:line-height="100%" fo:text-indent="0.4916in"/>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2"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53" style:parent-style-name="ListParagraph" style:family="paragraph">
      <style:paragraph-properties fo:margin-bottom="0in" fo:line-height="100%"/>
    </style:style>
    <style:style style:name="T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5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6" style:parent-style-name="Normal" style:family="paragraph">
      <style:paragraph-properties fo:margin-bottom="0in" fo:line-height="100%" fo:text-indent="0.4916in"/>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7"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58" style:parent-style-name="DefaultParagraphFont" style:family="text">
      <style:text-properties style:font-name-complex="Courier New" fo:font-weight="bold" style:font-weight-asian="bold"/>
    </style:style>
    <style:style style:name="T59" style:parent-style-name="DefaultParagraphFont" style:family="text">
      <style:text-properties fo:font-weight="bold" style:font-weight-asian="bold"/>
    </style:style>
    <style:style style:name="P60" style:parent-style-name="Normal" style:family="paragraph">
      <style:paragraph-properties fo:margin-bottom="0in" fo:line-height="100%" fo:text-indent="0.4916in"/>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1"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62" style:parent-style-name="ListParagraph" style:family="paragraph">
      <style:paragraph-properties fo:margin-bottom="0in" fo:line-height="100%"/>
    </style:style>
    <style:style style:name="T6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6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5" style:parent-style-name="ListParagraph" style:family="paragraph">
      <style:paragraph-properties fo:margin-bottom="0in" fo:line-height="100%"/>
    </style:style>
    <style:style style:name="T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6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6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0" style:parent-style-name="Normal" style:family="paragraph">
      <style:paragraph-properties fo:margin-bottom="0in" fo:line-height="100%" fo:text-indent="0.4916in"/>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1"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72" style:parent-style-name="DefaultParagraphFont" style:family="text">
      <style:text-properties style:font-name-complex="Courier New" fo:font-weight="bold" style:font-weight-asian="bold"/>
    </style:style>
    <style:style style:name="P73" style:parent-style-name="Normal" style:family="paragraph">
      <style:paragraph-properties fo:margin-bottom="0in" fo:line-height="100%" fo:text-indent="0.4916in"/>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4" style:parent-style-name="Function" style:family="paragraph">
      <style:text-properties style:font-name-complex="Courier New" fo:font-weight="bold" style:font-weight-asian="bold"/>
    </style:style>
    <style:style style:name="T75" style:parent-style-name="DefaultParagraphFont" style:family="text">
      <style:text-properties fo:font-weight="bold" style:font-weight-asian="bold"/>
    </style:style>
    <style:style style:name="T76" style:parent-style-name="DefaultParagraphFont" style:family="text">
      <style:text-properties fo:font-weight="bold" style:font-weight-asian="bold"/>
    </style:style>
    <style:style style:name="P77" style:parent-style-name="Normal" style:family="paragraph">
      <style:paragraph-properties fo:margin-bottom="0in" fo:line-height="100%" fo:text-indent="0.4916in"/>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8" style:parent-style-name="Normal" style:family="paragraph">
      <style:paragraph-properties fo:margin-bottom="0in" fo:line-height="100%" fo:text-indent="0.4916in"/>
      <style:text-properties style:font-name="Courier New" style:font-name-asian="Times New Roman" style:font-name-complex="Courier New" fo:font-size="10pt" style:font-size-asian="10pt" style:font-size-complex="10pt" fo:language="en" fo:country="US" style:language-asian="fr" style:country-asian="FR"/>
    </style:style>
    <style:style style:name="T79" style:parent-style-name="DefaultParagraphFont" style:family="text">
      <style:text-properties fo:font-weight="bold" style:font-weight-asian="bold"/>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style:style>
    <style:style style:name="T82" style:parent-style-name="DefaultParagraphFont" style:family="text">
      <style:text-properties fo:font-weight="bold" style:font-weight-asian="bold"/>
    </style:style>
    <style:style style:name="P83" style:parent-style-name="Normal" style:family="paragraph">
      <style:paragraph-properties fo:margin-top="0.0694in" fo:margin-bottom="0.0694in" fo:line-height="100%" fo:margin-left="0.5in">
        <style:tab-stops/>
      </style:paragraph-properties>
    </style:style>
    <style:style style:name="T8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85"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8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8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8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89"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90" style:parent-style-name="ListParagraph" style:family="paragraph">
      <style:paragraph-properties fo:margin-bottom="0in" fo:line-height="100%"/>
    </style:style>
    <style:style style:name="T9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9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9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8"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9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1" style:parent-style-name="Normal" style:family="paragraph">
      <style:paragraph-properties fo:margin-bottom="0in" fo:line-height="100%"/>
      <style:text-properties fo:language="en" fo:country="US"/>
    </style:style>
    <style:style style:name="T102" style:parent-style-name="DefaultParagraphFont" style:family="text">
      <style:text-properties fo:font-weight="bold" style:font-weight-asian="bold"/>
    </style:style>
    <style:style style:name="T103" style:parent-style-name="DefaultParagraphFont" style:family="text">
      <style:text-properties fo:font-weight="bold" style:font-weight-asian="bold"/>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style:style>
    <style:style style:name="T106" style:parent-style-name="DefaultParagraphFont" style:family="text">
      <style:text-properties fo:font-weight="bold" style:font-weight-asian="bold"/>
    </style:style>
    <style:style style:name="P107" style:parent-style-name="Normal" style:family="paragraph">
      <style:paragraph-properties fo:margin-top="0.0694in" fo:margin-bottom="0.0694in" fo:line-height="100%" fo:margin-left="0.5in">
        <style:tab-stops/>
      </style:paragraph-properties>
    </style:style>
    <style:style style:name="T10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2"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11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16"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17" style:parent-style-name="ListParagraph" style:family="paragraph">
      <style:paragraph-properties fo:margin-bottom="0in" fo:line-height="100%"/>
    </style:style>
    <style:style style:name="T11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1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12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5"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12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28" style:parent-style-name="ListParagraph" style:family="paragraph">
      <style:paragraph-properties fo:margin-bottom="0in" fo:line-height="100%"/>
    </style:style>
    <style:style style:name="T12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30"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13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fo:font-size="12pt" style:font-size-asian="12pt" style:font-size-complex="12pt" fo:language="en" fo:country="US" style:language-asian="fr" style:country-asian="FR"/>
    </style:style>
    <style:style style:name="T13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33" style:parent-style-name="ListParagraph" style:family="paragraph">
      <style:paragraph-properties fo:margin-bottom="0in" fo:line-height="100%" fo:margin-left="0.7416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34" style:parent-style-name="DefaultParagraphFont" style:family="text">
      <style:text-properties fo:font-weight="bold" style:font-weight-asian="bold"/>
    </style:style>
    <style:style style:name="T135" style:parent-style-name="DefaultParagraphFont" style:family="text">
      <style:text-properties fo:font-weight="bold" style:font-weight-asian="bold"/>
    </style:style>
    <style:style style:name="T136" style:parent-style-name="DefaultParagraphFont" style:family="text">
      <style:text-properties fo:font-weight="bold" style:font-weight-asian="bold"/>
    </style:style>
    <style:style style:name="T137" style:parent-style-name="DefaultParagraphFont" style:family="text">
      <style:text-properties style:font-name="Times New Roman"/>
    </style:style>
    <style:style style:name="T138" style:parent-style-name="DefaultParagraphFont" style:family="text">
      <style:text-properties style:font-name="Times New Roman"/>
    </style:style>
    <style:style style:name="T139" style:parent-style-name="DefaultParagraphFont" style:family="text">
      <style:text-properties fo:font-weight="bold" style:font-weight-asian="bold"/>
    </style:style>
    <style:style style:name="T140" style:parent-style-name="DefaultParagraphFont" style:family="text">
      <style:text-properties fo:font-weight="bold" style:font-weight-asian="bold"/>
    </style:style>
    <style:style style:name="T141" style:parent-style-name="DefaultParagraphFont" style:family="text">
      <style:text-properties fo:font-weight="bold" style:font-weight-asian="bold"/>
    </style:style>
    <style:style style:name="P142"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43"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44" style:parent-style-name="ListParagraph" style:family="paragraph">
      <style:paragraph-properties fo:margin-bottom="0in" fo:line-height="100%"/>
    </style:style>
    <style:style style:name="T14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4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4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4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49" style:parent-style-name="ListParagraph" style:family="paragraph">
      <style:paragraph-properties fo:margin-bottom="0in" fo:line-height="100%"/>
    </style:style>
    <style:style style:name="T15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5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5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5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5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5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56" style:parent-style-name="Normal" style:family="paragraph">
      <style:paragraph-properties fo:margin-bottom="0in" fo:line-height="100%" fo:margin-left="0.4916in">
        <style:tab-stops/>
      </style:paragraph-properties>
    </style:style>
    <style:style style:name="T15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15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P15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60" style:parent-style-name="DefaultParagraphFont" style:family="text">
      <style:text-properties style:font-name="Times New Roman"/>
    </style:style>
    <style:style style:name="T161" style:parent-style-name="DefaultParagraphFont" style:family="text">
      <style:text-properties fo:font-weight="bold" style:font-weight-asian="bold"/>
    </style:style>
    <style:style style:name="T162" style:parent-style-name="DefaultParagraphFont" style:family="text">
      <style:text-properties fo:font-weight="bold" style:font-weight-asian="bold"/>
    </style:style>
    <style:style style:name="T163" style:parent-style-name="DefaultParagraphFont" style:family="text">
      <style:text-properties fo:font-weight="bold" style:font-weight-asian="bold"/>
    </style:style>
    <style:style style:name="T164" style:parent-style-name="DefaultParagraphFont" style:family="text">
      <style:text-properties fo:font-weight="bold" style:font-weight-asian="bold"/>
    </style:style>
    <style:style style:name="T165" style:parent-style-name="DefaultParagraphFont" style:family="text">
      <style:text-properties style:font-name="Times New Roman"/>
    </style:style>
    <style:style style:name="T166" style:parent-style-name="DefaultParagraphFont" style:family="text">
      <style:text-properties style:font-name="Times New Roman"/>
    </style:style>
    <style:style style:name="T167" style:parent-style-name="DefaultParagraphFont" style:family="text">
      <style:text-properties fo:font-weight="bold" style:font-weight-asian="bold"/>
    </style:style>
    <style:style style:name="T168" style:parent-style-name="DefaultParagraphFont" style:family="text">
      <style:text-properties fo:font-weight="bold" style:font-weight-asian="bold"/>
    </style:style>
    <style:style style:name="T169" style:parent-style-name="DefaultParagraphFont" style:family="text">
      <style:text-properties fo:font-weight="bold" style:font-weight-asian="bold"/>
    </style:style>
    <style:style style:name="P170"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71"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72" style:parent-style-name="ListParagraph" style:family="paragraph">
      <style:paragraph-properties fo:margin-bottom="0in" fo:line-height="100%"/>
    </style:style>
    <style:style style:name="T17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7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7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7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77" style:parent-style-name="ListParagraph" style:family="paragraph">
      <style:paragraph-properties fo:margin-bottom="0in" fo:line-height="100%"/>
    </style:style>
    <style:style style:name="T17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7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8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8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8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8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84" style:parent-style-name="ListParagraph" style:family="paragraph">
      <style:paragraph-properties fo:margin-bottom="0in" fo:line-height="100%"/>
    </style:style>
    <style:style style:name="T18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86"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187"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fo:font-size="12pt" style:font-size-asian="12pt" style:font-size-complex="12pt" fo:language="en" fo:country="US" style:language-asian="fr" style:country-asian="FR"/>
    </style:style>
    <style:style style:name="T18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89" style:parent-style-name="Normal" style:family="paragraph">
      <style:paragraph-properties fo:margin-bottom="0in" fo:line-height="100%" fo:margin-left="0.4916in">
        <style:tab-stops/>
      </style:paragraph-properties>
    </style:style>
    <style:style style:name="T19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19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P192" style:parent-style-name="Normal" style:family="paragraph">
      <style:paragraph-properties fo:margin-bottom="0in" fo:line-height="100%"/>
    </style:style>
    <style:style style:name="T19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94" style:parent-style-name="DefaultParagraphFont" style:family="text">
      <style:text-properties fo:font-weight="bold" style:font-weight-asian="bold"/>
    </style:style>
    <style:style style:name="T195" style:parent-style-name="DefaultParagraphFont" style:family="text">
      <style:text-properties fo:font-weight="bold" style:font-weight-asian="bold"/>
    </style:style>
    <style:style style:name="T196" style:parent-style-name="DefaultParagraphFont" style:family="text">
      <style:text-properties fo:font-weight="bold" style:font-weight-asian="bold"/>
    </style:style>
    <style:style style:name="T197" style:parent-style-name="DefaultParagraphFont" style:family="text">
      <style:text-properties fo:font-weight="bold" style:font-weight-asian="bold"/>
    </style:style>
    <style:style style:name="P198"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99" style:parent-style-name="Function" style:family="paragraph">
      <style:paragraph-properties fo:text-indent="0.4916in"/>
      <style:text-properties style:font-name="Times New Roman" fo:font-weight="bold" style:font-weight-asian="bold" style:font-weight-complex="bold" fo:font-style="normal" style:font-style-asian="normal" style:font-style-complex="normal" style:use-window-font-color="true"/>
    </style:style>
    <style:style style:name="P200" style:parent-style-name="Normal" style:family="paragraph">
      <style:paragraph-properties fo:margin-bottom="0in" fo:line-height="100%" fo:margin-left="0.7479in" fo:text-indent="-0.2479in">
        <style:tab-stops>
          <style:tab-stop style:type="left" style:position="0.002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01"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02"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203" style:parent-style-name="ListParagraph" style:family="paragraph">
      <style:paragraph-properties fo:margin-bottom="0in" fo:line-height="100%"/>
    </style:style>
    <style:style style:name="T20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0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0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07" style:parent-style-name="Normal" style:family="paragraph">
      <style:text-properties fo:language="en" fo:country="US"/>
    </style:style>
    <style:style style:name="T208" style:parent-style-name="DefaultParagraphFont" style:family="text">
      <style:text-properties fo:font-weight="bold" style:font-weight-asian="bold"/>
    </style:style>
    <style:style style:name="T209" style:parent-style-name="DefaultParagraphFont" style:family="text">
      <style:text-properties fo:font-weight="bold" style:font-weight-asian="bold"/>
    </style:style>
    <style:style style:name="T210" style:parent-style-name="DefaultParagraphFont" style:family="text">
      <style:text-properties style:font-name="Times New Roman"/>
    </style:style>
    <style:style style:name="T211" style:parent-style-name="DefaultParagraphFont" style:family="text">
      <style:text-properties style:font-name="Times New Roman"/>
    </style:style>
    <style:style style:name="T212" style:parent-style-name="DefaultParagraphFont" style:family="text">
      <style:text-properties fo:font-weight="bold" style:font-weight-asian="bold"/>
    </style:style>
    <style:style style:name="P213"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14"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215" style:parent-style-name="ListParagraph" style:family="paragraph">
      <style:paragraph-properties fo:margin-bottom="0in" fo:line-height="100%"/>
    </style:style>
    <style:style style:name="T21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17"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218"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fo:font-size="12pt" style:font-size-asian="12pt" style:font-size-complex="12pt" fo:language="en" fo:country="US" style:language-asian="fr" style:country-asian="FR"/>
    </style:style>
    <style:style style:name="T21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20"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221" style:parent-style-name="ListParagraph" style:family="paragraph">
      <style:paragraph-properties fo:margin-bottom="0in" fo:line-height="100%"/>
    </style:style>
    <style:style style:name="T222"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22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fo:font-size="12pt" style:font-size-asian="12pt" style:font-size-complex="12pt" fo:language="en" fo:country="US" style:language-asian="fr" style:country-asian="FR"/>
    </style:style>
    <style:style style:name="T22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25"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2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27" style:parent-style-name="DefaultParagraphFont" style:family="text">
      <style:text-properties fo:font-weight="bold" style:font-weight-asian="bold"/>
    </style:style>
    <style:style style:name="T228" style:parent-style-name="DefaultParagraphFont" style:family="text">
      <style:text-properties fo:font-weight="bold" style:font-weight-asian="bold"/>
    </style:style>
    <style:style style:name="P229"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30"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231" style:parent-style-name="ListParagraph" style:family="paragraph">
      <style:paragraph-properties fo:margin-bottom="0in" fo:line-height="100%"/>
    </style:style>
    <style:style style:name="T23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3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3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23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3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37" style:parent-style-name="Normal"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238" style:parent-style-name="Normal"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asian="Times New Roman" style:font-name-complex="Times New Roman" fo:font-weight="bold" style:font-weight-asian="bold" style:font-weight-complex="bold" fo:color="#7030A0" fo:font-size="12pt" style:font-size-asian="12pt" style:font-size-complex="12pt" style:language-asian="fr" style:country-asian="FR"/>
    </style:style>
    <style:style style:name="P239" style:parent-style-name="Normal"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7030A0" fo:font-size="10pt" style:font-size-asian="10pt" style:font-size-complex="10pt" fo:language="en" fo:country="US" style:language-asian="fr" style:country-asian="FR"/>
    </style:style>
    <style:style style:name="P240" style:parent-style-name="Normal"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7030A0" fo:font-size="10pt" style:font-size-asian="10pt" style:font-size-complex="10pt" fo:language="en" fo:country="US" style:language-asian="fr" style:country-asian="FR"/>
    </style:style>
    <style:style style:name="P241" style:parent-style-name="Normal" style:family="paragraph">
      <style:text-properties fo:language="en" fo:country="US"/>
    </style:style>
    <style:style style:name="T242" style:parent-style-name="DefaultParagraphFont" style:family="text">
      <style:text-properties fo:font-weight="bold" style:font-weight-asian="bold"/>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style:style>
    <style:style style:name="P245" style:parent-style-name="Normal" style:family="paragraph">
      <style:paragraph-properties fo:margin-top="0.0694in" fo:margin-bottom="0.0694in" fo:line-height="100%" fo:margin-left="0.5in">
        <style:tab-stops/>
      </style:paragraph-properties>
    </style:style>
    <style:style style:name="T24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4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4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2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2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25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53"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254" style:parent-style-name="Normal" style:family="paragraph">
      <style:paragraph-properties fo:margin-bottom="0.0694in" fo:line-height="100%" fo:margin-left="0.7402in" fo:text-indent="-0.2479in">
        <style:tab-stops/>
      </style:paragraph-properties>
    </style:style>
    <style:style style:name="T25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5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5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25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59" style:parent-style-name="ListParagraph" style:family="paragraph">
      <style:paragraph-properties fo:margin-bottom="0in" fo:line-height="100%"/>
    </style:style>
    <style:style style:name="T2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6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26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6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65" style:parent-style-name="ListParagraph" style:family="paragraph">
      <style:paragraph-properties fo:margin-bottom="0in" fo:line-height="100%" fo:margin-left="0.7416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66" style:parent-style-name="ListParagraph" style:family="paragraph">
      <style:paragraph-properties fo:margin-bottom="0in" fo:line-height="100%" fo:margin-left="0.7416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67" style:parent-style-name="DefaultParagraphFont" style:family="text">
      <style:text-properties fo:font-weight="bold" style:font-weight-asian="bold"/>
    </style:style>
    <style:style style:name="T268" style:parent-style-name="DefaultParagraphFont" style:family="text">
      <style:text-properties fo:font-weight="bold" style:font-weight-asian="bold"/>
    </style:style>
    <style:style style:name="P269"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70"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271" style:parent-style-name="Normal" style:family="paragraph">
      <style:paragraph-properties fo:margin-bottom="0.0694in" fo:line-height="100%" fo:margin-left="0.7402in" fo:text-indent="-0.2479in">
        <style:tab-stops/>
      </style:paragraph-properties>
    </style:style>
    <style:style style:name="T27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7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7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27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27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7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78" style:parent-style-name="ListParagraph" style:family="paragraph">
      <style:paragraph-properties fo:margin-bottom="0in" fo:line-height="100%"/>
    </style:style>
    <style:style style:name="T27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8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8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28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8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8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85" style:parent-style-name="DefaultParagraphFont" style:family="text">
      <style:text-properties style:font-name-complex="Courier New" fo:font-weight="bold" style:font-weight-asian="bold"/>
    </style:style>
    <style:style style:name="T286" style:parent-style-name="DefaultParagraphFont" style:family="text">
      <style:text-properties style:font-name-complex="Courier New" fo:font-weight="bold" style:font-weight-asian="bold"/>
    </style:style>
    <style:style style:name="T287" style:parent-style-name="DefaultParagraphFont" style:family="text">
      <style:text-properties style:font-name-complex="Courier New" fo:font-weight="bold" style:font-weight-asian="bold"/>
    </style:style>
    <style:style style:name="P288"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89"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290" style:parent-style-name="Normal" style:family="paragraph">
      <style:paragraph-properties fo:margin-bottom="0.0694in" fo:line-height="100%" fo:margin-left="0.7402in" fo:text-indent="-0.2479in">
        <style:tab-stops/>
      </style:paragraph-properties>
    </style:style>
    <style:style style:name="T29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9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9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29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9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96" style:parent-style-name="ListParagraph" style:family="paragraph">
      <style:paragraph-properties fo:margin-bottom="0in" fo:line-height="100%"/>
    </style:style>
    <style:style style:name="T29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9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9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30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01" style:parent-style-name="ListParagraph" style:family="paragraph">
      <style:paragraph-properties fo:margin-bottom="0in" fo:line-height="100%" fo:margin-left="0.7416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02" style:parent-style-name="ListParagraph" style:family="paragraph">
      <style:paragraph-properties fo:margin-bottom="0in" fo:line-height="100%" fo:margin-left="0.7416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03" style:parent-style-name="DefaultParagraphFont" style:family="text">
      <style:text-properties fo:font-weight="bold" style:font-weight-asian="bold"/>
    </style:style>
    <style:style style:name="T304" style:parent-style-name="DefaultParagraphFont" style:family="text">
      <style:text-properties fo:font-weight="bold" style:font-weight-asian="bold"/>
    </style:style>
    <style:style style:name="P305"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06"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307" style:parent-style-name="Normal" style:family="paragraph">
      <style:paragraph-properties fo:margin-bottom="0.0694in" fo:line-height="100%" fo:margin-left="0.7402in" fo:text-indent="-0.2479in">
        <style:tab-stops/>
      </style:paragraph-properties>
    </style:style>
    <style:style style:name="T30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309"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31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1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12" style:parent-style-name="ListParagraph" style:family="paragraph">
      <style:paragraph-properties fo:margin-bottom="0in" fo:line-height="100%"/>
    </style:style>
    <style:style style:name="T3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314"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315"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316"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31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318"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319"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320"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321"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32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24" style:parent-style-name="DefaultParagraphFont" style:family="text">
      <style:text-properties fo:font-weight="bold" style:font-weight-asian="bold"/>
    </style:style>
    <style:style style:name="T325" style:parent-style-name="DefaultParagraphFont" style:family="text">
      <style:text-properties fo:font-weight="bold" style:font-weight-asian="bold"/>
    </style:style>
    <style:style style:name="T326" style:parent-style-name="DefaultParagraphFont" style:family="text">
      <style:text-properties fo:font-weight="bold" style:font-weight-asian="bold"/>
    </style:style>
    <style:style style:name="T327" style:parent-style-name="DefaultParagraphFont" style:family="text">
      <style:text-properties fo:font-weight="bold" style:font-weight-asian="bold"/>
    </style:style>
    <style:style style:name="P328"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29" style:parent-style-name="ListParagraph" style:family="paragraph">
      <style:paragraph-properties fo:margin-bottom="0in" fo:line-height="100%" fo:margin-left="0.7416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30" style:parent-style-name="DefaultParagraphFont" style:family="text">
      <style:text-properties fo:font-weight="bold" style:font-weight-asian="bold"/>
    </style:style>
    <style:style style:name="P331"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32"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333" style:parent-style-name="Normal" style:family="paragraph">
      <style:paragraph-properties fo:margin-bottom="0.0694in" fo:line-height="100%" fo:margin-left="0.7402in" fo:text-indent="-0.2479in">
        <style:tab-stops/>
      </style:paragraph-properties>
    </style:style>
    <style:style style:name="T33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335"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336"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337"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33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3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4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4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4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43" style:parent-style-name="Normal" style:family="paragraph">
      <style:paragraph-properties fo:margin-bottom="0.0694in" fo:line-height="100%" fo:margin-left="0.7402in">
        <style:tab-stops>
          <style:tab-stop style:type="left" style:position="0.7701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44" style:parent-style-name="DefaultParagraphFont" style:family="text">
      <style:text-properties fo:font-weight="bold" style:font-weight-asian="bold"/>
    </style:style>
    <style:style style:name="P345"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46"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347" style:parent-style-name="Normal" style:family="paragraph">
      <style:paragraph-properties fo:margin-bottom="0.0694in" fo:line-height="100%" fo:margin-left="0.7402in" fo:text-indent="-0.2479in">
        <style:tab-stops>
          <style:tab-stop style:type="left" style:position="-0.4902in"/>
          <style:tab-stop style:type="left" style:position="0.2513in"/>
        </style:tab-stops>
      </style:paragraph-properties>
    </style:style>
    <style:style style:name="T34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34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5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35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52" style:parent-style-name="Normal" style:family="paragraph">
      <style:paragraph-properties fo:margin-top="0.0694in" fo:margin-bottom="0.0694in" fo:line-height="100%" fo:margin-left="0.7416in">
        <style:tab-stops>
          <style:tab-stop style:type="left" style:position="-0.4916in"/>
          <style:tab-stop style:type="left" style:position="0.25in"/>
        </style:tab-stops>
      </style:paragraph-properties>
    </style:style>
    <style:style style:name="T35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35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35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57" style:parent-style-name="Normal" style:family="paragraph">
      <style:paragraph-properties fo:margin-top="0.0694in" fo:margin-bottom="0.0694in" fo:line-height="100%" fo:margin-left="0.7416in">
        <style:tab-stops>
          <style:tab-stop style:type="left" style:position="-0.4916in"/>
          <style:tab-stop style:type="left" style:position="0.25in"/>
        </style:tab-stops>
      </style:paragraph-properties>
    </style:style>
    <style:style style:name="T3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35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36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6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63" style:parent-style-name="DefaultParagraphFont" style:family="text">
      <style:text-properties fo:font-weight="bold" style:font-weight-asian="bold"/>
    </style:style>
    <style:style style:name="T364" style:parent-style-name="DefaultParagraphFont" style:family="text">
      <style:text-properties style:font-name="Times New Roman"/>
    </style:style>
    <style:style style:name="P365"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66"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367" style:parent-style-name="ListParagraph" style:family="paragraph">
      <style:paragraph-properties fo:margin-bottom="0in" fo:line-height="100%"/>
    </style:style>
    <style:style style:name="T36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36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37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72" style:parent-style-name="ListParagraph" style:family="paragraph">
      <style:paragraph-properties fo:margin-bottom="0in" fo:line-height="100%" fo:margin-left="0.7416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73" style:parent-style-name="DefaultParagraphFont" style:family="text">
      <style:text-properties fo:font-weight="bold" style:font-weight-asian="bold"/>
    </style:style>
    <style:style style:name="T374" style:parent-style-name="DefaultParagraphFont" style:family="text">
      <style:text-properties fo:font-weight="bold" style:font-weight-asian="bold"/>
    </style:style>
    <style:style style:name="P375"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76"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377"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78"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379"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8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8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82" style:parent-style-name="Function" style:family="paragraph">
      <style:text-properties fo:font-weight="bold" style:font-weight-asian="bold"/>
    </style:style>
    <style:style style:name="T383" style:parent-style-name="DefaultParagraphFont" style:family="text">
      <style:text-properties fo:font-weight="bold" style:font-weight-asian="bold"/>
    </style:style>
    <style:style style:name="T384" style:parent-style-name="DefaultParagraphFont" style:family="text">
      <style:text-properties fo:font-weight="bold" style:font-weight-asian="bold"/>
    </style:style>
    <style:style style:name="T385" style:parent-style-name="DefaultParagraphFont" style:family="text">
      <style:text-properties fo:font-weight="bold" style:font-weight-asian="bold"/>
    </style:style>
    <style:style style:name="P386" style:parent-style-name="Normal" style:family="paragraph">
      <style:paragraph-properties fo:margin-top="0.0694in" fo:margin-bottom="0.0694in" fo:line-height="100%" fo:margin-left="0.5in">
        <style:tab-stops/>
      </style:paragraph-properties>
    </style:style>
    <style:style style:name="T38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8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8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90"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39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9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93"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394" style:parent-style-name="ListParagraph" style:family="paragraph">
      <style:paragraph-properties fo:margin-bottom="0in" fo:line-height="100%"/>
    </style:style>
    <style:style style:name="T395"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39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97"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39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9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00" style:parent-style-name="DefaultParagraphFont" style:family="text">
      <style:text-properties fo:font-weight="bold" style:font-weight-asian="bold"/>
    </style:style>
    <style:style style:name="P401"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02"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403" style:parent-style-name="ListParagraph" style:family="paragraph">
      <style:paragraph-properties fo:margin-bottom="0in" fo:line-height="100%"/>
    </style:style>
    <style:style style:name="T404"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40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06"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40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08" style:parent-style-name="Normal" style:family="paragraph">
      <style:text-properties fo:language="en" fo:country="US" style:language-asian="fr" style:country-asian="FR"/>
    </style:style>
    <style:style style:name="T409" style:parent-style-name="DefaultParagraphFont" style:family="text">
      <style:text-properties style:font-name-complex="Courier New" fo:font-weight="bold" style:font-weight-asian="bold" fo:language="fr" fo:country="FR"/>
    </style:style>
    <style:style style:name="T410" style:parent-style-name="DefaultParagraphFont" style:family="text">
      <style:text-properties style:font-name-complex="Courier New" fo:font-weight="bold" style:font-weight-asian="bold" fo:language="fr" fo:country="FR"/>
    </style:style>
    <style:style style:name="T411" style:parent-style-name="DefaultParagraphFont" style:family="text">
      <style:text-properties style:font-name-complex="Courier New" fo:font-weight="bold" style:font-weight-asian="bold" fo:language="fr" fo:country="FR"/>
    </style:style>
    <style:style style:name="T412" style:parent-style-name="DefaultParagraphFont" style:family="text">
      <style:text-properties style:font-name-complex="Courier New" fo:font-weight="bold" style:font-weight-asian="bold" fo:language="fr" fo:country="FR"/>
    </style:style>
    <style:style style:name="T413" style:parent-style-name="DefaultParagraphFont" style:family="text">
      <style:text-properties style:font-name-complex="Courier New" fo:font-weight="bold" style:font-weight-asian="bold" fo:language="fr" fo:country="FR"/>
    </style:style>
    <style:style style:name="T414" style:parent-style-name="DefaultParagraphFont" style:family="text">
      <style:text-properties style:font-name-complex="Courier New" fo:font-weight="bold" style:font-weight-asian="bold" fo:language="fr" fo:country="FR"/>
    </style:style>
    <style:style style:name="T415" style:parent-style-name="DefaultParagraphFont" style:family="text">
      <style:text-properties style:font-name-complex="Courier New" fo:language="fr" fo:country="FR"/>
    </style:style>
    <style:style style:name="T416" style:parent-style-name="DefaultParagraphFont" style:family="text">
      <style:text-properties fo:font-weight="bold" style:font-weight-asian="bold"/>
    </style:style>
    <style:style style:name="P417"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18"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419" style:parent-style-name="ListParagraph" style:family="paragraph">
      <style:paragraph-properties fo:margin-bottom="0in" fo:line-height="100%"/>
    </style:style>
    <style:style style:name="T42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42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2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42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24"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P425"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426" style:parent-style-name="ListParagraph" style:family="paragraph">
      <style:paragraph-properties fo:margin-bottom="0in" fo:line-height="100%"/>
    </style:style>
    <style:style style:name="T42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42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431" style:parent-style-name="ListParagraph" style:family="paragraph">
      <style:paragraph-properties fo:margin-bottom="0in" fo:line-height="100%" fo:margin-left="0.74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432" style:parent-style-name="Normal" style:family="paragraph">
      <style:text-properties fo:language="en" fo:country="US"/>
    </style:style>
    <style:style style:name="T433" style:parent-style-name="DefaultParagraphFont" style:family="text">
      <style:text-properties fo:font-weight="bold" style:font-weight-asian="bold"/>
    </style:style>
    <style:style style:name="T434" style:parent-style-name="DefaultParagraphFont" style:family="text">
      <style:text-properties fo:font-weight="bold" style:font-weight-asian="bold"/>
    </style:style>
    <style:style style:name="T435" style:parent-style-name="DefaultParagraphFont" style:family="text">
      <style:text-properties fo:font-weight="bold" style:font-weight-asian="bold"/>
    </style:style>
    <style:style style:name="P436" style:parent-style-name="Normal" style:family="paragraph">
      <style:paragraph-properties fo:margin-top="0.0694in" fo:margin-bottom="0.0694in" fo:line-height="100%" fo:margin-left="0.5in">
        <style:tab-stops/>
      </style:paragraph-properties>
    </style:style>
    <style:style style:name="T43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3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4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44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4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44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443"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444"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44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44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47"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44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44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50"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451"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45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53"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45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55" style:parent-style-name="Normal" style:family="paragraph">
      <style:text-properties fo:language="en" fo:country="US" style:language-asian="fr" style:country-asian="FR"/>
    </style:style>
    <style:style style:name="T456" style:parent-style-name="DefaultParagraphFont" style:family="text">
      <style:text-properties fo:font-weight="bold" style:font-weight-asian="bold"/>
    </style:style>
    <style:style style:name="T457" style:parent-style-name="DefaultParagraphFont" style:family="text">
      <style:text-properties fo:font-weight="bold" style:font-weight-asian="bold"/>
    </style:style>
    <style:style style:name="T458" style:parent-style-name="DefaultParagraphFont" style:family="text">
      <style:text-properties style:font-name="Times New Roman"/>
    </style:style>
    <style:style style:name="P459"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60" style:parent-style-name="DefaultParagraphFont" style:family="text">
      <style:text-properties style:font-name-complex="Courier New" fo:font-weight="bold" style:font-weight-asian="bold"/>
    </style:style>
    <style:style style:name="T461" style:parent-style-name="DefaultParagraphFont" style:family="text">
      <style:text-properties fo:font-weight="bold" style:font-weight-asian="bold"/>
    </style:style>
    <style:style style:name="P462"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63"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64"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65"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66"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67"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468" style:parent-style-name="ListParagraph" style:family="paragraph">
      <style:paragraph-properties fo:margin-bottom="0in" fo:line-height="100%"/>
    </style:style>
    <style:style style:name="T46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47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47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7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74"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475" style:parent-style-name="Normal" style:family="paragraph">
      <style:paragraph-properties fo:margin-bottom="0in" fo:line-height="100%"/>
    </style:style>
    <style:style style:name="T476"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477"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478" style:parent-style-name="Normal" style:family="paragraph">
      <style:paragraph-properties fo:margin-bottom="0in" fo:line-height="100%"/>
    </style:style>
    <style:style style:name="T479"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480"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481" style:parent-style-name="Normal" style:family="paragraph">
      <style:text-properties fo:language="en" fo:country="US"/>
    </style:style>
    <style:style style:name="T482" style:parent-style-name="DefaultParagraphFont" style:family="text">
      <style:text-properties style:font-name-complex="Courier New" fo:font-weight="bold" style:font-weight-asian="bold"/>
    </style:style>
    <style:style style:name="T483" style:parent-style-name="DefaultParagraphFont" style:family="text">
      <style:text-properties fo:font-weight="bold" style:font-weight-asian="bold"/>
    </style:style>
    <style:style style:name="P484"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85"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86"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87"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88"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89"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90"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P491"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92"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493" style:parent-style-name="ListParagraph" style:family="paragraph">
      <style:paragraph-properties fo:margin-bottom="0in" fo:line-height="100%"/>
    </style:style>
    <style:style style:name="T49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49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49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9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99" style:parent-style-name="ListParagraph" style:family="paragraph">
      <style:paragraph-properties fo:margin-bottom="0in" fo:line-height="100%"/>
    </style:style>
    <style:style style:name="T50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50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50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0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05" style:parent-style-name="ListParagraph" style:family="paragraph">
      <style:paragraph-properties fo:margin-bottom="0in" fo:line-height="100%"/>
    </style:style>
    <style:style style:name="T50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50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50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1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11"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12"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513" style:parent-style-name="Normal" style:family="paragraph">
      <style:paragraph-properties fo:margin-bottom="0in" fo:line-height="100%"/>
    </style:style>
    <style:style style:name="T514"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515"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516" style:parent-style-name="Normal" style:family="paragraph">
      <style:paragraph-properties fo:margin-bottom="0in" fo:line-height="100%"/>
    </style:style>
    <style:style style:name="T517"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518"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519" style:parent-style-name="Normal" style:family="paragraph">
      <style:text-properties fo:language="en" fo:country="US"/>
    </style:style>
    <style:style style:name="T520" style:parent-style-name="DefaultParagraphFont" style:family="text">
      <style:text-properties style:font-name-complex="Courier New" fo:font-weight="bold" style:font-weight-asian="bold"/>
    </style:style>
    <style:style style:name="T521" style:parent-style-name="DefaultParagraphFont" style:family="text">
      <style:text-properties fo:font-weight="bold" style:font-weight-asian="bold"/>
    </style:style>
    <style:style style:name="P522"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23"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24"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525" style:parent-style-name="ListParagraph" style:family="paragraph">
      <style:paragraph-properties fo:margin-bottom="0in" fo:line-height="100%"/>
    </style:style>
    <style:style style:name="T52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52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52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3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31"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532" style:parent-style-name="Normal" style:family="paragraph">
      <style:paragraph-properties fo:margin-bottom="0in" fo:line-height="100%"/>
    </style:style>
    <style:style style:name="T533"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534"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535" style:parent-style-name="Normal" style:family="paragraph">
      <style:text-properties fo:language="en" fo:country="US"/>
    </style:style>
    <style:style style:name="T536" style:parent-style-name="DefaultParagraphFont" style:family="text">
      <style:text-properties style:font-name-complex="Courier New" fo:font-weight="bold" style:font-weight-asian="bold"/>
    </style:style>
    <style:style style:name="T537" style:parent-style-name="DefaultParagraphFont" style:family="text">
      <style:text-properties style:font-name-complex="Courier New" fo:font-weight="bold" style:font-weight-asian="bold"/>
    </style:style>
    <style:style style:name="T538" style:parent-style-name="DefaultParagraphFont" style:family="text">
      <style:text-properties style:font-name-complex="Courier New" fo:font-weight="bold" style:font-weight-asian="bold"/>
    </style:style>
    <style:style style:name="T539" style:parent-style-name="DefaultParagraphFont" style:family="text">
      <style:text-properties fo:font-weight="bold" style:font-weight-asian="bold"/>
    </style:style>
    <style:style style:name="T540" style:parent-style-name="DefaultParagraphFont" style:family="text">
      <style:text-properties fo:font-weight="bold" style:font-weight-asian="bold"/>
    </style:style>
    <style:style style:name="T541" style:parent-style-name="DefaultParagraphFont" style:family="text">
      <style:text-properties fo:font-weight="bold" style:font-weight-asian="bold"/>
    </style:style>
    <style:style style:name="T542" style:parent-style-name="DefaultParagraphFont" style:family="text">
      <style:text-properties fo:font-weight="bold" style:font-weight-asian="bold"/>
    </style:style>
    <style:style style:name="T543" style:parent-style-name="DefaultParagraphFont" style:family="text">
      <style:text-properties fo:font-weight="bold" style:font-weight-asian="bold"/>
    </style:style>
    <style:style style:name="T544" style:parent-style-name="DefaultParagraphFont" style:family="text">
      <style:text-properties fo:font-weight="bold" style:font-weight-asian="bold"/>
    </style:style>
    <style:style style:name="T545" style:parent-style-name="DefaultParagraphFont" style:family="text">
      <style:text-properties fo:font-weight="bold" style:font-weight-asian="bold"/>
    </style:style>
    <style:style style:name="T546" style:parent-style-name="DefaultParagraphFont" style:family="text">
      <style:text-properties fo:font-weight="bold" style:font-weight-asian="bold"/>
    </style:style>
    <style:style style:name="P547"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48"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49"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50"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51"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552" style:parent-style-name="Normal" style:family="paragraph">
      <style:paragraph-properties fo:margin-bottom="0in" fo:line-height="100%"/>
    </style:style>
    <style:style style:name="T553"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55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5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56"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557"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558"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559"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5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56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562" style:parent-style-name="DefaultParagraphFont" style:family="text">
      <style:text-properties fo:font-weight="bold" style:font-weight-asian="bold"/>
    </style:style>
    <style:style style:name="T563" style:parent-style-name="DefaultParagraphFont" style:family="text">
      <style:text-properties fo:font-weight="bold" style:font-weight-asian="bold"/>
    </style:style>
    <style:style style:name="T564" style:parent-style-name="DefaultParagraphFont" style:family="text">
      <style:text-properties fo:font-weight="bold" style:font-weight-asian="bold"/>
    </style:style>
    <style:style style:name="T565" style:parent-style-name="DefaultParagraphFont" style:family="text">
      <style:text-properties fo:font-weight="bold" style:font-weight-asian="bold"/>
    </style:style>
    <style:style style:name="P566"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67" style:parent-style-name="Function" style:family="paragraph">
      <style:paragraph-properties fo:text-indent="0.4916in"/>
      <style:text-properties style:font-name="Times New Roman" fo:font-weight="bold" style:font-weight-asian="bold" style:font-weight-complex="bold" fo:font-style="normal" style:font-style-asian="normal" style:font-style-complex="normal" style:use-window-font-color="true"/>
    </style:style>
    <style:style style:name="P568" style:parent-style-name="Normal" style:family="paragraph">
      <style:paragraph-properties fo:margin-bottom="0in" fo:line-height="100%" fo:margin-left="0.7479in" fo:text-indent="-0.2479in">
        <style:tab-stops>
          <style:tab-stop style:type="left" style:position="0.002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69"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570" style:parent-style-name="ListParagraph" style:family="paragraph">
      <style:paragraph-properties fo:margin-bottom="0in" fo:line-height="100%"/>
    </style:style>
    <style:style style:name="T57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57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7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74" style:parent-style-name="Normal" style:family="paragraph">
      <style:paragraph-properties fo:margin-bottom="0in" fo:line-height="100%" fo:margin-left="0.5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P575" style:parent-style-name="Normal" style:family="paragraph">
      <style:paragraph-properties fo:margin-bottom="0in" fo:line-height="100%" fo:margin-left="0.5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P576" style:parent-style-name="Function" style:family="paragraph">
      <style:text-properties fo:font-weight="bold" style:font-weight-asian="bold"/>
    </style:style>
    <style:style style:name="P577"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78" style:parent-style-name="Function" style:family="paragraph">
      <style:text-properties fo:font-weight="bold" style:font-weight-asian="bold"/>
    </style:style>
    <style:style style:name="T579" style:parent-style-name="DefaultParagraphFont" style:family="text">
      <style:text-properties fo:font-weight="bold" style:font-weight-asian="bold"/>
    </style:style>
    <style:style style:name="T580" style:parent-style-name="DefaultParagraphFont" style:family="text">
      <style:text-properties fo:font-weight="bold" style:font-weight-asian="bold"/>
    </style:style>
    <style:style style:name="T581" style:parent-style-name="DefaultParagraphFont" style:family="text">
      <style:text-properties fo:font-weight="bold" style:font-weight-asian="bold"/>
    </style:style>
    <style:style style:name="T582" style:parent-style-name="DefaultParagraphFont" style:family="text">
      <style:text-properties fo:font-weight="bold" style:font-weight-asian="bold"/>
    </style:style>
    <style:style style:name="P583"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84"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58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58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58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58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8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9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9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9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9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9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9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59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59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9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9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0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01"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0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60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04"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60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0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60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0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09" style:parent-style-name="DefaultParagraphFont" style:family="text">
      <style:text-properties fo:font-weight="bold" style:font-weight-asian="bold"/>
    </style:style>
    <style:style style:name="T610" style:parent-style-name="DefaultParagraphFont" style:family="text">
      <style:text-properties fo:font-weight="bold" style:font-weight-asian="bold"/>
    </style:style>
    <style:style style:name="T611" style:parent-style-name="DefaultParagraphFont" style:family="text">
      <style:text-properties fo:font-weight="bold" style:font-weight-asian="bold"/>
    </style:style>
    <style:style style:name="P612"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13"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614"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1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61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1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1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61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20"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2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62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23"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624"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2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62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2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28" style:parent-style-name="DefaultParagraphFont" style:family="text">
      <style:text-properties fo:font-weight="bold" style:font-weight-asian="bold"/>
    </style:style>
    <style:style style:name="T629" style:parent-style-name="DefaultParagraphFont" style:family="text">
      <style:text-properties fo:font-weight="bold" style:font-weight-asian="bold"/>
    </style:style>
    <style:style style:name="T630" style:parent-style-name="DefaultParagraphFont" style:family="text">
      <style:text-properties fo:font-weight="bold" style:font-weight-asian="bold"/>
    </style:style>
    <style:style style:name="P631"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32"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633"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3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35"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63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37"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38" style:parent-style-name="DefaultParagraphFont" style:family="text">
      <style:text-properties fo:font-weight="bold" style:font-weight-asian="bold"/>
    </style:style>
    <style:style style:name="T639" style:parent-style-name="DefaultParagraphFont" style:family="text">
      <style:text-properties fo:font-weight="bold" style:font-weight-asian="bold"/>
    </style:style>
    <style:style style:name="T640" style:parent-style-name="DefaultParagraphFont" style:family="text">
      <style:text-properties fo:font-weight="bold" style:font-weight-asian="bold"/>
    </style:style>
    <style:style style:name="P641"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42"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43" style:parent-style-name="ListParagraph" style:family="paragraph">
      <style:paragraph-properties fo:margin-bottom="0in" fo:line-height="100%"/>
    </style:style>
    <style:style style:name="T64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4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46" style:parent-style-name="DefaultParagraphFont" style:family="text">
      <style:text-properties fo:language="en" fo:country="US"/>
    </style:style>
    <style:style style:name="T647" style:parent-style-name="DefaultParagraphFont" style:family="text">
      <style:text-properties fo:language="en" fo:country="US"/>
    </style:style>
    <style:style style:name="T648" style:parent-style-name="DefaultParagraphFont" style:family="text">
      <style:text-properties fo:language="en" fo:country="US"/>
    </style:style>
    <style:style style:name="T649" style:parent-style-name="DefaultParagraphFont" style:family="text">
      <style:text-properties fo:language="en" fo:country="US"/>
    </style:style>
    <style:style style:name="T650" style:parent-style-name="DefaultParagraphFont" style:family="text">
      <style:text-properties fo:language="en" fo:country="US"/>
    </style:style>
    <style:style style:name="T651" style:parent-style-name="DefaultParagraphFont" style:family="text">
      <style:text-properties fo:language="en" fo:country="US"/>
    </style:style>
    <style:style style:name="T652" style:parent-style-name="DefaultParagraphFont" style:family="text">
      <style:text-properties fo:language="en" fo:country="US"/>
    </style:style>
    <style:style style:name="T653" style:parent-style-name="DefaultParagraphFont" style:family="text">
      <style:text-properties fo:language="en" fo:country="US"/>
    </style:style>
    <style:style style:name="T654" style:parent-style-name="DefaultParagraphFont" style:family="text">
      <style:text-properties fo:language="en" fo:country="US"/>
    </style:style>
    <style:style style:name="T655" style:parent-style-name="DefaultParagraphFont" style:family="text">
      <style:text-properties fo:language="en" fo:country="US"/>
    </style:style>
    <style:style style:name="P656" style:parent-style-name="ListParagraph" style:family="paragraph">
      <style:paragraph-properties fo:margin-bottom="0in" fo:line-height="100%"/>
      <style:text-properties fo:language="en" fo:country="US"/>
    </style:style>
    <style:style style:name="P657" style:parent-style-name="ListParagraph" style:family="paragraph">
      <style:paragraph-properties fo:margin-bottom="0in" fo:line-height="100%"/>
      <style:text-properties fo:language="en" fo:country="US"/>
    </style:style>
    <style:style style:name="P658" style:parent-style-name="ListParagraph" style:family="paragraph">
      <style:paragraph-properties fo:margin-bottom="0in" fo:line-height="100%"/>
      <style:text-properties fo:language="en" fo:country="US"/>
    </style:style>
    <style:style style:name="P659" style:parent-style-name="Normal" style:family="paragraph">
      <style:paragraph-properties fo:margin-bottom="0in" fo:line-height="100%" fo:text-indent="0.4916in"/>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60" style:parent-style-name="Normal" style:family="paragraph">
      <style:paragraph-properties fo:margin-bottom="0in" fo:line-height="100%" fo:text-indent="0.4916in"/>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61"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66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6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66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6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66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6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66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6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67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7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67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73"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7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67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76" style:parent-style-name="Normal" style:family="paragraph">
      <style:paragraph-properties fo:margin-bottom="0in" fo:line-height="100%" fo:margin-left="0.7479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77" style:parent-style-name="DefaultParagraphFont" style:family="text">
      <style:text-properties fo:font-weight="bold" style:font-weight-asian="bold"/>
    </style:style>
    <style:style style:name="T678" style:parent-style-name="DefaultParagraphFont" style:family="text">
      <style:text-properties fo:font-weight="bold" style:font-weight-asian="bold"/>
    </style:style>
    <style:style style:name="P679"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8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81" style:parent-style-name="DefaultParagraphFont" style:family="text">
      <style:text-properties fo:font-weight="bold" style:font-weight-asian="bold"/>
    </style:style>
    <style:style style:name="T682" style:parent-style-name="DefaultParagraphFont" style:family="text">
      <style:text-properties fo:font-weight="bold" style:font-weight-asian="bold"/>
    </style:style>
    <style:style style:name="P683"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84"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68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8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68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8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68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9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69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9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69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9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69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9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6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69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0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70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0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03"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04" style:parent-style-name="DefaultParagraphFont" style:family="text">
      <style:text-properties fo:font-weight="bold" style:font-weight-asian="bold"/>
    </style:style>
    <style:style style:name="T705" style:parent-style-name="DefaultParagraphFont" style:family="text">
      <style:text-properties fo:font-weight="bold" style:font-weight-asian="bold"/>
    </style:style>
    <style:style style:name="P706"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07"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70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70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71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1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71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1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71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1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71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1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71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1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72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72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2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72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24"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25" style:parent-style-name="DefaultParagraphFont" style:family="text">
      <style:text-properties fo:font-weight="bold" style:font-weight-asian="bold"/>
    </style:style>
    <style:style style:name="T726" style:parent-style-name="DefaultParagraphFont" style:family="text">
      <style:text-properties fo:font-weight="bold" style:font-weight-asian="bold"/>
    </style:style>
    <style:style style:name="T727" style:parent-style-name="DefaultParagraphFont" style:family="text">
      <style:text-properties fo:font-weight="bold" style:font-weight-asian="bold"/>
    </style:style>
    <style:style style:name="T728" style:parent-style-name="DefaultParagraphFont" style:family="text">
      <style:text-properties fo:font-weight="bold" style:font-weight-asian="bold"/>
    </style:style>
    <style:style style:name="P729" style:parent-style-name="Normal" style:family="paragraph">
      <style:paragraph-properties fo:margin-top="0.0694in" fo:margin-bottom="0.0694in" fo:line-height="100%" fo:margin-left="0.5in">
        <style:tab-stops/>
      </style:paragraph-properties>
    </style:style>
    <style:style style:name="T73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3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3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73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34"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735" style:parent-style-name="Normal" style:family="paragraph">
      <style:paragraph-properties fo:margin-bottom="0in" fo:line-height="100%"/>
    </style:style>
    <style:style style:name="T7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737"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738"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39"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740"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74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42" style:parent-style-name="DefaultParagraphFont" style:family="text">
      <style:text-properties style:font-name="Times New Roman" style:font-name-asian="Times New Roman" style:font-name-complex="Times New Roman" fo:font-size="12pt" style:font-size-asian="12pt" style:font-size-complex="12pt" fo:background-color="#FFFF00" fo:language="en" fo:country="US" style:language-asian="fr" style:country-asian="FR"/>
    </style:style>
    <style:style style:name="T74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44"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45"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746" style:parent-style-name="ListParagraph" style:family="paragraph">
      <style:paragraph-properties fo:margin-bottom="0in" fo:line-height="100%"/>
    </style:style>
    <style:style style:name="T74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74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49"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75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751" style:parent-style-name="DefaultParagraphFont" style:family="text">
      <style:text-properties fo:font-weight="bold" style:font-weight-asian="bold" fo:language="fr" fo:country="FR"/>
    </style:style>
    <style:style style:name="T752" style:parent-style-name="DefaultParagraphFont" style:family="text">
      <style:text-properties fo:language="fr" fo:country="FR"/>
    </style:style>
    <style:style style:name="T753" style:parent-style-name="DefaultParagraphFont" style:family="text">
      <style:text-properties fo:language="fr" fo:country="FR"/>
    </style:style>
    <style:style style:name="T754" style:parent-style-name="DefaultParagraphFont" style:family="text">
      <style:text-properties fo:font-weight="bold" style:font-weight-asian="bold"/>
    </style:style>
    <style:style style:name="P755"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56"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757" style:parent-style-name="Normal" style:family="paragraph">
      <style:paragraph-properties fo:margin-bottom="0in" fo:line-height="100%"/>
    </style:style>
    <style:style style:name="T7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75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7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761"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76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763"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764"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76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66"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767" style:parent-style-name="Normal" style:family="paragraph">
      <style:paragraph-properties fo:margin-bottom="0in" fo:line-height="100%"/>
    </style:style>
    <style:style style:name="T768"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76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770"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771"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772" style:parent-style-name="Normal" style:family="paragraph">
      <style:paragraph-properties fo:margin-bottom="0in" fo:line-height="100%"/>
    </style:style>
    <style:style style:name="T77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77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7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77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7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77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79" style:parent-style-name="Normal" style:family="paragraph">
      <style:paragraph-properties fo:margin-bottom="0in" fo:line-height="100%" fo:margin-left="2.9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8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81" style:parent-style-name="DefaultParagraphFont" style:family="text">
      <style:text-properties fo:font-weight="bold" style:font-weight-asian="bold"/>
    </style:style>
    <style:style style:name="T782" style:parent-style-name="DefaultParagraphFont" style:family="text">
      <style:text-properties fo:font-weight="bold" style:font-weight-asian="bold"/>
    </style:style>
    <style:style style:name="T783" style:parent-style-name="DefaultParagraphFont" style:family="text">
      <style:text-properties fo:font-weight="bold" style:font-weight-asian="bold"/>
    </style:style>
    <style:style style:name="P784"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85"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786" style:parent-style-name="ListParagraph" style:family="paragraph">
      <style:paragraph-properties fo:margin-bottom="0in" fo:line-height="100%"/>
    </style:style>
    <style:style style:name="T78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788"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78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790"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791"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792"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793" style:parent-style-name="Normal" style:family="paragraph">
      <style:paragraph-properties fo:margin-bottom="0in" fo:line-height="100%"/>
    </style:style>
    <style:style style:name="T794"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79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796"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797"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79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799" style:parent-style-name="ListParagraph" style:family="paragraph">
      <style:paragraph-properties fo:margin-bottom="0in" fo:line-height="100%" fo:margin-left="0.74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800" style:parent-style-name="DefaultParagraphFont" style:family="text">
      <style:text-properties fo:font-weight="bold" style:font-weight-asian="bold"/>
    </style:style>
    <style:style style:name="T801" style:parent-style-name="DefaultParagraphFont" style:family="text">
      <style:text-properties fo:font-weight="bold" style:font-weight-asian="bold"/>
    </style:style>
    <style:style style:name="T802" style:parent-style-name="DefaultParagraphFont" style:family="text">
      <style:text-properties fo:font-weight="bold" style:font-weight-asian="bold"/>
    </style:style>
    <style:style style:name="T803" style:parent-style-name="DefaultParagraphFont" style:family="text">
      <style:text-properties fo:font-weight="bold" style:font-weight-asian="bold"/>
    </style:style>
    <style:style style:name="P804" style:parent-style-name="Normal" style:family="paragraph">
      <style:paragraph-properties fo:margin-top="0.0694in" fo:margin-bottom="0.0694in" fo:line-height="100%" fo:margin-left="0.5in">
        <style:tab-stops/>
      </style:paragraph-properties>
    </style:style>
    <style:style style:name="T80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80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80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80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809"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810" style:parent-style-name="Normal" style:family="paragraph">
      <style:paragraph-properties fo:margin-bottom="0in" fo:line-height="100%"/>
    </style:style>
    <style:style style:name="T81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812"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8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814"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815"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816"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81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81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819" style:parent-style-name="DefaultParagraphFont" style:family="text">
      <style:text-properties style:font-name="Times New Roman" style:font-name-asian="Times New Roman" style:font-name-complex="Times New Roman" fo:font-size="12pt" style:font-size-asian="12pt" style:font-size-complex="12pt" fo:background-color="#FFFF00" fo:language="en" fo:country="US" style:language-asian="fr" style:country-asian="FR"/>
    </style:style>
    <style:style style:name="T82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821"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822"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823" style:parent-style-name="ListParagraph" style:family="paragraph">
      <style:paragraph-properties fo:margin-bottom="0in" fo:line-height="100%"/>
    </style:style>
    <style:style style:name="T8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82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826"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82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828" style:parent-style-name="Function" style:family="paragraph">
      <style:text-properties fo:font-weight="bold" style:font-weight-asian="bold"/>
    </style:style>
    <style:style style:name="T829" style:parent-style-name="DefaultParagraphFont" style:family="text">
      <style:text-properties fo:font-weight="bold" style:font-weight-asian="bold"/>
    </style:style>
    <style:style style:name="P830"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831"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832" style:parent-style-name="Normal" style:family="paragraph">
      <style:paragraph-properties fo:margin-bottom="0in" fo:line-height="100%"/>
    </style:style>
    <style:style style:name="T83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83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835"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8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837"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838"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839" style:parent-style-name="Normal" style:family="paragraph">
      <style:paragraph-properties fo:margin-bottom="0in" fo:line-height="100%"/>
    </style:style>
    <style:style style:name="T84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841"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842"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843"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844" style:parent-style-name="Normal" style:family="paragraph">
      <style:paragraph-properties fo:margin-bottom="0in" fo:line-height="100%"/>
    </style:style>
    <style:style style:name="T84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846"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847"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language="en" fo:country="US" style:language-asian="fr" style:country-asian="FR"/>
    </style:style>
    <style:style style:name="T848"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849" style:parent-style-name="pre" style:family="text">
      <style:text-properties style:font-name="Times New Roman" style:font-name-complex="Times New Roman" fo:color="#0000FF" fo:font-size="12pt" style:font-size-asian="12pt" style:font-size-complex="12pt" style:text-underline-type="single" style:text-underline-style="solid" style:text-underline-width="auto" style:text-underline-mode="continuous" fo:language="en" fo:country="US"/>
    </style:style>
    <style:style style:name="T850" style:parent-style-name="DefaultParagraphFont" style:family="text">
      <style:text-properties style:font-name="Times New Roman" style:font-name-complex="Times New Roman" fo:font-size="12pt" style:font-size-asian="12pt" style:font-size-complex="12pt" fo:language="en" fo:country="US"/>
    </style:style>
    <style:style style:name="T851" style:parent-style-name="pre" style:family="text">
      <style:text-properties style:font-name="Times New Roman" style:font-name-complex="Times New Roman" fo:font-size="12pt" style:font-size-asian="12pt" style:font-size-complex="12pt" fo:language="en" fo:country="US"/>
    </style:style>
    <style:style style:name="T852" style:parent-style-name="HTMLCode" style:family="text">
      <style:text-properties style:font-name="Times New Roman" style:font-name-asian="Calibri" style:font-name-complex="Times New Roman" fo:font-size="12pt" style:font-size-asian="12pt" style:font-size-complex="12pt" fo:language="en" fo:country="US"/>
    </style:style>
    <style:style style:name="T853" style:parent-style-name="pre" style:family="text">
      <style:text-properties style:font-name="Times New Roman" style:font-name-complex="Times New Roman" fo:font-size="12pt" style:font-size-asian="12pt" style:font-size-complex="12pt" fo:language="en" fo:country="US"/>
    </style:style>
    <style:style style:name="T854" style:parent-style-name="HTMLCode" style:family="text">
      <style:text-properties style:font-name="Times New Roman" style:font-name-asian="Calibri" style:font-name-complex="Times New Roman" fo:font-size="12pt" style:font-size-asian="12pt" style:font-size-complex="12pt" fo:language="en" fo:country="US"/>
    </style:style>
    <style:style style:name="T855" style:parent-style-name="pre" style:family="text">
      <style:text-properties style:font-name="Times New Roman" style:font-name-complex="Times New Roman" fo:font-size="12pt" style:font-size-asian="12pt" style:font-size-complex="12pt" fo:language="en" fo:country="US"/>
    </style:style>
    <style:style style:name="T856" style:parent-style-name="HTMLCode" style:family="text">
      <style:text-properties style:font-name="Times New Roman" style:font-name-asian="Calibri" style:font-name-complex="Times New Roman" fo:font-size="12pt" style:font-size-asian="12pt" style:font-size-complex="12pt" fo:language="en" fo:country="US"/>
    </style:style>
    <style:style style:name="T857" style:parent-style-name="pre" style:family="text">
      <style:text-properties style:font-name="Times New Roman" style:font-name-complex="Times New Roman" fo:font-size="12pt" style:font-size-asian="12pt" style:font-size-complex="12pt" fo:language="en" fo:country="US"/>
    </style:style>
    <style:style style:name="T858" style:parent-style-name="DefaultParagraphFont" style:family="text">
      <style:text-properties style:font-name="Times New Roman" style:font-name-complex="Times New Roman" fo:font-size="12pt" style:font-size-asian="12pt" style:font-size-complex="12pt" fo:language="en" fo:country="US"/>
    </style:style>
    <style:style style:name="T859" style:parent-style-name="pre" style:family="text">
      <style:text-properties style:font-name="Times New Roman" style:font-name-complex="Times New Roman" fo:font-size="12pt" style:font-size-asian="12pt" style:font-size-complex="12pt" fo:language="en" fo:country="US"/>
    </style:style>
    <style:style style:name="T860" style:parent-style-name="HTMLCode" style:family="text">
      <style:text-properties style:font-name="Times New Roman" style:font-name-asian="Calibri" style:font-name-complex="Times New Roman" fo:font-size="12pt" style:font-size-asian="12pt" style:font-size-complex="12pt" fo:language="en" fo:country="US"/>
    </style:style>
    <style:style style:name="T861" style:parent-style-name="pre" style:family="text">
      <style:text-properties style:font-name="Times New Roman" style:font-name-complex="Times New Roman" fo:font-size="12pt" style:font-size-asian="12pt" style:font-size-complex="12pt" fo:language="en" fo:country="US"/>
    </style:style>
    <style:style style:name="T862" style:parent-style-name="HTMLCode" style:family="text">
      <style:text-properties style:font-name="Times New Roman" style:font-name-asian="Calibri" style:font-name-complex="Times New Roman" fo:font-size="12pt" style:font-size-asian="12pt" style:font-size-complex="12pt" fo:language="en" fo:country="US"/>
    </style:style>
    <style:style style:name="T863" style:parent-style-name="pre" style:family="text">
      <style:text-properties style:font-name="Times New Roman" style:font-name-complex="Times New Roman" fo:font-size="12pt" style:font-size-asian="12pt" style:font-size-complex="12pt" fo:language="en" fo:country="US"/>
    </style:style>
    <style:style style:name="T864" style:parent-style-name="HTMLCode" style:family="text">
      <style:text-properties style:font-name="Times New Roman" style:font-name-asian="Calibri" style:font-name-complex="Times New Roman" fo:font-size="12pt" style:font-size-asian="12pt" style:font-size-complex="12pt" fo:language="en" fo:country="US"/>
    </style:style>
    <style:style style:name="T865" style:parent-style-name="pre" style:family="text">
      <style:text-properties style:font-name="Times New Roman" style:font-name-complex="Times New Roman" fo:font-size="12pt" style:font-size-asian="12pt" style:font-size-complex="12pt" fo:language="en" fo:country="US"/>
    </style:style>
    <style:style style:name="T866" style:parent-style-name="HTMLCode" style:family="text">
      <style:text-properties style:font-name="Times New Roman" style:font-name-asian="Calibri" style:font-name-complex="Times New Roman" fo:font-size="12pt" style:font-size-asian="12pt" style:font-size-complex="12pt" fo:language="en" fo:country="US"/>
    </style:style>
    <style:style style:name="T867" style:parent-style-name="pre" style:family="text">
      <style:text-properties style:font-name="Times New Roman" style:font-name-complex="Times New Roman" fo:font-size="12pt" style:font-size-asian="12pt" style:font-size-complex="12pt" fo:language="en" fo:country="US"/>
    </style:style>
    <style:style style:name="T868" style:parent-style-name="HTMLCode" style:family="text">
      <style:text-properties style:font-name="Times New Roman" style:font-name-asian="Calibri" style:font-name-complex="Times New Roman" fo:font-size="12pt" style:font-size-asian="12pt" style:font-size-complex="12pt" fo:language="en" fo:country="US"/>
    </style:style>
    <style:style style:name="T869" style:parent-style-name="pre" style:family="text">
      <style:text-properties style:font-name="Times New Roman" style:font-name-complex="Times New Roman" fo:font-size="12pt" style:font-size-asian="12pt" style:font-size-complex="12pt" fo:language="en" fo:country="US"/>
    </style:style>
    <style:style style:name="T870" style:parent-style-name="DefaultParagraphFont" style:family="text">
      <style:text-properties style:font-name="Times New Roman" style:font-name-complex="Times New Roman" fo:font-size="12pt" style:font-size-asian="12pt" style:font-size-complex="12pt" fo:language="en" fo:country="US"/>
    </style:style>
    <style:style style:name="P871" style:parent-style-name="Normal" style:family="paragraph">
      <style:paragraph-properties fo:margin-bottom="0in" fo:line-height="100%"/>
    </style:style>
    <style:style style:name="T87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87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87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875" style:parent-style-name="DefaultParagraphFont" style:family="text">
      <style:text-properties style:font-name="Times New Roman" style:font-name-complex="Times New Roman" fo:font-size="12pt" style:font-size-asian="12pt" style:font-size-complex="12pt" fo:language="en" fo:country="US"/>
    </style:style>
    <style:style style:name="T87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877" style:parent-style-name="Normal" style:family="paragraph">
      <style:paragraph-properties fo:margin-bottom="0in" fo:line-height="100%" fo:margin-left="0.5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P878" style:parent-style-name="Function" style:family="paragraph">
      <style:text-properties fo:font-weight="bold" style:font-weight-asian="bold"/>
    </style:style>
    <style:style style:name="T879" style:parent-style-name="DefaultParagraphFont" style:family="text">
      <style:text-properties fo:font-weight="bold" style:font-weight-asian="bold"/>
    </style:style>
    <style:style style:name="P880" style:parent-style-name="Normal" style:family="paragraph">
      <style:paragraph-properties fo:margin-top="0.0694in" fo:margin-bottom="0.0694in" fo:line-height="100%" fo:margin-left="0.5in">
        <style:tab-stops/>
      </style:paragraph-properties>
    </style:style>
    <style:style style:name="T881" style:parent-style-name="DefaultParagraphFont" style:family="text">
      <style:text-properties style:font-name="Times New Roman" style:font-name-complex="Times New Roman" fo:font-size="12pt" style:font-size-asian="12pt" style:font-size-complex="12pt" fo:language="en" fo:country="US"/>
    </style:style>
    <style:style style:name="P882"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883" style:parent-style-name="Normal" style:family="paragraph">
      <style:paragraph-properties fo:margin-bottom="0.0694in" fo:line-height="100%" fo:margin-left="0.7479in" fo:text-indent="-0.2479in">
        <style:tab-stops>
          <style:tab-stop style:type="left" style:position="0.002in"/>
        </style:tab-stops>
      </style:paragraph-properties>
    </style:style>
    <style:style style:name="T8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88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88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88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888" style:parent-style-name="Normal" style:family="paragraph">
      <style:paragraph-properties fo:margin-top="0.0694in" fo:margin-bottom="0.0694in" fo:line-height="100%"/>
    </style:style>
    <style:style style:name="T88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89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8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89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893" style:parent-style-name="Normal" style:family="paragraph">
      <style:paragraph-properties fo:margin-top="0.0694in" fo:margin-bottom="0.0694in" fo:line-height="100%"/>
    </style:style>
    <style:style style:name="T89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89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896"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89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898"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89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00"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90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902" style:parent-style-name="Normal" style:family="paragraph">
      <style:paragraph-properties fo:margin-top="0.0694in" fo:margin-bottom="0.0694in" fo:line-height="100%"/>
    </style:style>
    <style:style style:name="T90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90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905" style:parent-style-name="Normal" style:family="paragraph">
      <style:paragraph-properties fo:margin-top="0.0694in" fo:margin-bottom="0.0694in" fo:line-height="100%"/>
    </style:style>
    <style:style style:name="T90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90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90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10"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91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912"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ableColumn914" style:family="table-column">
      <style:table-column-properties style:column-width="0.3333in"/>
    </style:style>
    <style:style style:name="TableColumn915" style:family="table-column">
      <style:table-column-properties style:column-width="0.3333in"/>
    </style:style>
    <style:style style:name="Table913" style:family="table">
      <style:table-properties style:width="0.6666in" fo:margin-left="0.5in" table:align="left"/>
    </style:style>
    <style:style style:name="TableRow916" style:family="table-row">
      <style:table-row-properties/>
    </style:style>
    <style:style style:name="TableCell917" style:family="table-cell">
      <style:table-cell-properties fo:border="none" style:writing-mode="lr-tb" style:vertical-align="middle" fo:padding-top="0.0104in" fo:padding-left="0.0104in" fo:padding-bottom="0.0104in" fo:padding-right="0.0104in"/>
    </style:style>
    <style:style style:name="P918" style:parent-style-name="Normal" style:family="paragraph">
      <style:paragraph-properties fo:margin-bottom="0in" fo:line-height="100%"/>
    </style:style>
    <style:style style:name="T919"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920" style:family="table-cell">
      <style:table-cell-properties fo:border="none" style:writing-mode="lr-tb" style:vertical-align="middle" fo:padding-top="0.0104in" fo:padding-left="0.0104in" fo:padding-bottom="0.0104in" fo:padding-right="0.0104in"/>
    </style:style>
    <style:style style:name="P92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922" style:family="table-row">
      <style:table-row-properties/>
    </style:style>
    <style:style style:name="TableCell923" style:family="table-cell">
      <style:table-cell-properties fo:border="none" style:writing-mode="lr-tb" style:vertical-align="middle" fo:padding-top="0.0104in" fo:padding-left="0.0104in" fo:padding-bottom="0.0104in" fo:padding-right="0.0104in"/>
    </style:style>
    <style:style style:name="P924" style:parent-style-name="Normal" style:family="paragraph">
      <style:paragraph-properties fo:margin-bottom="0in" fo:line-height="100%"/>
    </style:style>
    <style:style style:name="T925"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926" style:family="table-cell">
      <style:table-cell-properties fo:border="none" style:writing-mode="lr-tb" style:vertical-align="middle" fo:padding-top="0.0104in" fo:padding-left="0.0104in" fo:padding-bottom="0.0104in" fo:padding-right="0.0104in"/>
    </style:style>
    <style:style style:name="P92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928" style:family="table-row">
      <style:table-row-properties/>
    </style:style>
    <style:style style:name="TableCell929" style:family="table-cell">
      <style:table-cell-properties fo:border="none" style:writing-mode="lr-tb" style:vertical-align="middle" fo:padding-top="0.0104in" fo:padding-left="0.0104in" fo:padding-bottom="0.0104in" fo:padding-right="0.0104in"/>
    </style:style>
    <style:style style:name="P930" style:parent-style-name="Normal" style:family="paragraph">
      <style:paragraph-properties fo:margin-bottom="0in" fo:line-height="100%"/>
    </style:style>
    <style:style style:name="T931"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932" style:family="table-cell">
      <style:table-cell-properties fo:border="none" style:writing-mode="lr-tb" style:vertical-align="middle" fo:padding-top="0.0104in" fo:padding-left="0.0104in" fo:padding-bottom="0.0104in" fo:padding-right="0.0104in"/>
    </style:style>
    <style:style style:name="P93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934" style:family="table-row">
      <style:table-row-properties/>
    </style:style>
    <style:style style:name="TableCell935" style:family="table-cell">
      <style:table-cell-properties fo:border="none" style:writing-mode="lr-tb" style:vertical-align="middle" fo:padding-top="0.0104in" fo:padding-left="0.0104in" fo:padding-bottom="0.0104in" fo:padding-right="0.0104in"/>
    </style:style>
    <style:style style:name="P936" style:parent-style-name="Normal" style:family="paragraph">
      <style:paragraph-properties fo:margin-bottom="0in" fo:line-height="100%"/>
    </style:style>
    <style:style style:name="T937"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938" style:family="table-cell">
      <style:table-cell-properties fo:border="none" style:writing-mode="lr-tb" style:vertical-align="middle" fo:padding-top="0.0104in" fo:padding-left="0.0104in" fo:padding-bottom="0.0104in" fo:padding-right="0.0104in"/>
    </style:style>
    <style:style style:name="P93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940" style:family="table-row">
      <style:table-row-properties/>
    </style:style>
    <style:style style:name="TableCell941" style:family="table-cell">
      <style:table-cell-properties fo:border="none" style:writing-mode="lr-tb" style:vertical-align="middle" fo:padding-top="0.0104in" fo:padding-left="0.0104in" fo:padding-bottom="0.0104in" fo:padding-right="0.0104in"/>
    </style:style>
    <style:style style:name="P942" style:parent-style-name="Normal" style:family="paragraph">
      <style:paragraph-properties fo:margin-bottom="0in" fo:line-height="100%"/>
    </style:style>
    <style:style style:name="T943"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944" style:family="table-cell">
      <style:table-cell-properties fo:border="none" style:writing-mode="lr-tb" style:vertical-align="middle" fo:padding-top="0.0104in" fo:padding-left="0.0104in" fo:padding-bottom="0.0104in" fo:padding-right="0.0104in"/>
    </style:style>
    <style:style style:name="P94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946" style:family="table-row">
      <style:table-row-properties/>
    </style:style>
    <style:style style:name="TableCell947" style:family="table-cell">
      <style:table-cell-properties fo:border="none" style:writing-mode="lr-tb" style:vertical-align="middle" fo:padding-top="0.0104in" fo:padding-left="0.0104in" fo:padding-bottom="0.0104in" fo:padding-right="0.0104in"/>
    </style:style>
    <style:style style:name="P948" style:parent-style-name="Normal" style:family="paragraph">
      <style:paragraph-properties fo:margin-bottom="0in" fo:line-height="100%"/>
    </style:style>
    <style:style style:name="T949"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950" style:family="table-cell">
      <style:table-cell-properties fo:border="none" style:writing-mode="lr-tb" style:vertical-align="middle" fo:padding-top="0.0104in" fo:padding-left="0.0104in" fo:padding-bottom="0.0104in" fo:padding-right="0.0104in"/>
    </style:style>
    <style:style style:name="P95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952" style:family="table-row">
      <style:table-row-properties/>
    </style:style>
    <style:style style:name="TableCell953" style:family="table-cell">
      <style:table-cell-properties fo:border="none" style:writing-mode="lr-tb" style:vertical-align="middle" fo:padding-top="0.0104in" fo:padding-left="0.0104in" fo:padding-bottom="0.0104in" fo:padding-right="0.0104in"/>
    </style:style>
    <style:style style:name="P954" style:parent-style-name="Normal" style:family="paragraph">
      <style:paragraph-properties fo:margin-bottom="0in" fo:line-height="100%"/>
    </style:style>
    <style:style style:name="T955"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956" style:family="table-cell">
      <style:table-cell-properties fo:border="none" style:writing-mode="lr-tb" style:vertical-align="middle" fo:padding-top="0.0104in" fo:padding-left="0.0104in" fo:padding-bottom="0.0104in" fo:padding-right="0.0104in"/>
    </style:style>
    <style:style style:name="P9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958" style:family="table-row">
      <style:table-row-properties/>
    </style:style>
    <style:style style:name="TableCell959" style:family="table-cell">
      <style:table-cell-properties fo:border="none" style:writing-mode="lr-tb" style:vertical-align="middle" fo:padding-top="0.0104in" fo:padding-left="0.0104in" fo:padding-bottom="0.0104in" fo:padding-right="0.0104in"/>
    </style:style>
    <style:style style:name="P960" style:parent-style-name="Normal" style:family="paragraph">
      <style:paragraph-properties fo:margin-bottom="0in" fo:line-height="100%"/>
    </style:style>
    <style:style style:name="T961"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962" style:family="table-cell">
      <style:table-cell-properties fo:border="none" style:writing-mode="lr-tb" style:vertical-align="middle" fo:padding-top="0.0104in" fo:padding-left="0.0104in" fo:padding-bottom="0.0104in" fo:padding-right="0.0104in"/>
    </style:style>
    <style:style style:name="P9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964" style:parent-style-name="Normal" style:family="paragraph">
      <style:paragraph-properties fo:margin-bottom="0in" fo:line-height="100%" fo:margin-left="0.5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T965" style:parent-style-name="DefaultParagraphFont" style:family="text">
      <style:text-properties fo:font-weight="bold" style:font-weight-asian="bold" fo:language="fr" fo:country="FR"/>
    </style:style>
    <style:style style:name="T966" style:parent-style-name="DefaultParagraphFont" style:family="text">
      <style:text-properties fo:language="fr" fo:country="FR"/>
    </style:style>
    <style:style style:name="T967" style:parent-style-name="DefaultParagraphFont" style:family="text">
      <style:text-properties fo:font-weight="bold" style:font-weight-asian="bold"/>
    </style:style>
    <style:style style:name="P968"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969"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970"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7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97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7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97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7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7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7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97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7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98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8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98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98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8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98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98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98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8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98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9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99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99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9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99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99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996" style:parent-style-name="Normal" style:family="paragraph">
      <style:paragraph-properties fo:margin-bottom="0in" fo:line-height="100%" fo:margin-left="0.7479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997" style:parent-style-name="Normal" style:family="paragraph">
      <style:paragraph-properties fo:margin-bottom="0in" fo:line-height="100%" fo:margin-left="0.7479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998" style:parent-style-name="Normal" style:family="paragraph">
      <style:paragraph-properties fo:margin-bottom="0in" fo:line-height="100%" fo:margin-left="0.7479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999" style:parent-style-name="Normal" style:family="paragraph">
      <style:paragraph-properties fo:margin-bottom="0in" fo:line-height="100%" fo:margin-left="0.7479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00"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001"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02"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00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0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0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06" style:parent-style-name="Normal" style:family="paragraph">
      <style:paragraph-properties fo:margin-bottom="0in" fo:line-height="100%" fo:margin-left="0.5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T1007" style:parent-style-name="DefaultParagraphFont" style:family="text">
      <style:text-properties fo:font-weight="bold" style:font-weight-asian="bold"/>
    </style:style>
    <style:style style:name="T1008" style:parent-style-name="DefaultParagraphFont" style:family="text">
      <style:text-properties fo:font-weight="bold" style:font-weight-asian="bold"/>
    </style:style>
    <style:style style:name="P1009"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10"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011"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1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01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1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01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1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1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1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1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2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02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02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2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02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2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2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2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02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3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03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3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33"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3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03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3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03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3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3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4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04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4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04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4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04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4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4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4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04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5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05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05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53"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05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5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05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5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5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06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6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62"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063"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64"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06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6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6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68" style:parent-style-name="DefaultParagraphFont" style:family="text">
      <style:text-properties fo:font-weight="bold" style:font-weight-asian="bold"/>
    </style:style>
    <style:style style:name="T1069" style:parent-style-name="DefaultParagraphFont" style:family="text">
      <style:text-properties fo:font-weight="bold" style:font-weight-asian="bold"/>
    </style:style>
    <style:style style:name="P1070"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71"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72"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073"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7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07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7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07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7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7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8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8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8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8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08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08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8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language="en" fo:country="US" style:language-asian="fr" style:country-asian="FR"/>
    </style:style>
    <style:style style:name="T108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8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8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090" style:parent-style-name="Function" style:family="paragraph">
      <style:paragraph-properties fo:margin-left="0.4916in">
        <style:tab-stops/>
      </style:paragraph-properties>
      <style:text-properties fo:font-weight="bold" style:font-weight-asian="bold"/>
    </style:style>
    <style:style style:name="T1091" style:parent-style-name="DefaultParagraphFont" style:family="text">
      <style:text-properties fo:font-weight="bold" style:font-weight-asian="bold"/>
    </style:style>
    <style:style style:name="T1092" style:parent-style-name="DefaultParagraphFont" style:family="text">
      <style:text-properties fo:font-weight="bold" style:font-weight-asian="bold"/>
    </style:style>
    <style:style style:name="T1093" style:parent-style-name="DefaultParagraphFont" style:family="text">
      <style:text-properties fo:font-weight="bold" style:font-weight-asian="bold"/>
    </style:style>
    <style:style style:name="T1094" style:parent-style-name="DefaultParagraphFont" style:family="text">
      <style:text-properties fo:font-weight="bold" style:font-weight-asian="bold"/>
    </style:style>
    <style:style style:name="T1095" style:parent-style-name="DefaultParagraphFont" style:family="text">
      <style:text-properties fo:font-weight="bold" style:font-weight-asian="bold"/>
    </style:style>
    <style:style style:name="T1096" style:parent-style-name="DefaultParagraphFont" style:family="text">
      <style:text-properties fo:font-weight="bold" style:font-weight-asian="bold"/>
    </style:style>
    <style:style style:name="T1097" style:parent-style-name="DefaultParagraphFont" style:family="text">
      <style:text-properties fo:font-weight="bold" style:font-weight-asian="bold"/>
    </style:style>
    <style:style style:name="T1098" style:parent-style-name="DefaultParagraphFont" style:family="text">
      <style:text-properties fo:font-weight="bold" style:font-weight-asian="bold"/>
    </style:style>
    <style:style style:name="T1099" style:parent-style-name="DefaultParagraphFont" style:family="text">
      <style:text-properties fo:font-weight="bold" style:font-weight-asian="bold"/>
    </style:style>
    <style:style style:name="P1100"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ableColumn1102" style:family="table-column">
      <style:table-column-properties style:column-width="1.6736in"/>
    </style:style>
    <style:style style:name="TableColumn1103" style:family="table-column">
      <style:table-column-properties style:column-width="5.4138in"/>
    </style:style>
    <style:style style:name="Table1101" style:family="table">
      <style:table-properties style:width="7.0875in" fo:margin-left="0in" table:align="left"/>
    </style:style>
    <style:style style:name="TableRow1104" style:family="table-row">
      <style:table-row-properties/>
    </style:style>
    <style:style style:name="TableCell1105" style:family="table-cell">
      <style:table-cell-properties fo:border="none" style:writing-mode="lr-tb" style:vertical-align="middle" fo:padding-top="0.0104in" fo:padding-left="0.0104in" fo:padding-bottom="0.0104in" fo:padding-right="0.0104in"/>
    </style:style>
    <style:style style:name="P1106" style:parent-style-name="Normal" style:family="paragraph">
      <style:paragraph-properties fo:margin-bottom="0in" fo:line-height="100%"/>
    </style:style>
    <style:style style:name="T1107"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108" style:family="table-cell">
      <style:table-cell-properties fo:border="none" style:writing-mode="lr-tb" style:vertical-align="middle" fo:padding-top="0.0104in" fo:padding-left="0.0104in" fo:padding-bottom="0.0104in" fo:padding-right="0.0104in"/>
    </style:style>
    <style:style style:name="P110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1110" style:family="table-row">
      <style:table-row-properties/>
    </style:style>
    <style:style style:name="TableCell1111" style:family="table-cell">
      <style:table-cell-properties fo:border="none" style:writing-mode="lr-tb" style:vertical-align="middle" fo:padding-top="0.0104in" fo:padding-left="0.0104in" fo:padding-bottom="0.0104in" fo:padding-right="0.0104in"/>
    </style:style>
    <style:style style:name="P1112" style:parent-style-name="Normal" style:family="paragraph">
      <style:paragraph-properties fo:margin-bottom="0in" fo:line-height="100%"/>
    </style:style>
    <style:style style:name="T1113"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114" style:family="table-cell">
      <style:table-cell-properties fo:border="none" style:writing-mode="lr-tb" style:vertical-align="middle" fo:padding-top="0.0104in" fo:padding-left="0.0104in" fo:padding-bottom="0.0104in" fo:padding-right="0.0104in"/>
    </style:style>
    <style:style style:name="P111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ableRow1116" style:family="table-row">
      <style:table-row-properties/>
    </style:style>
    <style:style style:name="TableCell1117" style:family="table-cell">
      <style:table-cell-properties fo:border="none" style:writing-mode="lr-tb" style:vertical-align="middle" fo:padding-top="0.0104in" fo:padding-left="0.0104in" fo:padding-bottom="0.0104in" fo:padding-right="0.0104in"/>
    </style:style>
    <style:style style:name="P1118" style:parent-style-name="Normal" style:family="paragraph">
      <style:paragraph-properties fo:margin-bottom="0in" fo:line-height="100%"/>
    </style:style>
    <style:style style:name="T1119"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120" style:family="table-cell">
      <style:table-cell-properties fo:border="none" style:writing-mode="lr-tb" style:vertical-align="middle" fo:padding-top="0.0104in" fo:padding-left="0.0104in" fo:padding-bottom="0.0104in" fo:padding-right="0.0104in"/>
    </style:style>
    <style:style style:name="P112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ableRow1122" style:family="table-row">
      <style:table-row-properties/>
    </style:style>
    <style:style style:name="TableCell1123" style:family="table-cell">
      <style:table-cell-properties fo:border="none" style:writing-mode="lr-tb" style:vertical-align="middle" fo:padding-top="0.0104in" fo:padding-left="0.0104in" fo:padding-bottom="0.0104in" fo:padding-right="0.0104in"/>
    </style:style>
    <style:style style:name="P1124" style:parent-style-name="Normal" style:family="paragraph">
      <style:paragraph-properties fo:margin-bottom="0in" fo:line-height="100%"/>
    </style:style>
    <style:style style:name="T1125"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126" style:family="table-cell">
      <style:table-cell-properties fo:border="none" style:writing-mode="lr-tb" style:vertical-align="middle" fo:padding-top="0.0104in" fo:padding-left="0.0104in" fo:padding-bottom="0.0104in" fo:padding-right="0.0104in"/>
    </style:style>
    <style:style style:name="P112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ableRow1128" style:family="table-row">
      <style:table-row-properties/>
    </style:style>
    <style:style style:name="TableCell1129" style:family="table-cell">
      <style:table-cell-properties fo:border="none" style:writing-mode="lr-tb" style:vertical-align="middle" fo:padding-top="0.0104in" fo:padding-left="0.0104in" fo:padding-bottom="0.0104in" fo:padding-right="0.0104in"/>
    </style:style>
    <style:style style:name="P1130" style:parent-style-name="Normal" style:family="paragraph">
      <style:paragraph-properties fo:margin-bottom="0in" fo:line-height="100%"/>
    </style:style>
    <style:style style:name="T113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132"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133" style:family="table-cell">
      <style:table-cell-properties fo:border="none" style:writing-mode="lr-tb" style:vertical-align="middle" fo:padding-top="0.0104in" fo:padding-left="0.0104in" fo:padding-bottom="0.0104in" fo:padding-right="0.0104in"/>
    </style:style>
    <style:style style:name="P113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ableRow1135" style:family="table-row">
      <style:table-row-properties/>
    </style:style>
    <style:style style:name="TableCell1136" style:family="table-cell">
      <style:table-cell-properties fo:border="none" style:writing-mode="lr-tb" style:vertical-align="middle" fo:padding-top="0.0104in" fo:padding-left="0.0104in" fo:padding-bottom="0.0104in" fo:padding-right="0.0104in"/>
    </style:style>
    <style:style style:name="P1137" style:parent-style-name="Normal" style:family="paragraph">
      <style:paragraph-properties fo:margin-bottom="0in" fo:line-height="100%"/>
    </style:style>
    <style:style style:name="T1138"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139" style:family="table-cell">
      <style:table-cell-properties fo:border="none" style:writing-mode="lr-tb" style:vertical-align="middle" fo:padding-top="0.0104in" fo:padding-left="0.0104in" fo:padding-bottom="0.0104in" fo:padding-right="0.0104in"/>
    </style:style>
    <style:style style:name="P114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ableRow1141" style:family="table-row">
      <style:table-row-properties/>
    </style:style>
    <style:style style:name="TableCell1142" style:family="table-cell">
      <style:table-cell-properties fo:border="none" style:writing-mode="lr-tb" style:vertical-align="middle" fo:padding-top="0.0104in" fo:padding-left="0.0104in" fo:padding-bottom="0.0104in" fo:padding-right="0.0104in"/>
    </style:style>
    <style:style style:name="P1143" style:parent-style-name="Normal" style:family="paragraph">
      <style:paragraph-properties fo:margin-bottom="0in" fo:line-height="100%"/>
    </style:style>
    <style:style style:name="T1144"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145" style:family="table-cell">
      <style:table-cell-properties fo:border="none" style:writing-mode="lr-tb" style:vertical-align="middle" fo:padding-top="0.0104in" fo:padding-left="0.0104in" fo:padding-bottom="0.0104in" fo:padding-right="0.0104in"/>
    </style:style>
    <style:style style:name="P114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147"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14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14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150"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151"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152"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15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5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155"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15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157"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15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59"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16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6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162"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63" style:parent-style-name="DefaultParagraphFont" style:family="text">
      <style:text-properties fo:font-weight="bold" style:font-weight-asian="bold" fo:language="fr" fo:country="FR"/>
    </style:style>
    <style:style style:name="T1164" style:parent-style-name="DefaultParagraphFont" style:family="text">
      <style:text-properties fo:font-weight="bold" style:font-weight-asian="bold" fo:language="fr" fo:country="FR"/>
    </style:style>
    <style:style style:name="T1165" style:parent-style-name="DefaultParagraphFont" style:family="text">
      <style:text-properties style:font-name="Times New Roman" fo:language="fr" fo:country="FR"/>
    </style:style>
    <style:style style:name="T1166" style:parent-style-name="DefaultParagraphFont" style:family="text">
      <style:text-properties style:font-name="Times New Roman" fo:language="fr" fo:country="FR"/>
    </style:style>
    <style:style style:name="T1167" style:parent-style-name="DefaultParagraphFont" style:family="text">
      <style:text-properties fo:font-weight="bold" style:font-weight-asian="bold" fo:language="fr" fo:country="FR"/>
    </style:style>
    <style:style style:name="T1168" style:parent-style-name="DefaultParagraphFont" style:family="text">
      <style:text-properties fo:font-weight="bold" style:font-weight-asian="bold" fo:language="fr" fo:country="FR"/>
    </style:style>
    <style:style style:name="T1169" style:parent-style-name="DefaultParagraphFont" style:family="text">
      <style:text-properties style:font-name="Times New Roman" fo:language="fr" fo:country="FR"/>
    </style:style>
    <style:style style:name="T1170" style:parent-style-name="DefaultParagraphFont" style:family="text">
      <style:text-properties style:font-name="Times New Roman" fo:language="fr" fo:country="FR"/>
    </style:style>
    <style:style style:name="T1171" style:parent-style-name="DefaultParagraphFont" style:family="text">
      <style:text-properties fo:font-weight="bold" style:font-weight-asian="bold"/>
    </style:style>
    <style:style style:name="T1172" style:parent-style-name="DefaultParagraphFont" style:family="text">
      <style:text-properties fo:font-weight="bold" style:font-weight-asian="bold"/>
    </style:style>
    <style:style style:name="T1173" style:parent-style-name="DefaultParagraphFont" style:family="text">
      <style:text-properties fo:font-weight="bold" style:font-weight-asian="bold"/>
    </style:style>
    <style:style style:name="T1174" style:parent-style-name="DefaultParagraphFont" style:family="text">
      <style:text-properties fo:font-weight="bold" style:font-weight-asian="bold"/>
    </style:style>
    <style:style style:name="T1175" style:parent-style-name="DefaultParagraphFont" style:family="text">
      <style:text-properties fo:font-weight="bold" style:font-weight-asian="bold"/>
    </style:style>
    <style:style style:name="T1176" style:parent-style-name="DefaultParagraphFont" style:family="text">
      <style:text-properties fo:font-weight="bold" style:font-weight-asian="bold"/>
    </style:style>
    <style:style style:name="P1177" style:parent-style-name="Normal" style:family="paragraph">
      <style:paragraph-properties fo:margin-top="0.0694in" fo:margin-bottom="0.0694in" fo:line-height="100%" fo:margin-left="0.5in">
        <style:tab-stops/>
      </style:paragraph-properties>
    </style:style>
    <style:style style:name="T117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7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8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81"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118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ableColumn1184" style:family="table-column">
      <style:table-column-properties style:column-width="1.6736in"/>
    </style:style>
    <style:style style:name="TableColumn1185" style:family="table-column">
      <style:table-column-properties style:column-width="5.4138in"/>
    </style:style>
    <style:style style:name="Table1183" style:family="table">
      <style:table-properties style:width="7.0875in" fo:margin-left="0in" table:align="left"/>
    </style:style>
    <style:style style:name="TableRow1186" style:family="table-row">
      <style:table-row-properties/>
    </style:style>
    <style:style style:name="TableCell1187" style:family="table-cell">
      <style:table-cell-properties fo:border="none" style:writing-mode="lr-tb" style:vertical-align="middle" fo:padding-top="0.0104in" fo:padding-left="0.0104in" fo:padding-bottom="0.0104in" fo:padding-right="0.0104in"/>
    </style:style>
    <style:style style:name="P1188" style:parent-style-name="Normal" style:family="paragraph">
      <style:paragraph-properties fo:margin-bottom="0in" fo:line-height="100%"/>
    </style:style>
    <style:style style:name="T1189"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190" style:family="table-cell">
      <style:table-cell-properties fo:border="none" style:writing-mode="lr-tb" style:vertical-align="middle" fo:padding-top="0.0104in" fo:padding-left="0.0104in" fo:padding-bottom="0.0104in" fo:padding-right="0.0104in"/>
    </style:style>
    <style:style style:name="P119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ableRow1192" style:family="table-row">
      <style:table-row-properties/>
    </style:style>
    <style:style style:name="TableCell1193" style:family="table-cell">
      <style:table-cell-properties fo:border="none" style:writing-mode="lr-tb" style:vertical-align="middle" fo:padding-top="0.0104in" fo:padding-left="0.0104in" fo:padding-bottom="0.0104in" fo:padding-right="0.0104in"/>
    </style:style>
    <style:style style:name="P1194" style:parent-style-name="Normal" style:family="paragraph">
      <style:paragraph-properties fo:margin-bottom="0in" fo:line-height="100%"/>
    </style:style>
    <style:style style:name="T1195"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196" style:family="table-cell">
      <style:table-cell-properties fo:border="none" style:writing-mode="lr-tb" style:vertical-align="middle" fo:padding-top="0.0104in" fo:padding-left="0.0104in" fo:padding-bottom="0.0104in" fo:padding-right="0.0104in"/>
    </style:style>
    <style:style style:name="P119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ableRow1198" style:family="table-row">
      <style:table-row-properties/>
    </style:style>
    <style:style style:name="TableCell1199" style:family="table-cell">
      <style:table-cell-properties fo:border="none" style:writing-mode="lr-tb" style:vertical-align="middle" fo:padding-top="0.0104in" fo:padding-left="0.0104in" fo:padding-bottom="0.0104in" fo:padding-right="0.0104in"/>
    </style:style>
    <style:style style:name="P1200" style:parent-style-name="Normal" style:family="paragraph">
      <style:paragraph-properties fo:margin-bottom="0in" fo:line-height="100%"/>
    </style:style>
    <style:style style:name="T1201"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202" style:family="table-cell">
      <style:table-cell-properties fo:border="none" style:writing-mode="lr-tb" style:vertical-align="middle" fo:padding-top="0.0104in" fo:padding-left="0.0104in" fo:padding-bottom="0.0104in" fo:padding-right="0.0104in"/>
    </style:style>
    <style:style style:name="P120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1204" style:family="table-row">
      <style:table-row-properties/>
    </style:style>
    <style:style style:name="TableCell1205" style:family="table-cell">
      <style:table-cell-properties fo:border="none" style:writing-mode="lr-tb" style:vertical-align="middle" fo:padding-top="0.0104in" fo:padding-left="0.0104in" fo:padding-bottom="0.0104in" fo:padding-right="0.0104in"/>
    </style:style>
    <style:style style:name="P1206" style:parent-style-name="Normal" style:family="paragraph">
      <style:paragraph-properties fo:margin-bottom="0in" fo:line-height="100%"/>
    </style:style>
    <style:style style:name="T1207"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208" style:family="table-cell">
      <style:table-cell-properties fo:border="none" style:writing-mode="lr-tb" style:vertical-align="middle" fo:padding-top="0.0104in" fo:padding-left="0.0104in" fo:padding-bottom="0.0104in" fo:padding-right="0.0104in"/>
    </style:style>
    <style:style style:name="P120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1210" style:family="table-row">
      <style:table-row-properties/>
    </style:style>
    <style:style style:name="TableCell1211" style:family="table-cell">
      <style:table-cell-properties fo:border="none" style:writing-mode="lr-tb" style:vertical-align="middle" fo:padding-top="0.0104in" fo:padding-left="0.0104in" fo:padding-bottom="0.0104in" fo:padding-right="0.0104in"/>
    </style:style>
    <style:style style:name="P1212" style:parent-style-name="Normal" style:family="paragraph">
      <style:paragraph-properties fo:margin-bottom="0in" fo:line-height="100%"/>
    </style:style>
    <style:style style:name="T1213"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214" style:family="table-cell">
      <style:table-cell-properties fo:border="none" style:writing-mode="lr-tb" style:vertical-align="middle" fo:padding-top="0.0104in" fo:padding-left="0.0104in" fo:padding-bottom="0.0104in" fo:padding-right="0.0104in"/>
    </style:style>
    <style:style style:name="P121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ableRow1216" style:family="table-row">
      <style:table-row-properties/>
    </style:style>
    <style:style style:name="TableCell1217" style:family="table-cell">
      <style:table-cell-properties fo:border="none" style:writing-mode="lr-tb" style:vertical-align="middle" fo:padding-top="0.0104in" fo:padding-left="0.0104in" fo:padding-bottom="0.0104in" fo:padding-right="0.0104in"/>
    </style:style>
    <style:style style:name="P1218" style:parent-style-name="Normal" style:family="paragraph">
      <style:paragraph-properties fo:margin-bottom="0in" fo:line-height="100%"/>
    </style:style>
    <style:style style:name="T121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220" style:parent-style-name="DefaultParagraphFont" style:family="text">
      <style:text-properties style:font-name="Courier New" style:font-name-asian="Times New Roman" style:font-name-complex="Courier New" fo:font-size="10pt" style:font-size-asian="10pt" style:font-size-complex="10pt" style:language-asian="fr" style:country-asian="FR"/>
    </style:style>
    <style:style style:name="TableCell1221" style:family="table-cell">
      <style:table-cell-properties fo:border="none" style:writing-mode="lr-tb" style:vertical-align="middle" fo:padding-top="0.0104in" fo:padding-left="0.0104in" fo:padding-bottom="0.0104in" fo:padding-right="0.0104in"/>
    </style:style>
    <style:style style:name="P122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223"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224"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22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226"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227"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228"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22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3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231"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23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233"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23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35"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23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3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238" style:parent-style-name="ListParagraph" style:family="paragraph">
      <style:paragraph-properties fo:margin-bottom="0.0694in" fo:line-height="100%" fo:margin-left="0.7402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39" style:parent-style-name="DefaultParagraphFont" style:family="text">
      <style:text-properties fo:font-weight="bold" style:font-weight-asian="bold"/>
    </style:style>
    <style:style style:name="T1240" style:parent-style-name="DefaultParagraphFont" style:family="text">
      <style:text-properties fo:font-weight="bold" style:font-weight-asian="bold"/>
    </style:style>
    <style:style style:name="T1241" style:parent-style-name="DefaultParagraphFont" style:family="text">
      <style:text-properties style:font-name="Times New Roman"/>
    </style:style>
    <style:style style:name="T1242" style:parent-style-name="DefaultParagraphFont" style:family="text">
      <style:text-properties fo:font-weight="bold" style:font-weight-asian="bold"/>
    </style:style>
    <style:style style:name="P1243"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244"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24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24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24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4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124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50"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P1251" style:parent-style-name="Normal" style:family="paragraph">
      <style:paragraph-properties fo:margin-bottom="0in" fo:line-height="100%" fo:margin-left="0.7479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252"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253"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254" style:parent-style-name="DefaultParagraphFont" style:family="text">
      <style:text-properties style:font-name="Courier New" style:font-name-asian="Times New Roman" style:font-name-complex="Courier New" fo:font-size="10pt" style:font-size-asian="10pt" style:font-size-complex="12pt" fo:language="en" fo:country="US" style:language-asian="fr" style:country-asian="FR"/>
    </style:style>
    <style:style style:name="T1255" style:parent-style-name="DefaultParagraphFont" style:family="text">
      <style:text-properties style:font-name="Times New Roman" style:font-name-asian="Times New Roman" style:font-name-complex="Times New Roman" fo:font-size="10pt" style:font-size-asian="10pt" style:font-size-complex="12pt" fo:language="en" fo:country="US" style:language-asian="fr" style:country-asian="FR"/>
    </style:style>
    <style:style style:name="T125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5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258"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259"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260" style:parent-style-name="ListParagraph" style:family="paragraph">
      <style:paragraph-properties fo:margin-bottom="0in" fo:line-height="100%"/>
    </style:style>
    <style:style style:name="T126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26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63"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1264" style:parent-style-name="Normal" style:family="paragraph">
      <style:text-properties fo:language="en" fo:country="US" style:language-asian="fr" style:country-asian="FR"/>
    </style:style>
    <style:style style:name="T1265" style:parent-style-name="DefaultParagraphFont" style:family="text">
      <style:text-properties fo:font-weight="bold" style:font-weight-asian="bold"/>
    </style:style>
    <style:style style:name="T1266" style:parent-style-name="DefaultParagraphFont" style:family="text">
      <style:text-properties fo:font-weight="bold" style:font-weight-asian="bold"/>
    </style:style>
    <style:style style:name="P1267"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ableColumn1269" style:family="table-column">
      <style:table-column-properties style:column-width="0.3333in"/>
    </style:style>
    <style:style style:name="TableColumn1270" style:family="table-column">
      <style:table-column-properties style:column-width="0.3333in"/>
    </style:style>
    <style:style style:name="Table1268" style:family="table">
      <style:table-properties style:width="0.6666in" fo:margin-left="0.5in" table:align="left"/>
    </style:style>
    <style:style style:name="TableRow1271" style:family="table-row">
      <style:table-row-properties/>
    </style:style>
    <style:style style:name="TableCell1272" style:family="table-cell">
      <style:table-cell-properties fo:border="none" style:writing-mode="lr-tb" style:vertical-align="middle" fo:padding-top="0.0104in" fo:padding-left="0.0104in" fo:padding-bottom="0.0104in" fo:padding-right="0.0104in"/>
    </style:style>
    <style:style style:name="P1273"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ableCell1274" style:family="table-cell">
      <style:table-cell-properties fo:border="none" style:writing-mode="lr-tb" style:vertical-align="middle" fo:padding-top="0.0104in" fo:padding-left="0.0104in" fo:padding-bottom="0.0104in" fo:padding-right="0.0104in"/>
    </style:style>
    <style:style style:name="P1275" style:parent-style-name="Normal" style:family="paragraph">
      <style:paragraph-properties fo:margin-bottom="0in" fo:line-height="100%"/>
    </style:style>
    <style:style style:name="T12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27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7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127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280" style:parent-style-name="Normal" style:family="paragraph">
      <style:text-properties fo:language="en" fo:country="US" style:language-asian="fr" style:country-asian="FR"/>
    </style:style>
    <style:style style:name="T1281" style:parent-style-name="DefaultParagraphFont" style:family="text">
      <style:text-properties fo:font-weight="bold" style:font-weight-asian="bold"/>
    </style:style>
    <style:style style:name="T1282" style:parent-style-name="DefaultParagraphFont" style:family="text">
      <style:text-properties fo:font-weight="bold" style:font-weight-asian="bold"/>
    </style:style>
    <style:style style:name="T1283" style:parent-style-name="DefaultParagraphFont" style:family="text">
      <style:text-properties style:font-name="Times New Roman"/>
    </style:style>
    <style:style style:name="T1284" style:parent-style-name="DefaultParagraphFont" style:family="text">
      <style:text-properties fo:font-weight="bold" style:font-weight-asian="bold"/>
    </style:style>
    <style:style style:name="T1285" style:parent-style-name="DefaultParagraphFont" style:family="text">
      <style:text-properties fo:font-weight="bold" style:font-weight-asian="bold"/>
    </style:style>
    <style:style style:name="P1286"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287"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288" style:parent-style-name="ListParagraph" style:family="paragraph">
      <style:paragraph-properties fo:margin-bottom="0in" fo:line-height="100%"/>
    </style:style>
    <style:style style:name="T128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90"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129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292"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293" style:parent-style-name="Function" style:family="paragraph">
      <style:text-properties fo:font-weight="bold" style:font-weight-asian="bold"/>
    </style:style>
    <style:style style:name="P1294" style:parent-style-name="Normal" style:family="paragraph">
      <style:paragraph-properties fo:margin-top="0.0694in" fo:margin-bottom="0.0694in" fo:line-height="100%" fo:margin-left="0.5in">
        <style:tab-stops/>
      </style:paragraph-properties>
    </style:style>
    <style:style style:name="T129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96"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129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298" style:parent-style-name="DefaultParagraphFont" style:family="text">
      <style:text-properties style:font-name-complex="Courier New" fo:font-weight="bold" style:font-weight-asian="bold"/>
    </style:style>
    <style:style style:name="T1299" style:parent-style-name="DefaultParagraphFont" style:family="text">
      <style:text-properties style:font-name="Courier New" style:font-name-complex="Courier New" fo:font-size="10pt" style:font-size-asian="10pt" style:font-size-complex="10pt"/>
    </style:style>
    <style:style style:name="P1300"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301"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302"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303" style:parent-style-name="ListParagraph" style:family="paragraph">
      <style:paragraph-properties fo:margin-bottom="0in" fo:line-height="100%"/>
    </style:style>
    <style:style style:name="T130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30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3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130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308"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309" style:parent-style-name="ListParagraph" style:family="paragraph">
      <style:paragraph-properties fo:margin-bottom="0in" fo:line-height="100%"/>
    </style:style>
    <style:style style:name="T131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31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131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31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314"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31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316"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31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318"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31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320"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321" style:parent-style-name="ListParagraph" style:family="paragraph">
      <style:paragraph-properties fo:margin-bottom="0in" fo:line-height="100%"/>
    </style:style>
    <style:style style:name="T13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32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324"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1325" style:parent-style-name="ListParagraph" style:family="paragraph">
      <style:paragraph-properties fo:margin-bottom="0in" fo:line-height="100%" fo:margin-left="0.74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326"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office:automatic-styles>
  <office:body>
    <office:text text:use-soft-page-breaks="true">
      <text:h text:style-name="P1" text:outline-level="1">The<text:s/>PdfFileWriter<text:s/>Class</text:h>
      <text:p text:style-name="Function">class<text:s/><text:span text:style-name="T2">pypdf.</text:span><text:span text:style-name="T3">P</text:span><text:span text:style-name="T4">dfFileWriter</text:span><text:s/>(stream=None,<text:s/>pdf_as_source=None, debug=False)</text:p>
      <text:p text:style-name="P5">Initializes a<text:s/>read access object to a pdf file/stream<text:s/>object. This operation can take some time, as the PDF stream’s cross-reference tables are read into memory.</text:p>
      <text:p text:style-name="P6">Parameters :</text:p>
      <text:list text:style-name="LFO1" text:continue-numbering="true">
        <text:list-item>
          <text:p text:style-name="P7"><text:span text:style-name="T8">s</text:span><text:span text:style-name="T9">tream</text:span><text:span text:style-name="T10">(StreamIO,str,None)</text:span><text:span text:style-name="T11"><text:s/></text:span><text:span text:style-name="T12">– A File<text:s/></text:span><text:span text:style-name="T13">like-</text:span><text:span text:style-name="T14">object or<text:s/></text:span><text:span text:style-name="T15">path to the destination file, or None. If a string is provided, it will be used to create internally a stream</text:span><text:span text:style-name="T16"><text:s/>object</text:span><text:span text:style-name="T17">. The object</text:span><text:span text:style-name="T18"><text:s/>that supports the standard<text:s/></text:span><text:span text:style-name="T19">write and tell</text:span><text:span text:style-name="T20"><text:s/>methods similar to a File object.<text:s/></text:span><text:span text:style-name="T21">If None, the stream or path must be provided through tht write function.</text:span></text:p>
        </text:list-item>
        <text:list-item>
          <text:p text:style-name="P22"><text:span text:style-name="T23">pdf_as_s</text:span><text:span text:style-name="T24">ource</text:span><text:span text:style-name="T25"><text:s/>(</text:span><text:span text:style-name="T26">pdfFileReader</text:span><text:span text:style-name="T27">,str</text:span><text:span text:style-name="T28">) –<text:s/></text:span><text:span text:style-name="T29">Identifies a pdfFileReader object used to initialize the PdfFileWriter object. If a string is a provided a pdfFileReader will be internally built from it.</text:span></text:p>
        </text:list-item>
        <text:list-item>
          <text:p text:style-name="P30"><text:span text:style-name="T31">warndest</text:span><text:span text:style-name="T32"><text:s/>– Destination for logging warnings (defaults to<text:s/></text:span><text:span text:style-name="T33">sys.stderr</text:span><text:span text:style-name="T34">).</text:span></text:p>
        </text:list-item>
        <text:list-item>
          <text:p text:style-name="P35"><text:span text:style-name="T36">debug</text:span><text:span text:style-name="T37">(</text:span><text:span text:style-name="T38">bool</text:span><text:span text:style-name="T39">) – Determines whether debug should be printed</text:span><text:span text:style-name="T40">.</text:span></text:p>
        </text:list-item>
      </text:list>
      <text:p text:style-name="P41"/>
      <text:p text:style-name="Function"><text:span text:style-name="T42">close</text:span>()</text:p>
      <text:p text:style-name="P43">flush and close open streams.</text:p>
      <text:p text:style-name="P44"/>
      <text:p text:style-name="P45"><text:bookmark-start text:name="decrypt"/></text:p>
      <text:p text:style-name="Function"><text:span text:style-name="T46">is_closed</text:span>()</text:p>
      <text:p text:style-name="P47">return the closure status of the streams</text:p>
      <text:p text:style-name="P48"/>
      <text:p text:style-name="Function"><text:span text:style-name="T49">clone</text:span>(pdf_source)</text:p>
      <text:p text:style-name="P50">duplicate the pdf_source into the object. Pdf_source can be a PdfFileReader or PdfFileWriter</text:p>
      <text:p text:style-name="P51">Note that an alert can be displayed if the number of object cloned does not match the number of object in the source. This can occur normally if some objects (eg. pages), have been ‘removed’ and not freed (those will not be copied)</text:p>
      <text:p text:style-name="P52">Parameters:</text:p>
      <text:list text:style-name="LFO2" text:continue-numbering="true">
        <text:list-item>
          <text:p text:style-name="P53"><text:span text:style-name="T54">pdf_source</text:span><text:span text:style-name="T55"><text:s/>(pdfFileReader or pdfFileWriter) – pdf to be cloned.</text:span></text:p>
        </text:list-item>
      </text:list>
      <text:p text:style-name="P56"/>
      <text:p text:style-name="P57"/>
      <text:p text:style-name="Function"><text:span text:style-name="T58">clone_document_from_reader</text:span>(pdf_source,after_page_append=None)</text:p>
      <text:p text:style-name="aka">(aka<text:s/><text:span text:style-name="T59">cloneDocumentFromReader</text:span><text:s/>for compatibility)</text:p>
      <text:p text:style-name="P60">Call clone to duplicate pdf_source, but execute after_page_append on each page copied.</text:p>
      <text:p text:style-name="P61">Parameters:</text:p>
      <text:list text:style-name="LFO2" text:continue-numbering="true">
        <text:list-item>
          <text:p text:style-name="P62"><text:span text:style-name="T63">pdf_source</text:span><text:span text:style-name="T64"><text:s/>(pdfFileReader or pdfFileWriter) – pdf to be cloned.</text:span></text:p>
        </text:list-item>
        <text:list-item>
          <text:p text:style-name="P65"><text:span text:style-name="T66">after_page_append</text:span><text:span text:style-name="T67"><text:s/>(</text:span><text:span text:style-name="T68">callable or None</text:span><text:span text:style-name="T69">) – method called after each called pages.</text:span></text:p>
        </text:list-item>
      </text:list>
      <text:p text:style-name="P70"/>
      <text:p text:style-name="P71"/>
      <text:p text:style-name="Function"><text:span text:style-name="T72">reset_cloning</text:span>()</text:p>
      <text:p text:style-name="P73">reset to matching tables between the cloning source and the destination.<text:s/>To be called, when changing source document for all actions requiring cloning (adding pages, bookmarks,…)</text:p>
      <text:p text:style-name="Function"/>
      <text:p text:style-name="P74">root_object</text:p>
      <text:p text:style-name="aka">(aka<text:s/><text:span text:style-name="T75">rootObject</text:span><text:span text:style-name="T76"><text:s/>for compatilibity</text:span>)</text:p>
      <text:p text:style-name="P77">Read-only property. Return the root_object. Can be used for further development.</text:p>
      <text:p text:style-name="P78"/>
      <text:p text:style-name="Function"><text:span text:style-name="T79">add_page</text:span><text:span text:style-name="T80">(</text:span>page<text:span text:style-name="T81">)</text:span></text:p>
      <text:p text:style-name="aka">(aka<text:s/><text:span text:style-name="T82">addPage</text:span><text:s/>for compatibility)</text:p>
      <text:p text:style-name="P83"><text:span text:style-name="T84">Adds a page to this PDF file. The page is usually acquired from a<text:s/></text:span><text:a office:title="PyPDF2.PdfFileReader" xlink:href="https://pythonhosted.org/PyPDF2/PdfFileReader.html#PyPDF2.PdfFileReader" office:target-frame-name="_top" xlink:show="replace"><text:span text:style-name="T85">PdfFileReader</text:span></text:a><text:span text:style-name="T86"><text:s/></text:span><text:span text:style-name="T87">(or pdfFileWriter)<text:s/></text:span><text:span text:style-name="T88">instance.</text:span></text:p>
      <text:p text:style-name="P89">Parameters:</text:p>
      <text:list text:style-name="LFO2" text:continue-numbering="true">
        <text:list-item>
          <text:p text:style-name="P90"><text:span text:style-name="T91">page</text:span><text:span text:style-name="T92"><text:s/>(</text:span><text:a office:title="PyPDF2.pdf.PageObject" xlink:href="https://pythonhosted.org/PyPDF2/PageObject.html#PyPDF2.pdf.PageObject" office:target-frame-name="_top" xlink:show="replace"><text:span text:style-name="T93">PageObject</text:span></text:a><text:span text:style-name="T94">) – The page to add<text:s/></text:span><text:span text:style-name="T95">to the document</text:span><text:span text:style-name="T96">(at the end)</text:span><text:span text:style-name="T97">. Should be an instance of<text:s/></text:span><text:a office:title="PyPDF2.pdf.PageObject" xlink:href="https://pythonhosted.org/PyPDF2/PageObject.html#PyPDF2.pdf.PageObject" office:target-frame-name="_top" xlink:show="replace"><text:span text:style-name="T98">PageObject</text:span></text:a><text:span text:style-name="T99">. If the page does not<text:s/></text:span><text:span text:style-name="T100">belong already to this document, a cloned page will be inserted.</text:span></text:p>
        </text:list-item>
      </text:list>
      <text:p text:style-name="P101"/>
      <text:p text:style-name="Function"><text:span text:style-name="T102">insert</text:span><text:span text:style-name="T103">_page</text:span><text:span text:style-name="T104">(</text:span>page,index=0<text:span text:style-name="T105">)</text:span></text:p>
      <text:p text:style-name="aka">(aka<text:s/><text:span text:style-name="T106">insertPage</text:span><text:s/>for compatibility)</text:p>
      <text:p text:style-name="P107"><text:span text:style-name="T108">Insert<text:s/></text:span><text:span text:style-name="T109">a page to this PDF file</text:span><text:span text:style-name="T110"><text:s/>anywhere(default at beginning) in the document</text:span><text:span text:style-name="T111">. The page is usually acquired from a<text:s/></text:span><text:a office:title="PyPDF2.PdfFileReader" xlink:href="https://pythonhosted.org/PyPDF2/PdfFileReader.html#PyPDF2.PdfFileReader" office:target-frame-name="_top" xlink:show="replace"><text:span text:style-name="T112">PdfFileReader</text:span></text:a><text:span text:style-name="T113"><text:s/></text:span><text:span text:style-name="T114">(or pdfFileWriter)<text:s/></text:span><text:span text:style-name="T115">instance.</text:span></text:p>
      <text:p text:style-name="P116">Parameters:</text:p>
      <text:list text:style-name="LFO2" text:continue-numbering="true">
        <text:list-item>
          <text:p text:style-name="P117"><text:span text:style-name="T118">page</text:span><text:span text:style-name="T119"><text:s/>(</text:span><text:a office:title="PyPDF2.pdf.PageObject" xlink:href="https://pythonhosted.org/PyPDF2/PageObject.html#PyPDF2.pdf.PageObject" office:target-frame-name="_top" xlink:show="replace"><text:span text:style-name="T120">PageObject</text:span></text:a><text:span text:style-name="T121">) – The page to add<text:s/></text:span><text:span text:style-name="T122">to the document</text:span><text:span text:style-name="T123">(at the end)</text:span><text:span text:style-name="T124">. Should be an instance of<text:s/></text:span><text:a office:title="PyPDF2.pdf.PageObject" xlink:href="https://pythonhosted.org/PyPDF2/PageObject.html#PyPDF2.pdf.PageObject" office:target-frame-name="_top" xlink:show="replace"><text:span text:style-name="T125">PageObject</text:span></text:a><text:span text:style-name="T126">. If the page does not<text:s/></text:span><text:span text:style-name="T127">belong already to this document, a cloned page will be inserted.</text:span></text:p>
        </text:list-item>
        <text:list-item>
          <text:p text:style-name="P128"><text:span text:style-name="T129">Index</text:span><text:span text:style-name="T130">(int)</text:span><text:span text:style-name="T131"><text:s/></text:span><text:span text:style-name="T132">– The position where the page is inserted. 0 means at beginning. self.num_page to append to the document</text:span></text:p>
        </text:list-item>
      </text:list>
      <text:p text:style-name="P133"/>
      <text:p text:style-name="Function"><text:span text:style-name="T134">add_</text:span><text:span text:style-name="T135">blank_</text:span><text:span text:style-name="T136">page</text:span><text:span text:style-name="T137">(</text:span>width=None, height=None<text:span text:style-name="T138">)</text:span></text:p>
      <text:p text:style-name="aka">(aka<text:s/><text:span text:style-name="T139">add</text:span><text:span text:style-name="T140">Blank</text:span><text:span text:style-name="T141">Page</text:span><text:s/>for compatibility)</text:p>
      <text:p text:style-name="P142">Adds a<text:s/>blank<text:s/>page<text:s/>at the end of the<text:s/><text:s/>PDF<text:s/>document.<text:s/></text:p>
      <text:p text:style-name="P143">Parameters:</text:p>
      <text:list text:style-name="LFO2" text:continue-numbering="true">
        <text:list-item>
          <text:p text:style-name="P144"><text:span text:style-name="T145">width</text:span><text:span text:style-name="T146"><text:s/>(</text:span><text:span text:style-name="T147">int</text:span><text:span text:style-name="T148">) – The new page width expressed in <text:s/>default user space unit (ie. 1/72 inch ~ 0.353 mm)</text:span></text:p>
        </text:list-item>
        <text:list-item>
          <text:p text:style-name="P149"><text:span text:style-name="T150">height</text:span><text:span text:style-name="T151"><text:s/>(</text:span><text:span text:style-name="T152">int</text:span><text:span text:style-name="T153">) – The new page height</text:span><text:span text:style-name="T154"><text:s/></text:span><text:span text:style-name="T155">expressed in <text:s/>default user space unit</text:span></text:p>
        </text:list-item>
      </text:list>
      <text:p text:style-name="P156"><text:span text:style-name="T157">Note</text:span><text:span text:style-name="T158"><text:s/>: the capability to redefine Default User Space is not implemented.</text:span></text:p>
      <text:p text:style-name="P159"/>
      <text:p text:style-name="Function"><text:span text:style-name="T160"> </text:span><text:span text:style-name="T161">insert</text:span><text:span text:style-name="T162">_</text:span><text:span text:style-name="T163">blank_</text:span><text:span text:style-name="T164">page</text:span><text:span text:style-name="T165">(</text:span>width=None, height=None, index=0<text:span text:style-name="T166">)</text:span></text:p>
      <text:p text:style-name="aka">(aka<text:s/><text:span text:style-name="T167">add</text:span><text:span text:style-name="T168">Blank</text:span><text:span text:style-name="T169">Page</text:span><text:s/>for compatibility)</text:p>
      <text:p text:style-name="P170">Insert<text:s/>a<text:s/>blank<text:s/>page<text:s/>into the PDF document.</text:p>
      <text:p text:style-name="P171">Parameters:</text:p>
      <text:list text:style-name="LFO2" text:continue-numbering="true">
        <text:list-item>
          <text:p text:style-name="P172"><text:span text:style-name="T173">width</text:span><text:span text:style-name="T174"><text:s/>(</text:span><text:span text:style-name="T175">int</text:span><text:span text:style-name="T176">) – The new page width expressed in <text:s/>default user space unit (ie. 1/72 inch ~ 0.353 mm)</text:span></text:p>
        </text:list-item>
        <text:list-item>
          <text:p text:style-name="P177"><text:span text:style-name="T178">height</text:span><text:span text:style-name="T179"><text:s/>(</text:span><text:span text:style-name="T180">int</text:span><text:span text:style-name="T181">) – The new page height</text:span><text:span text:style-name="T182"><text:s/></text:span><text:span text:style-name="T183">expressed in <text:s/>default user space unit</text:span></text:p>
        </text:list-item>
        <text:list-item>
          <text:p text:style-name="P184"><text:span text:style-name="T185">Index</text:span><text:span text:style-name="T186">(int)</text:span><text:span text:style-name="T187"><text:s/></text:span><text:span text:style-name="T188">– The position where the page is inserted. 0 means at beginning. self.num_page to append to the document</text:span></text:p>
        </text:list-item>
      </text:list>
      <text:p text:style-name="P189"><text:span text:style-name="T190">Note</text:span><text:span text:style-name="T191"><text:s/>: the capability to redefine Default User Space is not implemented.</text:span></text:p>
      <text:p text:style-name="P192"><text:span text:style-name="T193"> </text:span></text:p>
      <text:p text:style-name="Function"><text:span text:style-name="T194">num_pages</text:span></text:p>
      <text:p text:style-name="aka">(aka<text:s/><text:span text:style-name="T195">numPages,</text:span><text:span text:style-name="T196"><text:s/></text:span><text:span text:style-name="T197">get_num_pages()/getNumPages()</text:span><text:s/>for compatibility)</text:p>
      <text:p text:style-name="P198">Returns<text:s/>the number of pages in this PDF file.</text:p>
      <text:p text:style-name="P199">Returns :</text:p>
      <text:list text:style-name="LFO1" text:continue-numbering="true">
        <text:list-item>
          <text:p text:style-name="P200">int – number of pages</text:p>
        </text:list-item>
      </text:list>
      <text:p text:style-name="P201"/>
      <text:p text:style-name="P202">Raises:<text:s/></text:p>
      <text:list text:style-name="LFO2" text:continue-numbering="true">
        <text:list-item>
          <text:p text:style-name="P203"><text:span text:style-name="T204">PdfReadError</text:span><text:span text:style-name="T205"><text:s/>–<text:s/></text:span><text:span text:style-name="T206">if file is encrypted and restrictions prevent this action</text:span></text:p>
        </text:list-item>
      </text:list>
      <text:p text:style-name="P207"/>
      <text:p text:style-name="Function"><text:bookmark-end text:name="decrypt"/><text:span text:style-name="T208">remove</text:span><text:span text:style-name="T209">_page</text:span><text:span text:style-name="T210">(</text:span>page,page_num,node=None,first_pagenum=0<text:span text:style-name="T211">)</text:span></text:p>
      <text:p text:style-name="aka">(aka<text:s/><text:span text:style-name="T212">removePage</text:span><text:s/>for compatibility)</text:p>
      <text:p text:style-name="P213">Remove<text:s/>a page.<text:s/>The node and first_pagenum are parameters for recursive call.</text:p>
      <text:p text:style-name="P214">Parameters:</text:p>
      <text:list text:style-name="LFO2" text:continue-numbering="true">
        <text:list-item>
          <text:p text:style-name="P215"><text:span text:style-name="T216">page_num</text:span><text:span text:style-name="T217">(int)</text:span><text:span text:style-name="T218"><text:s/></text:span><text:span text:style-name="T219">– The position of the page to be removed. 0 means at beginning. self.num_page to append to the document.</text:span></text:p>
        </text:list-item>
      </text:list>
      <text:p text:style-name="P220">Returns:</text:p>
      <text:list text:style-name="LFO2" text:continue-numbering="true">
        <text:list-item>
          <text:p text:style-name="P221"><text:span text:style-name="T222">boolean</text:span><text:span text:style-name="T223"><text:s/></text:span><text:span text:style-name="T224">– return True if the removal was successfull</text:span></text:p>
        </text:list-item>
      </text:list>
      <text:p text:style-name="P225"/>
      <text:p text:style-name="P226"/>
      <text:p text:style-name="Function"><text:span text:style-name="T227">add_js</text:span>(javascript)</text:p>
      <text:p text:style-name="aka">(aka<text:s/><text:span text:style-name="T228">addJS()</text:span><text:s/>for compatibility)</text:p>
      <text:p text:style-name="P229">Add Javascript which will launch upon opening this PDF.</text:p>
      <text:p text:style-name="P230">Parameters:</text:p>
      <text:list text:style-name="LFO2" text:continue-numbering="true">
        <text:list-item>
          <text:p text:style-name="P231"><text:span text:style-name="T232">javascript</text:span><text:span text:style-name="T233"><text:s/>(</text:span><text:span text:style-name="T234">str</text:span><text:span text:style-name="T235">) – Your Javascript</text:span><text:span text:style-name="T236">.</text:span></text:p>
        </text:list-item>
      </text:list>
      <text:p text:style-name="P237"/>
      <text:p text:style-name="P238">Example</text:p>
      <text:p text:style-name="P239">&gt;&gt;&gt; output.addJS("this.print({bUI:true,bSilent:false,bShrinkToFit:true});")</text:p>
      <text:p text:style-name="P240"># Example: This will launch the print window when the PDF is opened.</text:p>
      <text:p text:style-name="P241"/>
      <text:p text:style-name="Function"><text:span text:style-name="T242">add_a</text:span><text:span text:style-name="T243">ttachment</text:span>(fname, fdata)</text:p>
      <text:p text:style-name="aka">(aka<text:s/><text:span text:style-name="T244">addAttachment</text:span>() for compatibility)</text:p>
      <text:p text:style-name="P245"><text:span text:style-name="T246">Embed a file inside the PDF.</text:span><text:span text:style-name="T247"><text:s/>See r</text:span><text:span text:style-name="T248">eference:<text:s/></text:span><text:a xlink:href="https://www.adobe.com/content/dam/Adobe/en/devnet/acrobat/pdfs/PDF32000_2008.pdf" office:target-frame-name="_top" xlink:show="replace"><text:span text:style-name="T249">https://www.adobe.com/content/dam/Adobe</text:span><text:bookmark-start text:name="_Hlt45798182"/><text:bookmark-start text:name="_Hlt45798183"/><text:span text:style-name="T250">/</text:span><text:bookmark-end text:name="_Hlt45798182"/><text:bookmark-end text:name="_Hlt45798183"/><text:span text:style-name="T251">en/devnet/acrobat/pdfs/PDF32000_2008.pdf</text:span></text:a><text:span text:style-name="T252"><text:s/>Section 7.11.3</text:span></text:p>
      <text:p text:style-name="P253">Parameters:</text:p>
      <text:list text:style-name="LFO2" text:continue-numbering="true">
        <text:list-item>
          <text:p text:style-name="P254"><text:span text:style-name="T255">fname</text:span><text:span text:style-name="T256"><text:s/>(</text:span><text:span text:style-name="T257">str</text:span><text:span text:style-name="T258">) – The filename to display.</text:span></text:p>
        </text:list-item>
        <text:list-item>
          <text:p text:style-name="P259"><text:span text:style-name="T260">fdata</text:span><text:span text:style-name="T261"><text:s/>(</text:span><text:span text:style-name="T262">str</text:span><text:span text:style-name="T263">) – The data in the file.</text:span><text:span text:style-name="T264"><text:s/>Caution, this is the binary data and not the filename</text:span></text:p>
        </text:list-item>
      </text:list>
      <text:p text:style-name="P265"/>
      <text:p text:style-name="P266"/>
      <text:p text:style-name="Function"><text:span text:style-name="T267">attach_files</text:span>(files, cut_paths=True)</text:p>
      <text:p text:style-name="aka">(aka<text:s/><text:span text:style-name="T268">attachFiles</text:span>() for compatibility)</text:p>
      <text:p text:style-name="P269">Embed<text:s/>multiple<text:s/>files<text:s/>inside the PDF<text:s/>in one call.</text:p>
      <text:p text:style-name="P270">Parameters:</text:p>
      <text:list text:style-name="LFO2" text:continue-numbering="true">
        <text:list-item>
          <text:p text:style-name="P271"><text:span text:style-name="T272">files</text:span><text:span text:style-name="T273"><text:s/>(</text:span><text:span text:style-name="T274">str</text:span><text:span text:style-name="T275"><text:s/>or list</text:span><text:span text:style-name="T276">) – The<text:s/></text:span><text:span text:style-name="T277">list of filenames</text:span></text:p>
        </text:list-item>
        <text:list-item>
          <text:p text:style-name="P278"><text:span text:style-name="T279">cut_path</text:span><text:span text:style-name="T280"><text:s/>(</text:span><text:span text:style-name="T281">bool</text:span><text:span text:style-name="T282">) – true to keep only the file names to identify the files in the attachment list.</text:span></text:p>
        </text:list-item>
      </text:list>
      <text:p text:style-name="P283"/>
      <text:p text:style-name="P284"/>
      <text:p text:style-name="Function"><text:span text:style-name="T285">append</text:span><text:span text:style-name="T286">_pages_from_r</text:span><text:span text:style-name="T287">eader</text:span>(reader, after_page_append=None)</text:p>
      <text:p text:style-name="aka">(aka appendPageFromReader for compatibility)</text:p>
      <text:p text:style-name="P288">Copy<text:s/>all<text:s/>pages from reader(or writer) <text:s/>into the current document. Includes an optional callback parameter which is invoked after pages are appended to the writer.</text:p>
      <text:p text:style-name="P289">Parameters:</text:p>
      <text:list text:style-name="LFO2" text:continue-numbering="true">
        <text:list-item>
          <text:p text:style-name="P290"><text:span text:style-name="T291">reader</text:span><text:span text:style-name="T292"><text:s/>(</text:span><text:span text:style-name="T293">PdfFileReader or PdfFileWriter</text:span><text:span text:style-name="T294">) – The<text:s/></text:span><text:span text:style-name="T295">pdf source document</text:span></text:p>
        </text:list-item>
        <text:list-item>
          <text:p text:style-name="P296"><text:span text:style-name="T297">after_page_append</text:span><text:span text:style-name="T298"><text:s/>(</text:span><text:span text:style-name="T299">callable or None</text:span><text:span text:style-name="T300">) – method called after each called pages.</text:span></text:p>
        </text:list-item>
      </text:list>
      <text:p text:style-name="P301"/>
      <text:p text:style-name="P302"/>
      <text:p text:style-name="Function"><text:span text:style-name="T303">update_page_form_field_values</text:span>(page, fields)</text:p>
      <text:p text:style-name="aka">(aka<text:s/><text:span text:style-name="T304">updatePageFormFieldValues</text:span>() for compatibility)</text:p>
      <text:p text:style-name="P305">Update the form field values for a given page from a fields dictionary. Copy field texts and values from fields to page.</text:p>
      <text:p text:style-name="P306">Parameters:</text:p>
      <text:list text:style-name="LFO2" text:continue-numbering="true">
        <text:list-item>
          <text:p text:style-name="P307"><text:span text:style-name="T308">page</text:span><text:span text:style-name="T309">(pageObject)</text:span><text:span text:style-name="T310"><text:s/>– Page reference from PDF writer where the annotations and field data will be<text:s/></text:span><text:span text:style-name="T311">update.</text:span></text:p>
        </text:list-item>
        <text:list-item>
          <text:p text:style-name="P312"><text:span text:style-name="T313">fields</text:span><text:span text:style-name="T314">(</text:span><text:span text:style-name="T315">dict</text:span><text:span text:style-name="T316">)</text:span><text:span text:style-name="T317"><text:s/>–<text:s/></text:span><text:span text:style-name="T318">a Python dictionary of<text:s/></text:span><text:span text:style-name="T319">string values (which will fill the ‘/V’) keyed by field names (‘</text:span><text:span text:style-name="T320">/T</text:span><text:span text:style-name="T321">’)</text:span></text:p>
        </text:list-item>
      </text:list>
      <text:p text:style-name="P322"/>
      <text:p text:style-name="P323"/>
      <text:p text:style-name="Function"><text:span text:style-name="T324">clone</text:span><text:span text:style-name="T325">_document_from_r</text:span><text:span text:style-name="T326">eader</text:span>(reader,<text:s/>after_page_append=None)</text:p>
      <text:p text:style-name="aka">(aka<text:s/><text:span text:style-name="T327">cloneDocumentFromReader</text:span><text:s/>for compatibility)</text:p>
      <text:p text:style-name="P328">Similar to clone(reader), but call after_page_append if provided</text:p>
      <text:p text:style-name="P329"/>
      <text:p text:style-name="Function"><text:span text:style-name="T330">write</text:span>(stream=None)</text:p>
      <text:p text:style-name="P331">Writes the<text:s/>pdf document.</text:p>
      <text:p text:style-name="P332">Parameters:</text:p>
      <text:list text:style-name="LFO2" text:continue-numbering="true">
        <text:list-item>
          <text:p text:style-name="P333"><text:span text:style-name="T334">stream</text:span><text:span text:style-name="T335">(</text:span><text:span text:style-name="T336">streamIO or str or None</text:span><text:span text:style-name="T337">)</text:span><text:span text:style-name="T338"><text:s/>– if None, will use the stream provided in the constructor, else will write to streamIO if provided.<text:s/></text:span><text:span text:style-name="T339">The object must support the wr</text:span><text:span text:style-name="T340">ite method and the tell method.</text:span><text:span text:style-name="T341"><text:line-break/></text:span><text:span text:style-name="T342">If str, I will write into the file using str as filepath</text:span></text:p>
        </text:list-item>
      </text:list>
      <text:p text:style-name="P343"><text:tab/></text:p>
      <text:p text:style-name="Function"><text:span text:style-name="T344">encrypt</text:span>(user_pwd, owner_pwd=None, use_128bit=True)</text:p>
      <text:p text:style-name="P345">Encrypt this PDF file with the PDF Standard encryption handler.</text:p>
      <text:p text:style-name="P346">Parameters:</text:p>
      <text:list text:style-name="LFO8" text:continue-numbering="true">
        <text:list-item>
          <text:p text:style-name="P347"><text:span text:style-name="T348">user_pwd</text:span><text:span text:style-name="T349"><text:s/>(</text:span><text:span text:style-name="T350">str</text:span><text:span text:style-name="T351">) – The “user password”, which allows for opening and reading the PDF file with the restrictions provided.</text:span></text:p>
        </text:list-item>
        <text:list-item>
          <text:p text:style-name="P352"><text:span text:style-name="T353">owner_pwd</text:span><text:span text:style-name="T354"><text:s/>(</text:span><text:span text:style-name="T355">str</text:span><text:span text:style-name="T356">) – The “owner password”, which allows for opening the PDF files without any restrictions. By default, the owner password is the same as the user password.</text:span></text:p>
        </text:list-item>
        <text:list-item>
          <text:p text:style-name="P357"><text:span text:style-name="T358">use_128bit</text:span><text:span text:style-name="T359"><text:s/>(</text:span><text:span text:style-name="T360">bool</text:span><text:span text:style-name="T361">) – flag as to whether to use 128bit encryption. When false, 40bit encryption will be used. By default, this flag is on.</text:span></text:p>
        </text:list-item>
      </text:list>
      <text:p text:style-name="P362"/>
      <text:p text:style-name="Function"><text:span text:style-name="T363">addMetadata</text:span><text:span text:style-name="T364">(infos)</text:span></text:p>
      <text:p text:style-name="P365">Add custom metadata to the output.</text:p>
      <text:p text:style-name="P366">Parameters:</text:p>
      <text:list text:style-name="LFO2" text:continue-numbering="true">
        <text:list-item>
          <text:p text:style-name="P367"><text:span text:style-name="T368">infos</text:span><text:span text:style-name="T369"><text:s/>(</text:span><text:span text:style-name="T370">dict</text:span><text:span text:style-name="T371">) – a Python dictionary where each key is a field and each value is your new metadata.</text:span></text:p>
        </text:list-item>
      </text:list>
      <text:p text:style-name="P372"/>
      <text:p text:style-name="Function"><text:span text:style-name="T373">get_reference</text:span>(obj)</text:p>
      <text:p text:style-name="aka">(aka.<text:s/><text:span text:style-name="T374">getReference<text:s/></text:span>for compatibility)<text:s/></text:p>
      <text:p text:style-name="P375">Returns the indirect Object that refers to the object.</text:p>
      <text:p text:style-name="P376">Returns:</text:p>
      <text:list text:style-name="LFO2" text:continue-numbering="true">
        <text:list-item>
          <text:p text:style-name="P377">IndirectObject<text:s/>–<text:s/>indirect object referring to obj.</text:p>
        </text:list-item>
      </text:list>
      <text:p text:style-name="P378">Exception:</text:p>
      <text:list text:style-name="LFO2" text:continue-numbering="true">
        <text:list-item>
          <text:p text:style-name="P379">KeyError –<text:s/>raised if the obj is not pointed.</text:p>
        </text:list-item>
      </text:list>
      <text:p text:style-name="P380"/>
      <text:p text:style-name="P381"/>
      <text:p text:style-name="P382">document_info</text:p>
      <text:p text:style-name="aka">(aka.<text:s/><text:span text:style-name="T383">DocumentInfo</text:span><text:s/>for compatibility, and<text:s/><text:span text:style-name="T384">get_document_info</text:span>() /<text:s/><text:span text:style-name="T385">getDocumentInfo</text:span>())<text:s/></text:p>
      <text:p text:style-name="P386"><text:span text:style-name="T387">Read-only property</text:span><text:span text:style-name="T388"><text:s/>/ function</text:span><text:span text:style-name="T389"><text:s/>that accesses the<text:s/></text:span><text:a office:title="PyPDF2.PdfFileReader.getDocumentInfo" xlink:href="https://pythonhosted.org/PyPDF2/PdfFileReader.html#PyPDF2.PdfFileReader.getDocumentInfo" office:target-frame-name="_top" xlink:show="replace"><text:span text:style-name="T390">getDocumentInfo()</text:span></text:a><text:span text:style-name="T391"><text:s/>function.</text:span><text:span text:style-name="T392">Retrieves the PDF file’s document information dictionary, if it exists. Note that some PDF files use metadata streams instead of docinfo dictionaries, and these metadata streams will not be accessed by this function.</text:span></text:p>
      <text:p text:style-name="P393">Returns:</text:p>
      <text:list text:style-name="LFO2" text:continue-numbering="true">
        <text:list-item>
          <text:p text:style-name="P394"><text:a office:title="PyPDF2.pdf.DocumentInformation" xlink:href="https://pythonhosted.org/PyPDF2/DocumentInformation.html#PyPDF2.pdf.DocumentInformation" office:target-frame-name="_top" xlink:show="replace"><text:span text:style-name="T395">DocumentInformation</text:span></text:a><text:span text:style-name="T396"><text:s/>or<text:s/></text:span><text:span text:style-name="T397">None</text:span><text:span text:style-name="T398"><text:s/>if none exists.</text:span></text:p>
        </text:list-item>
      </text:list>
      <text:p text:style-name="P399"/>
      <text:p text:style-name="Function"><text:span text:style-name="T400">filepath</text:span></text:p>
      <text:p text:style-name="P401">Read-only property<text:s/>that<text:s/>return the file path.</text:p>
      <text:p text:style-name="P402">Returns:</text:p>
      <text:list text:style-name="LFO2" text:continue-numbering="true">
        <text:list-item>
          <text:p text:style-name="P403"><text:span text:style-name="T404">Str</text:span><text:span text:style-name="T405"><text:s/>or<text:s/></text:span><text:span text:style-name="T406">None</text:span><text:span text:style-name="T407"><text:s/>if object initiated from in-memory stream.</text:span></text:p>
        </text:list-item>
      </text:list>
      <text:p text:style-name="P408"/>
      <text:p text:style-name="Function"><text:span text:style-name="T409">g</text:span><text:span text:style-name="T410">et</text:span><text:span text:style-name="T411">_d</text:span><text:span text:style-name="T412">estination</text:span><text:span text:style-name="T413">_page_n</text:span><text:span text:style-name="T414">umber</text:span><text:span text:style-name="T415">(destination)</text:span></text:p>
      <text:p text:style-name="aka">(aka.<text:s/><text:span text:style-name="T416">getDestinationPageNumber</text:span><text:s/>for compatibility)</text:p>
      <text:p text:style-name="P417">Retrieve page number of a given Destination object</text:p>
      <text:p text:style-name="P418">Parameters:</text:p>
      <text:list text:style-name="LFO2" text:continue-numbering="true">
        <text:list-item>
          <text:p text:style-name="P419"><text:span text:style-name="T420">destination</text:span><text:span text:style-name="T421"><text:s/>(</text:span><text:a office:title="PyPDF2.generic.Destination" xlink:href="https://pythonhosted.org/PyPDF2/Destination.html#PyPDF2.generic.Destination" office:target-frame-name="_top" xlink:show="replace"><text:span text:style-name="T422">Destination</text:span></text:a><text:span text:style-name="T423">) – The destination to get page number. Should be an instance of<text:s/></text:span><text:span text:style-name="T424">Destination</text:span></text:p>
        </text:list-item>
      </text:list>
      <text:p text:style-name="P425">Returns:</text:p>
      <text:list text:style-name="LFO2" text:continue-numbering="true">
        <text:list-item>
          <text:p text:style-name="P426"><text:span text:style-name="T427">(</text:span><text:span text:style-name="T428">int</text:span><text:span text:style-name="T429">) – <text:s/>the page number or -1 if page not found</text:span><text:span text:style-name="T430"><text:s/>Raises:<text:s/></text:span></text:p>
        </text:list-item>
      </text:list>
      <text:p text:style-name="P431"/>
      <text:p text:style-name="P432"/>
      <text:p text:style-name="Function"><text:span text:style-name="T433">get_f</text:span><text:span text:style-name="T434">ields</text:span>(tree=None, retval=None, fileobj=None)</text:p>
      <text:p text:style-name="aka">(aka<text:s/><text:span text:style-name="T435">getFields</text:span><text:s/>for compatibility)</text:p>
      <text:p text:style-name="P436"><text:span text:style-name="T437">Extracts field data if this PDF contains interactive form fields.<text:s/></text:span><text:span text:style-name="T438">The<text:s/></text:span><text:span text:style-name="T439">tree</text:span><text:span text:style-name="T440"><text:s/>and<text:s/></text:span><text:span text:style-name="T441">retval</text:span><text:span text:style-name="T442"><text:s/>parameters are for recursive use.</text:span></text:p>
      <text:p text:style-name="P443">Parameters :</text:p>
      <text:list text:style-name="LFO3" text:continue-numbering="true">
        <text:list-item>
          <text:p text:style-name="P444"><text:span text:style-name="T445">fileobj</text:span><text:span text:style-name="T446"><text:s/>– A file object (usually a text file) to write a report to on all interactive form fields found.</text:span></text:p>
        </text:list-item>
      </text:list>
      <text:p text:style-name="P447">Returns :</text:p>
      <text:list text:style-name="LFO3" text:continue-numbering="true">
        <text:list-item>
          <text:p text:style-name="P448"><text:span text:style-name="T449">dict, or<text:s/></text:span><text:span text:style-name="T450">None</text:span><text:span text:style-name="T451">.</text:span><text:span text:style-name="T452"><text:s/>A dictionary where each key is a field name, and each value is a<text:s/></text:span><text:a office:title="PyPDF2.generic.Field" xlink:href="https://pythonhosted.org/PyPDF2/Field.html#PyPDF2.generic.Field" office:target-frame-name="_top" xlink:show="replace"><text:span text:style-name="T453">Field</text:span></text:a><text:span text:style-name="T454"><text:s/>object. By default, the mapping name is used for keys.</text:span></text:p>
        </text:list-item>
      </text:list>
      <text:p text:style-name="P455"/>
      <text:p text:style-name="Function"><text:span text:style-name="T456">get_form_text_f</text:span><text:span text:style-name="T457">ields</text:span><text:span text:style-name="T458">()</text:span></text:p>
      <text:p text:style-name="aka">(aka getFormTextFields() for compatibility, form_text_fields/FormTextFields as readonly attribute)</text:p>
      <text:p text:style-name="P459">Retrieves form fields from the document with textual data (inputs, dropdowns)</text:p>
      <text:p text:style-name="Function"><text:span text:style-name="T460">add_named_destination_object</text:span>(dest, title=None)</text:p>
      <text:p text:style-name="aka">(aka<text:s/><text:span text:style-name="T461">addNamedDestinationObject ()<text:s/></text:span>for compatibility)</text:p>
      <text:p text:style-name="aka"/>
      <text:p text:style-name="P462">Modify and add a named destination defined in dest. The title used for the new destination is the title provided in parameter, else<text:s/>the title in dest, else a random title starting with _ with 10 alphanumeric characters.</text:p>
      <text:p text:style-name="P463">Notes:<text:s/></text:p>
      <text:list text:style-name="LFO10" text:continue-numbering="true">
        <text:list-item>
          <text:p text:style-name="P464">this can be used to create a cloned destination from one document to the other. The page must have been copied before.</text:p>
        </text:list-item>
        <text:list-item>
          <text:p text:style-name="P465">This is compatible with any PDF versions, but if there is no named destination structure available when creating, the PDF 1.2 dictionary structure will be created and used.<text:s/></text:p>
        </text:list-item>
      </text:list>
      <text:p text:style-name="P466"/>
      <text:p text:style-name="P467">Parameters:</text:p>
      <text:list text:style-name="LFO2" text:continue-numbering="true">
        <text:list-item>
          <text:p text:style-name="P468"><text:span text:style-name="T469">dest</text:span><text:span text:style-name="T470">(</text:span><text:span text:style-name="T471">Destination</text:span><text:span text:style-name="T472">) – a<text:s/></text:span><text:span text:style-name="T473">Destination object defining the object)</text:span></text:p>
        </text:list-item>
      </text:list>
      <text:p text:style-name="P474">Returns :</text:p>
      <text:list text:style-name="LFO1" text:continue-numbering="true">
        <text:list-item>
          <text:p text:style-name="P475"><text:span text:style-name="T476">str</text:span><text:span text:style-name="T477"><text:s/>– title of the destination</text:span></text:p>
        </text:list-item>
        <text:list-item>
          <text:p text:style-name="P478"><text:span text:style-name="T479">IndirectObject</text:span><text:span text:style-name="T480"><text:s/>– indirect object referring the destination object.</text:span></text:p>
        </text:list-item>
      </text:list>
      <text:p text:style-name="P481"/>
      <text:p text:style-name="Function"><text:span text:style-name="T482">add_named_destination</text:span>(title, pagenum,top=None,left=None,zoom=0.0)</text:p>
      <text:p text:style-name="aka">(aka<text:s/><text:span text:style-name="T483">addNamedDestination()<text:s/></text:span>for compatibility)</text:p>
      <text:p text:style-name="aka"/>
      <text:p text:style-name="P484">Build and add a named destination defined by title, pagenum,top, left,zoom.<text:s/></text:p>
      <text:list text:style-name="LFO9" text:continue-numbering="true">
        <text:list-item>
          <text:p text:style-name="P485">If top,left,zoom are all None, the destination will be /Fit<text:s/>(zoom to fit whole page),<text:s/></text:p>
        </text:list-item>
        <text:list-item>
          <text:p text:style-name="P486">If top is a number and left is None,<text:s/>the destination will be /FitH (zoom to fit page width positioned<text:s/>to show top position)</text:p>
        </text:list-item>
        <text:list-item>
          <text:p text:style-name="P487">if top is none<text:s/>and left is<text:s/>a number, the destination will be /FitV (zoom to fit page height positioned to show left position)</text:p>
        </text:list-item>
        <text:list-item>
          <text:p text:style-name="P488">if both top and left are numbers, the destination will be /XYZ</text:p>
        </text:list-item>
      </text:list>
      <text:p text:style-name="P489">when top and left<text:s/>are numbers, if the value is greater than 1 they are directly passed to Destination creation, considered as user space units (1/72 inch ~.353mm) if they are less than 1 they are considered in % of page dimensions (converted before creating destination).<text:s/></text:p>
      <text:p text:style-name="P490">Note that the vertical position in % is computed from the top of the page whereas it is computed from the bottom when in userspace<text:s/>coordinates.</text:p>
      <text:p text:style-name="P491"/>
      <text:p text:style-name="P492">Parameters:</text:p>
      <text:list text:style-name="LFO2" text:continue-numbering="true">
        <text:list-item>
          <text:p text:style-name="P493"><text:span text:style-name="T494">title</text:span><text:span text:style-name="T495">(</text:span><text:span text:style-name="T496">str</text:span><text:span text:style-name="T497">) –<text:s/></text:span><text:span text:style-name="T498">title of the named destination</text:span></text:p>
        </text:list-item>
        <text:list-item>
          <text:p text:style-name="P499"><text:span text:style-name="T500">pagenum</text:span><text:span text:style-name="T501">(</text:span><text:span text:style-name="T502">int</text:span><text:span text:style-name="T503">) –<text:s/></text:span><text:span text:style-name="T504">page number of the destination</text:span></text:p>
        </text:list-item>
        <text:list-item>
          <text:p text:style-name="P505"><text:span text:style-name="T506">top</text:span><text:span text:style-name="T507">(</text:span><text:span text:style-name="T508">int or float or None</text:span><text:span text:style-name="T509">) –<text:s/></text:span><text:span text:style-name="T510">top position</text:span></text:p>
        </text:list-item>
        <text:list-item>
          <text:p text:style-name="P511"/>
        </text:list-item>
      </text:list>
      <text:p text:style-name="P512">Returns :</text:p>
      <text:list text:style-name="LFO1" text:continue-numbering="true">
        <text:list-item>
          <text:p text:style-name="P513"><text:span text:style-name="T514">str</text:span><text:span text:style-name="T515"><text:s/>– title of the destination</text:span></text:p>
        </text:list-item>
        <text:list-item>
          <text:p text:style-name="P516"><text:span text:style-name="T517">IndirectObject</text:span><text:span text:style-name="T518"><text:s/>– indirect object referring the destination object.</text:span></text:p>
        </text:list-item>
      </text:list>
      <text:p text:style-name="P519"/>
      <text:p text:style-name="Function"><text:span text:style-name="T520">remove_named_destination</text:span>(title)</text:p>
      <text:p text:style-name="aka">(aka<text:s/><text:span text:style-name="T521">removeNamedDestination()<text:s/></text:span>for compatibility)</text:p>
      <text:p text:style-name="aka"/>
      <text:p text:style-name="P522">Remove the named destination identified by title.</text:p>
      <text:p text:style-name="P523"/>
      <text:p text:style-name="P524">Parameters:</text:p>
      <text:list text:style-name="LFO2" text:continue-numbering="true">
        <text:list-item>
          <text:p text:style-name="P525"><text:span text:style-name="T526">title</text:span><text:span text:style-name="T527">(</text:span><text:span text:style-name="T528">str</text:span><text:span text:style-name="T529">) – a<text:s/></text:span><text:span text:style-name="T530">Destination object defining the object</text:span></text:p>
        </text:list-item>
      </text:list>
      <text:p text:style-name="P531">Returns :</text:p>
      <text:list text:style-name="LFO1" text:continue-numbering="true">
        <text:list-item>
          <text:p text:style-name="P532"><text:span text:style-name="T533">bool</text:span><text:span text:style-name="T534"><text:s/>– true if destination has been deleted</text:span></text:p>
        </text:list-item>
      </text:list>
      <text:p text:style-name="P535"/>
      <text:p text:style-name="Function"><text:span text:style-name="T536">g</text:span><text:span text:style-name="T537">et_named_d</text:span><text:span text:style-name="T538">estinations</text:span>(tree=None, retval=None)</text:p>
      <text:p text:style-name="aka">(aka<text:s/><text:span text:style-name="T539">getNamedDestinations</text:span><text:span text:style-name="T540"><text:s/></text:span><text:span text:style-name="T541">()<text:s/></text:span>for compatibility,<text:s/><text:span text:style-name="T542">n</text:span><text:span text:style-name="T543">amed_destination</text:span><text:span text:style-name="T544">s</text:span><text:span text:style-name="T545"><text:s/>/ n</text:span><text:span text:style-name="T546">amedDestinations</text:span><text:s/>as a readonly property)</text:p>
      <text:p text:style-name="aka"/>
      <text:p text:style-name="P547">Retrieves the named destinations present in the document.<text:s/>Parameters are for recursion. Named destinations are entries, most of the time not listed, that provides tags to jump into the documents.<text:s/></text:p>
      <text:p text:style-name="P548">Those may also be used internally by pdf viewers. Do not mistake them with outlines.</text:p>
      <text:p text:style-name="P549">The array can also be accessed through the read-only property</text:p>
      <text:p text:style-name="P550"/>
      <text:p text:style-name="P551">Returns :</text:p>
      <text:list text:style-name="LFO3" text:continue-numbering="true">
        <text:list-item>
          <text:p text:style-name="P552"><text:span text:style-name="T553">dictionary</text:span><text:span text:style-name="T554"><text:s/></text:span><text:span text:style-name="T555">or<text:s/></text:span><text:span text:style-name="T556">None</text:span><text:span text:style-name="T557">.</text:span><text:span text:style-name="T558"><text:s/>A dictionary w</text:span><text:span text:style-name="T559">hich maps names to Destinations</text:span><text:span text:style-name="T560">.</text:span><text:span text:style-name="T561"><text:line-break/></text:span></text:p>
        </text:list-item>
      </text:list>
      <text:p text:style-name="Function"><text:span text:style-name="T562">num_pages</text:span></text:p>
      <text:p text:style-name="aka">(aka<text:s/><text:span text:style-name="T563">numPages,</text:span><text:span text:style-name="T564"><text:s/></text:span><text:span text:style-name="T565">get_num_pages()/getNumPages()</text:span><text:s/>for compatibility)</text:p>
      <text:p text:style-name="P566">Returns<text:s/>the number of pages in this PDF file.</text:p>
      <text:p text:style-name="P567">Returns :</text:p>
      <text:list text:style-name="LFO3" text:continue-numbering="true">
        <text:list-item>
          <text:p text:style-name="P568">int – number of pages</text:p>
        </text:list-item>
      </text:list>
      <text:p text:style-name="P569">Raises:<text:s/></text:p>
      <text:list text:style-name="LFO4" text:continue-numbering="true">
        <text:list-item>
          <text:p text:style-name="P570"><text:span text:style-name="T571">PdfReadError</text:span><text:span text:style-name="T572"><text:s/>–<text:s/></text:span><text:span text:style-name="T573">if file is encrypted and restrictions prevent this action</text:span></text:p>
        </text:list-item>
      </text:list>
      <text:p text:style-name="P574"/>
      <text:p text:style-name="P575"/>
      <text:p text:style-name="P576">convert_to_bookmarks(self, node=None)</text:p>
      <text:p text:style-name="P577">Convert outline entries to bookmarks. Used to improve object handling (like for adding,…). Parameter node is present for recursive call</text:p>
      <text:p text:style-name="P578"/>
      <text:p text:style-name="Function"><text:span text:style-name="T579">add_bookmark_</text:span><text:span text:style-name="T580">object</text:span><text:s/>(bookmark,<text:s/>parent=None,<text:s/>before=None)</text:p>
      <text:p text:style-name="aka">(aka<text:s/><text:span text:style-name="T581">addBookmarkObject</text:span>() for compatibility,<text:s/><text:span text:style-name="T582">add_outline_from_bookmark</text:span>()<text:s/>for clarity)</text:p>
      <text:p text:style-name="P583">Add an<text:s/>outline(sometimes called bookmarks)<text:s/>in the document<text:s/>from the identified destination. The object is add below parent before ‘before’ object.</text:p>
      <text:p text:style-name="P584">Parameters :</text:p>
      <text:list text:style-name="LFO1" text:continue-numbering="true">
        <text:list-item>
          <text:p text:style-name="P585"><text:span text:style-name="T586">b</text:span><text:span text:style-name="T587">ookmark</text:span><text:span text:style-name="T588"><text:s/>(</text:span><text:span text:style-name="T589">Bookmark or IndirectObject</text:span><text:span text:style-name="T590">)<text:s/></text:span><text:span text:style-name="T591">bookmark</text:span><text:span text:style-name="T592"><text:s/>object</text:span><text:span text:style-name="T593"><text:s/>to be inserted</text:span><text:span text:style-name="T594"><text:s/></text:span></text:p>
        </text:list-item>
        <text:list-item>
          <text:p text:style-name="P595"><text:span text:style-name="T596">parent<text:s/></text:span><text:span text:style-name="T597">(</text:span><text:span text:style-name="T598">None or IndirectObject</text:span><text:span text:style-name="T599">)<text:s/></text:span><text:span text:style-name="T600">Indirect Object below which the bookmark will be inserted(none = at outlines root)</text:span></text:p>
        </text:list-item>
        <text:list-item>
          <text:p text:style-name="P601"><text:span text:style-name="T602">before<text:s/></text:span><text:span text:style-name="T603">(None or IndirectObject) Indirect Object before which the bookmark will be inserted (none = at the end of the list)</text:span></text:p>
        </text:list-item>
      </text:list>
      <text:p text:style-name="P604">Returns :</text:p>
      <text:list text:style-name="LFO1" text:continue-numbering="true">
        <text:list-item>
          <text:p text:style-name="P605"><text:span text:style-name="T606">IndirectObject</text:span><text:span text:style-name="T607"><text:s/>: <text:s/>indirectObject referring the added bookmark</text:span></text:p>
        </text:list-item>
      </text:list>
      <text:p text:style-name="P608"/>
      <text:p text:style-name="Function"><text:span text:style-name="T609">add_bookmark_from_dict</text:span>(dest, parent=None, before=None)</text:p>
      <text:p text:style-name="aka">(aka<text:s/><text:span text:style-name="T610">addBookmarkFromDict</text:span>() for compatibility,<text:s/><text:span text:style-name="T611">add_outline_from_dict</text:span>()<text:s/>for clarity)</text:p>
      <text:p text:style-name="P612">Add an<text:s/>outline(sometimes called bookmarks)<text:s/>in the document<text:s/>from the<text:s/>data store<text:s/>in the dictionnary.<text:s/>Parent is used internally</text:p>
      <text:p text:style-name="P613">Parameters :</text:p>
      <text:list text:style-name="LFO1" text:continue-numbering="true">
        <text:list-item>
          <text:p text:style-name="P614"><text:span text:style-name="T615">bookmark</text:span><text:span text:style-name="T616"><text:s/>(Bookmark or IndirectObject) bookmark object to be inserted<text:s/></text:span></text:p>
        </text:list-item>
        <text:list-item>
          <text:p text:style-name="P617"><text:span text:style-name="T618">parent<text:s/></text:span><text:span text:style-name="T619">(None or IndirectObject) Indirect Object below which the bookmark will be inserted(none = at outlines root)</text:span></text:p>
        </text:list-item>
        <text:list-item>
          <text:p text:style-name="P620"><text:span text:style-name="T621">before<text:s/></text:span><text:span text:style-name="T622">(None or IndirectObject) Indirect Object before which the bookmark will be inserted (none = at the end of the list)</text:span></text:p>
        </text:list-item>
      </text:list>
      <text:p text:style-name="P623">Returns :</text:p>
      <text:list text:style-name="LFO1" text:continue-numbering="true">
        <text:list-item>
          <text:p text:style-name="P624"><text:span text:style-name="T625">IndirectObject</text:span><text:span text:style-name="T626"><text:s/>: <text:s/>indirectObject referring the added bookmark</text:span></text:p>
        </text:list-item>
      </text:list>
      <text:p text:style-name="P627"/>
      <text:p text:style-name="Function"><text:span text:style-name="T628">get_o</text:span><text:span text:style-name="T629">utlines</text:span>(node=None, outlines=None)</text:p>
      <text:p text:style-name="aka">(aka getOutlines()<text:s/>for compatibility,<text:s/><text:span text:style-name="T630">outlines</text:span><text:s/>as read-only attribute)</text:p>
      <text:p text:style-name="P631">Retrieves the document outline present in the document.<text:s/>Outlines are the hierarchical list destination that is often considered as the summary of the pdf.</text:p>
      <text:p text:style-name="P632">Returns :</text:p>
      <text:list text:style-name="LFO3" text:continue-numbering="true">
        <text:list-item>
          <text:p text:style-name="P633"><text:span text:style-name="T634">a nested list of<text:s/></text:span><text:a office:title="PyPDF2.generic.Destination" xlink:href="https://pythonhosted.org/PyPDF2/Destination.html#PyPDF2.generic.Destination" office:target-frame-name="_top" xlink:show="replace"><text:span text:style-name="T635">Destinations</text:span></text:a><text:span text:style-name="T636"><text:s/></text:span></text:p>
        </text:list-item>
      </text:list>
      <text:p text:style-name="P637"/>
      <text:p text:style-name="Function"><text:span text:style-name="T638">remove_a</text:span><text:span text:style-name="T639">nnots</text:span>(page_set=None, links=False, comments=False, attachments=False,<text:s/>prints=False, _3d=False)</text:p>
      <text:p text:style-name="aka">(aka<text:s/><text:span text:style-name="T640">removeAnnots</text:span>() for compatibility)</text:p>
      <text:p text:style-name="aka"/>
      <text:p text:style-name="P641">Remove annotations on a page set. The page_set is a set or range of page numbers. If None, it means the whole document. The type of annotations to be removed is selected by the other parameters:</text:p>
      <text:list text:style-name="LFO9" text:continue-numbering="true">
        <text:list-item>
          <text:p text:style-name="P642">links <text:s/>:<text:s/><text:tab/><text:tab/>/Link</text:p>
        </text:list-item>
        <text:list-item>
          <text:p text:style-name="P643"><text:span text:style-name="T644">comments:<text:s/></text:span><text:span text:style-name="T645"><text:tab/></text:span><text:span text:style-name="T646">/Text</text:span><text:span text:style-name="T647">,<text:s/></text:span><text:span text:style-name="T648">/FreeText, /Line, /Square, /Circle, /Polygon,</text:span><text:span text:style-name="T649"><text:s/></text:span><text:span text:style-name="T650">/PolyLine</text:span><text:span text:style-name="T651"><text:s/></text:span><text:span text:style-name="T652">,/Highlight, /Underline, /Squiggly, /StrikeOut,</text:span><text:span text:style-name="T653"><text:s/></text:span><text:span text:style-name="T654">/Stamp</text:span><text:span text:style-name="T655">, /Caret, /Ink, /Popup</text:span></text:p>
        </text:list-item>
        <text:list-item>
          <text:p text:style-name="P656">attachments:<text:s/><text:tab/>/FileAttachment, /Sound, /Movie, /Widget, /Screen</text:p>
        </text:list-item>
        <text:list-item>
          <text:p text:style-name="P657">prints :<text:s/><text:tab/><text:tab/>/PrinterMark,/TrapNet, /Watermark</text:p>
        </text:list-item>
        <text:list-item>
          <text:p text:style-name="P658">_3d :<text:s/><text:tab/><text:tab/>/3D</text:p>
        </text:list-item>
      </text:list>
      <text:p text:style-name="P659">If all are set to False, we will delete alls (considered all set to true)</text:p>
      <text:p text:style-name="P660"/>
      <text:p text:style-name="P661">Parameters :</text:p>
      <text:list text:style-name="LFO1" text:continue-numbering="true">
        <text:list-item>
          <text:p text:style-name="P662"><text:span text:style-name="T663">Page_set</text:span><text:span text:style-name="T664"><text:s/>(</text:span><text:span text:style-name="T665">None</text:span><text:span text:style-name="T666"><text:s/>or<text:s/></text:span><text:span text:style-name="T667">set</text:span><text:span text:style-name="T668"><text:s/>or<text:s/></text:span><text:span text:style-name="T669">range</text:span><text:span text:style-name="T670"><text:s/>or<text:s/></text:span><text:span text:style-name="T671">list</text:span><text:span text:style-name="T672">) page to be processed. None means all.</text:span></text:p>
        </text:list-item>
        <text:list-item>
          <text:p text:style-name="P673"><text:span text:style-name="T674">links, comments, attachement, prints, _3d<text:s/></text:span><text:span text:style-name="T675">(bool) type of annotation to be removed</text:span></text:p>
        </text:list-item>
      </text:list>
      <text:p text:style-name="P676"/>
      <text:p text:style-name="Function"><text:span text:style-name="T677">remove_links</text:span>()</text:p>
      <text:p text:style-name="aka">(aka<text:s/><text:span text:style-name="T678">removeLinks</text:span>() for compatibility)</text:p>
      <text:p text:style-name="aka"/>
      <text:p text:style-name="P679">Equivalent to call remove_annots()</text:p>
      <text:p text:style-name="P680"/>
      <text:p text:style-name="Function"><text:span text:style-name="T681">remove_images</text:span>(page_set=None, ignore_bytestring_obj=False)</text:p>
      <text:p text:style-name="aka">(aka<text:s/><text:span text:style-name="T682">removeImages</text:span>() for compatibility)</text:p>
      <text:p text:style-name="aka"/>
      <text:p text:style-name="P683">Remove images from pages which numbers are<text:s/>within the page_set.</text:p>
      <text:p text:style-name="P684">Parameters :</text:p>
      <text:list text:style-name="LFO1" text:continue-numbering="true">
        <text:list-item>
          <text:p text:style-name="P685"><text:span text:style-name="T686">Page_set</text:span><text:span text:style-name="T687"><text:s/>(</text:span><text:span text:style-name="T688">None</text:span><text:span text:style-name="T689"><text:s/>or<text:s/></text:span><text:span text:style-name="T690">set</text:span><text:span text:style-name="T691"><text:s/>or<text:s/></text:span><text:span text:style-name="T692">range</text:span><text:span text:style-name="T693"><text:s/>or<text:s/></text:span><text:span text:style-name="T694">list</text:span><text:span text:style-name="T695">) page to be processed. None means all.</text:span></text:p>
        </text:list-item>
        <text:list-item>
          <text:p text:style-name="P696"><text:span text:style-name="T697">Ignore_bytestring_obj</text:span><text:span text:style-name="T698"><text:s/></text:span><text:span text:style-name="T699">(</text:span><text:span text:style-name="T700">bool</text:span><text:span text:style-name="T701">)<text:s/></text:span><text:span text:style-name="T702">ignore ByteStringObjects (used for ???)</text:span></text:p>
        </text:list-item>
      </text:list>
      <text:p text:style-name="P703"/>
      <text:p text:style-name="Function"><text:span text:style-name="T704">remove_text</text:span>(page_set=None, ignore_bytestring_obj=False)</text:p>
      <text:p text:style-name="aka">(aka<text:s/><text:span text:style-name="T705">removeImages</text:span>() for compatibility)</text:p>
      <text:p text:style-name="aka"/>
      <text:p text:style-name="P706">Remove text from pages which numbers are within the page_set.</text:p>
      <text:p text:style-name="P707">Parameters :</text:p>
      <text:list text:style-name="LFO1" text:continue-numbering="true">
        <text:list-item>
          <text:p text:style-name="P708"><text:span text:style-name="T709">Page_set</text:span><text:span text:style-name="T710"><text:s/>(</text:span><text:span text:style-name="T711">None</text:span><text:span text:style-name="T712"><text:s/>or<text:s/></text:span><text:span text:style-name="T713">set</text:span><text:span text:style-name="T714"><text:s/>or<text:s/></text:span><text:span text:style-name="T715">range</text:span><text:span text:style-name="T716"><text:s/>or<text:s/></text:span><text:span text:style-name="T717">list</text:span><text:span text:style-name="T718">) page to be processed. None means all.</text:span></text:p>
        </text:list-item>
        <text:list-item>
          <text:p text:style-name="P719"><text:span text:style-name="T720">Ignore_bytestring_obj<text:s/></text:span><text:span text:style-name="T721">(</text:span><text:span text:style-name="T722">bool</text:span><text:span text:style-name="T723">) ignore ByteStringObjects (used for ???)</text:span></text:p>
        </text:list-item>
      </text:list>
      <text:p text:style-name="P724"/>
      <text:p text:style-name="Function"><text:span text:style-name="T725">get</text:span><text:span text:style-name="T726">_p</text:span><text:span text:style-name="T727">age</text:span>(pageNumber)</text:p>
      <text:p text:style-name="aka">(aka<text:s/><text:span text:style-name="T728">getPage</text:span>() for compatibility,pages<text:s/>as a array property)</text:p>
      <text:p text:style-name="P729"><text:span text:style-name="T730">Retrieves a page by number from this PDF file.</text:span><text:span text:style-name="T731"><text:s/></text:span><text:span text:style-name="T732">pages</text:span><text:span text:style-name="T733"><text:s/>provide access to the page through a array property</text:span></text:p>
      <text:p text:style-name="P734">Parameters :</text:p>
      <text:list text:style-name="LFO3" text:continue-numbering="true">
        <text:list-item>
          <text:p text:style-name="P735"><text:span text:style-name="T736">pageNumber (int) –<text:s/></text:span><text:span text:style-name="T737">The page number to retrieve (pages begin at zero)</text:span></text:p>
        </text:list-item>
      </text:list>
      <text:p text:style-name="P738"/>
      <text:p text:style-name="P739">Returns :</text:p>
      <text:list text:style-name="LFO3" text:continue-numbering="true">
        <text:list-item>
          <text:p text:style-name="P740"><text:span text:style-name="T741">A<text:s/></text:span><text:span text:style-name="T742">pageObject</text:span><text:span text:style-name="T743"><text:s/>instance</text:span></text:p>
        </text:list-item>
      </text:list>
      <text:p text:style-name="P744"/>
      <text:p text:style-name="P745">Raises:<text:s/></text:p>
      <text:list text:style-name="LFO4" text:continue-numbering="true">
        <text:list-item>
          <text:p text:style-name="P746"><text:span text:style-name="T747">IndexError</text:span><text:span text:style-name="T748"><text:s/>–<text:s/></text:span><text:span text:style-name="T749">if pageNumber is out of range</text:span></text:p>
        </text:list-item>
      </text:list>
      <text:p text:style-name="P750"/>
      <text:p text:style-name="Function"><text:span text:style-name="T751">add_page_label</text:span><text:span text:style-name="T752">(pn_, pag</text:span><text:span text:style-name="T753">elbl)</text:span></text:p>
      <text:p text:style-name="aka">(aka<text:s/><text:span text:style-name="T754">addPageLabel</text:span>() for compatibility)</text:p>
      <text:p text:style-name="P755">Add<text:s/>(or Remove if pageLabel is None)<text:s/>a page label definition onto a page (which will apply to the following pages)</text:p>
      <text:p text:style-name="P756">Parameters :</text:p>
      <text:list text:style-name="LFO1" text:continue-numbering="true">
        <text:list-item>
          <text:p text:style-name="P757"><text:span text:style-name="T758">p</text:span><text:span text:style-name="T759">n_</text:span><text:span text:style-name="T760"><text:s/>(</text:span><text:span text:style-name="T761">int</text:span><text:span text:style-name="T762">) –<text:s/></text:span><text:span text:style-name="T763">The page number<text:s/></text:span><text:span text:style-name="T764">on which page to apply the pagelabel object</text:span></text:p>
        </text:list-item>
        <text:list-item>
          <text:p text:style-name="P765">pagelbl<text:s/>(PageLabel or None) – PageLabel definition, None to delete the page definition</text:p>
        </text:list-item>
      </text:list>
      <text:p text:style-name="P766">Return :</text:p>
      <text:list text:style-name="LFO1" text:continue-numbering="true">
        <text:list-item>
          <text:p text:style-name="P767"><text:span text:style-name="T768">int</text:span><text:span text:style-name="T769"><text:s/>–<text:s/></text:span><text:span text:style-name="T770">The page number<text:s/></text:span><text:span text:style-name="T771">on which page to apply the pagelabel object</text:span></text:p>
        </text:list-item>
        <text:list-item>
          <text:p text:style-name="P772"><text:span text:style-name="T773">IndirectObject</text:span><text:span text:style-name="T774"><text:s/>or<text:s/></text:span><text:span text:style-name="T775">None</text:span><text:span text:style-name="T776"><text:s/>or<text:s/></text:span><text:span text:style-name="T777">False</text:span><text:span text:style-name="T778"><text:s/>: if adding a PageLabel definition, return an IndirectObject to the PageLabel definition,</text:span></text:p>
        </text:list-item>
      </text:list>
      <text:p text:style-name="P779"><text:s/>If pageLabel was None, return None if the pagelabel definition else return False if no pagelabel definition to be removed was found</text:p>
      <text:p text:style-name="P780"/>
      <text:p text:style-name="Function"><text:span text:style-name="T781">remove_page_label</text:span>(pn_)</text:p>
      <text:p text:style-name="aka">(aka<text:s/><text:span text:style-name="T782">remove</text:span><text:span text:style-name="T783">PageLabel</text:span>() for compatibility)</text:p>
      <text:p text:style-name="P784">Remove a page label definition from page pn_</text:p>
      <text:p text:style-name="P785">Parameters :</text:p>
      <text:list text:style-name="LFO1" text:continue-numbering="true">
        <text:list-item>
          <text:p text:style-name="P786"><text:span text:style-name="T787">pn_ (</text:span><text:span text:style-name="T788">int</text:span><text:span text:style-name="T789">) –<text:s/></text:span><text:span text:style-name="T790">The page number on which page to<text:s/></text:span><text:span text:style-name="T791">remove pagelabel definition</text:span></text:p>
        </text:list-item>
      </text:list>
      <text:p text:style-name="P792">Return :</text:p>
      <text:list text:style-name="LFO1" text:continue-numbering="true">
        <text:list-item>
          <text:p text:style-name="P793"><text:span text:style-name="T794">bool</text:span><text:span text:style-name="T795"><text:s/>–<text:s/></text:span><text:span text:style-name="T796">true if a pagelabel definition ha</text:span><text:span text:style-name="T797">s been successfully removed</text:span></text:p>
        </text:list-item>
      </text:list>
      <text:p text:style-name="P798"/>
      <text:p text:style-name="P799"/>
      <text:p text:style-name="Function"><text:span text:style-name="T800">get</text:span><text:span text:style-name="T801">_p</text:span><text:span text:style-name="T802">age</text:span><text:span text:style-name="T803">_label</text:span>(pageNumber)</text:p>
      <text:p text:style-name="aka">(aka getPage() for compatibility,pages as a array property)</text:p>
      <text:p text:style-name="P804"><text:span text:style-name="T805">Retrieves a page by number from this PDF file.</text:span><text:span text:style-name="T806"><text:s/></text:span><text:span text:style-name="T807">pages</text:span><text:span text:style-name="T808"><text:s/>provide access to the page through a array property</text:span></text:p>
      <text:p text:style-name="P809">Parameters :</text:p>
      <text:list text:style-name="LFO1" text:continue-numbering="true">
        <text:list-item>
          <text:p text:style-name="P810"><text:span text:style-name="T811">pageNumber (</text:span><text:span text:style-name="T812">int</text:span><text:span text:style-name="T813">) –<text:s/></text:span><text:span text:style-name="T814">The page number to retrieve (pages begin at zero)</text:span></text:p>
        </text:list-item>
      </text:list>
      <text:p text:style-name="P815"/>
      <text:p text:style-name="P816">Returns :</text:p>
      <text:list text:style-name="LFO1" text:continue-numbering="true">
        <text:list-item>
          <text:p text:style-name="P817"><text:span text:style-name="T818">A<text:s/></text:span><text:span text:style-name="T819">pageObject</text:span><text:span text:style-name="T820"><text:s/>instance</text:span></text:p>
        </text:list-item>
      </text:list>
      <text:p text:style-name="P821"/>
      <text:p text:style-name="P822">Raises:<text:s/></text:p>
      <text:list text:style-name="LFO2" text:continue-numbering="true">
        <text:list-item>
          <text:p text:style-name="P823"><text:span text:style-name="T824">IndexError</text:span><text:span text:style-name="T825"><text:s/>–<text:s/></text:span><text:span text:style-name="T826">if pageNumber is out of range</text:span></text:p>
        </text:list-item>
      </text:list>
      <text:p text:style-name="P827"/>
      <text:p text:style-name="P828">add_uri(pagenum, uri, rect, border=None):</text:p>
      <text:p text:style-name="aka"><text:s/>(aka<text:s/><text:span text:style-name="T829">addURI</text:span>() for compatibility)</text:p>
      <text:p text:style-name="P830">Add a uri link on page defined by the rectangle.</text:p>
      <text:p text:style-name="P831">Parameters :</text:p>
      <text:list text:style-name="LFO1" text:continue-numbering="true">
        <text:list-item>
          <text:p text:style-name="P832"><text:span text:style-name="T833">pagenum</text:span><text:span text:style-name="T834"><text:s/>(</text:span><text:span text:style-name="T835">int</text:span><text:span text:style-name="T836">) –<text:s/></text:span><text:span text:style-name="T837">The page number</text:span><text:span text:style-name="T838"><text:s/>on which to add the URI <text:s/>link</text:span></text:p>
        </text:list-item>
        <text:list-item>
          <text:p text:style-name="P839"><text:span text:style-name="T840">uri</text:span><text:span text:style-name="T841"><text:s/>(</text:span><text:span text:style-name="T842">str</text:span><text:span text:style-name="T843">) – the URI pointing as a string</text:span></text:p>
        </text:list-item>
        <text:list-item>
          <text:p text:style-name="P844"><text:span text:style-name="T845">rect</text:span><text:span text:style-name="T846"><text:s/>(</text:span><text:span text:style-name="T847">RectangleObject</text:span><text:span text:style-name="T848">) –<text:s/></text:span><text:a office:title="PyPDF2.generic.RectangleObject" xlink:href="https://pythonhosted.org/PyPDF2/RectangleObject.html#PyPDF2.generic.RectangleObject" office:target-frame-name="_top" xlink:show="replace"><text:span text:style-name="T849">RectangleObject</text:span></text:a><text:span text:style-name="T850"><text:s/>or array of four integers specifying the clickable rectangular area<text:s/></text:span><text:span text:style-name="T851">[xLL,</text:span><text:span text:style-name="T852"><text:s/></text:span><text:span text:style-name="T853">yLL,</text:span><text:span text:style-name="T854"><text:s/></text:span><text:span text:style-name="T855">xUR,</text:span><text:span text:style-name="T856"><text:s/></text:span><text:span text:style-name="T857">yUR]</text:span><text:span text:style-name="T858">, or string in the form<text:s/></text:span><text:span text:style-name="T859">"[</text:span><text:span text:style-name="T860"><text:s/></text:span><text:span text:style-name="T861">xLL</text:span><text:span text:style-name="T862"><text:s/></text:span><text:span text:style-name="T863">yLL</text:span><text:span text:style-name="T864"><text:s/></text:span><text:span text:style-name="T865">xUR</text:span><text:span text:style-name="T866"><text:s/></text:span><text:span text:style-name="T867">yUR</text:span><text:span text:style-name="T868"><text:s/></text:span><text:span text:style-name="T869">]"</text:span><text:span text:style-name="T870">.</text:span></text:p>
        </text:list-item>
        <text:list-item>
          <text:p text:style-name="P871"><text:span text:style-name="T872">b</text:span><text:span text:style-name="T873">order</text:span><text:span text:style-name="T874"><text:s/>(Array of int or None)</text:span><text:span text:style-name="T875"><text:s/>- if provided, an array describing border-drawing properties. See the PDF spec for details. No border will be drawn if this argument is omitted.</text:span><text:span text:style-name="T876"><text:s/></text:span></text:p>
        </text:list-item>
      </text:list>
      <text:p text:style-name="P877"/>
      <text:p text:style-name="P878">add_link(pagenum, pagedest, rect, border=None, fit="/Fit", * zoom_args):</text:p>
      <text:p text:style-name="aka"><text:s/>(aka<text:s/><text:span text:style-name="T879">addLink</text:span>() for compatibility)</text:p>
      <text:p text:style-name="P880"><text:span text:style-name="T881">Add an internal link from a rectangular area to the specified page.</text:span></text:p>
      <text:p text:style-name="P882">Parameters :</text:p>
      <text:list text:style-name="LFO1" text:continue-numbering="true">
        <text:list-item>
          <text:p text:style-name="P883"><text:span text:style-name="T884">pagenum</text:span><text:span text:style-name="T885"><text:s/>(</text:span><text:span text:style-name="T886">int</text:span><text:span text:style-name="T887">) – index of the page on which to place the link.</text:span></text:p>
        </text:list-item>
        <text:list-item>
          <text:p text:style-name="P888"><text:span text:style-name="T889">pagedest</text:span><text:span text:style-name="T890"><text:s/>(</text:span><text:span text:style-name="T891">int</text:span><text:span text:style-name="T892">) – index of the page to which the link should go.</text:span></text:p>
        </text:list-item>
        <text:list-item>
          <text:p text:style-name="P893"><text:span text:style-name="T894">rect</text:span><text:span text:style-name="T895"><text:s/>–<text:s/></text:span><text:a office:title="PyPDF2.generic.RectangleObject" xlink:href="https://pythonhosted.org/PyPDF2/RectangleObject.html#PyPDF2.generic.RectangleObject" office:target-frame-name="_top" xlink:show="replace"><text:span text:style-name="T896">RectangleObject</text:span></text:a><text:span text:style-name="T897"><text:s/>or array of four integers specifying the clickable rectangular area<text:s/></text:span><text:span text:style-name="T898">[xLL, yLL, xUR, yUR]</text:span><text:span text:style-name="T899">, or string in the form<text:s/></text:span><text:span text:style-name="T900">"[ xLL yLL xUR yUR ]"</text:span><text:span text:style-name="T901">.</text:span></text:p>
        </text:list-item>
        <text:list-item>
          <text:p text:style-name="P902"><text:span text:style-name="T903">border</text:span><text:span text:style-name="T904"><text:s/>– if provided, an array describing border-drawing properties. See the PDF spec for details. No border will be drawn if this argument is omitted.</text:span></text:p>
        </text:list-item>
        <text:list-item>
          <text:p text:style-name="P905"><text:span text:style-name="T906">fit</text:span><text:span text:style-name="T907"><text:s/>(</text:span><text:span text:style-name="T908">str</text:span><text:span text:style-name="T909">) – Page fit or ‘zoom’ option (see below). Additional arguments may need to be supplied. Passing<text:s/></text:span><text:span text:style-name="T910">None</text:span><text:span text:style-name="T911"><text:s/>will be read as a null value for that coordinate.</text:span></text:p>
        </text:list-item>
        <text:list-item>
          <text:p text:style-name="P912">Valid zoom arguments (see Table 8.2 of the PDF 1.7 reference for details):</text:p>
        </text:list-item>
      </text:list>
      <table:table table:style-name="Table913">
        <table:table-columns>
          <table:table-column table:style-name="TableColumn914"/>
          <table:table-column table:style-name="TableColumn915"/>
        </table:table-columns>
        <table:table-row table:style-name="TableRow916">
          <table:table-cell table:style-name="TableCell917">
            <text:p text:style-name="P918"><text:span text:style-name="T919">/Fit</text:span></text:p>
          </table:table-cell>
          <table:table-cell table:style-name="TableCell920">
            <text:p text:style-name="P921">No additional arguments</text:p>
          </table:table-cell>
        </table:table-row>
        <table:table-row table:style-name="TableRow922">
          <table:table-cell table:style-name="TableCell923">
            <text:p text:style-name="P924"><text:span text:style-name="T925">/XYZ</text:span></text:p>
          </table:table-cell>
          <table:table-cell table:style-name="TableCell926">
            <text:p text:style-name="P927">[left] [top] [zoomFactor]</text:p>
          </table:table-cell>
        </table:table-row>
        <table:table-row table:style-name="TableRow928">
          <table:table-cell table:style-name="TableCell929">
            <text:p text:style-name="P930"><text:span text:style-name="T931">/FitH</text:span></text:p>
          </table:table-cell>
          <table:table-cell table:style-name="TableCell932">
            <text:p text:style-name="P933">[top]</text:p>
          </table:table-cell>
        </table:table-row>
        <table:table-row table:style-name="TableRow934">
          <table:table-cell table:style-name="TableCell935">
            <text:p text:style-name="P936"><text:span text:style-name="T937">/FitV</text:span></text:p>
          </table:table-cell>
          <table:table-cell table:style-name="TableCell938">
            <text:p text:style-name="P939">[left]</text:p>
          </table:table-cell>
        </table:table-row>
        <table:table-row table:style-name="TableRow940">
          <table:table-cell table:style-name="TableCell941">
            <text:p text:style-name="P942"><text:span text:style-name="T943">/FitR</text:span></text:p>
          </table:table-cell>
          <table:table-cell table:style-name="TableCell944">
            <text:p text:style-name="P945">[left] [bottom] [right] [top]</text:p>
          </table:table-cell>
        </table:table-row>
        <table:table-row table:style-name="TableRow946">
          <table:table-cell table:style-name="TableCell947">
            <text:p text:style-name="P948"><text:span text:style-name="T949">/FitB</text:span></text:p>
          </table:table-cell>
          <table:table-cell table:style-name="TableCell950">
            <text:p text:style-name="P951">No additional arguments</text:p>
          </table:table-cell>
        </table:table-row>
        <table:table-row table:style-name="TableRow952">
          <table:table-cell table:style-name="TableCell953">
            <text:p text:style-name="P954"><text:span text:style-name="T955">/FitBH</text:span></text:p>
          </table:table-cell>
          <table:table-cell table:style-name="TableCell956">
            <text:p text:style-name="P957">[top]</text:p>
          </table:table-cell>
        </table:table-row>
        <table:table-row table:style-name="TableRow958">
          <table:table-cell table:style-name="TableCell959">
            <text:p text:style-name="P960"><text:span text:style-name="T961">/FitBV</text:span></text:p>
          </table:table-cell>
          <table:table-cell table:style-name="TableCell962">
            <text:p text:style-name="P963">[left]</text:p>
          </table:table-cell>
        </table:table-row>
      </table:table>
      <text:p text:style-name="P964"/>
      <text:p text:style-name="Function"><text:span text:style-name="T965">add_comment_object</text:span><text:span text:style-name="T966">(page_num, comment, irtSubstitute=None)</text:span></text:p>
      <text:p text:style-name="aka">(aka<text:s/><text:span text:style-name="T967">addCommentObject</text:span>() for compatibility)</text:p>
      <text:p text:style-name="P968">Add an existing Dictionnary Object defining a comment onto page indexed page_num</text:p>
      <text:p text:style-name="P969">Parameters :</text:p>
      <text:list text:style-name="LFO1" text:continue-numbering="true">
        <text:list-item>
          <text:p text:style-name="P970"><text:span text:style-name="T971">Page_num</text:span><text:span text:style-name="T972">(</text:span><text:span text:style-name="T973">int</text:span><text:span text:style-name="T974">)</text:span><text:span text:style-name="T975"><text:s/>–<text:s/></text:span><text:span text:style-name="T976">Page</text:span><text:span text:style-name="T977"><text:s/>index where to apply comment</text:span></text:p>
        </text:list-item>
        <text:list-item>
          <text:p text:style-name="P978"><text:span text:style-name="T979">Comment<text:s/></text:span><text:span text:style-name="T980">(</text:span><text:span text:style-name="T981">DictionnaryObject</text:span><text:span text:style-name="T982"><text:s/>or IndirectObject</text:span><text:span text:style-name="T983">)</text:span><text:span text:style-name="T984"><text:s/>– DictionnaryObject (or object reference to the object if IndirectObject) defining the comment</text:span></text:p>
        </text:list-item>
        <text:list-item>
          <text:p text:style-name="P985"><text:span text:style-name="T986">irtSubstitute</text:span><text:span text:style-name="T987"><text:s/>(</text:span><text:span text:style-name="T988">IndirectObject</text:span><text:span text:style-name="T989"><text:s/>or<text:s/></text:span><text:span text:style-name="T990">None</text:span><text:span text:style-name="T991"><text:s/></text:span><text:span text:style-name="T992">or</text:span><text:span text:style-name="T993"><text:s/>bool</text:span><text:span text:style-name="T994">) –<text:s/></text:span><text:span text:style-name="T995">this identifies the actions applied on IRT (In Response To) field exists.</text:span></text:p>
        </text:list-item>
      </text:list>
      <text:p text:style-name="P996">If<text:s/>None, the indirect comment will be used as it is.</text:p>
      <text:p text:style-name="P997">If True, the cloned copy of the object will be looked for and the field will be discarded if not found</text:p>
      <text:p text:style-name="P998">If False, the IRT field will be discarded in any case.</text:p>
      <text:p text:style-name="P999">If IndirectObject, the provided object will be used in IRT field (if IRT field exists).</text:p>
      <text:p text:style-name="P1000">Returns :</text:p>
      <text:list text:style-name="LFO1" text:continue-numbering="true">
        <text:list-item>
          <text:p text:style-name="P1001"><text:span text:style-name="T1002">IndirectObject</text:span><text:span text:style-name="T1003"><text:s/></text:span><text:span text:style-name="T1004">Return an indirectObject referring the added comment.</text:span><text:span text:style-name="T1005"><text:s/></text:span></text:p>
        </text:list-item>
      </text:list>
      <text:p text:style-name="P1006"/>
      <text:p text:style-name="Function"><text:span text:style-name="T1007">add_comment</text:span>(self, page_num, text, author="Unindentified", creation_date=None, irt=None,<text:s/>state=None, top=0, left=0, rgb=(1.0, 0.81961, 0.0)):</text:p>
      <text:p text:style-name="aka">(aka<text:s/><text:span text:style-name="T1008">addComment</text:span>() for compatibility)</text:p>
      <text:p text:style-name="P1009">Add an<text:s/>comment</text:p>
      <text:p text:style-name="P1010">Parameters :</text:p>
      <text:list text:style-name="LFO1" text:continue-numbering="true">
        <text:list-item>
          <text:p text:style-name="P1011"><text:span text:style-name="T1012">Page_num</text:span><text:span text:style-name="T1013">(</text:span><text:span text:style-name="T1014">int</text:span><text:span text:style-name="T1015">)</text:span><text:span text:style-name="T1016"><text:s/>–<text:s/></text:span><text:span text:style-name="T1017">Page</text:span><text:span text:style-name="T1018"><text:s/>index where to apply comment</text:span></text:p>
        </text:list-item>
        <text:list-item>
          <text:p text:style-name="P1019"><text:span text:style-name="T1020">Text</text:span><text:span text:style-name="T1021"><text:s/></text:span><text:span text:style-name="T1022">(</text:span><text:span text:style-name="T1023">str</text:span><text:span text:style-name="T1024">)</text:span><text:span text:style-name="T1025"><text:s/>–<text:s/></text:span><text:span text:style-name="T1026">Comment</text:span></text:p>
        </text:list-item>
        <text:list-item>
          <text:p text:style-name="P1027"><text:span text:style-name="T1028">Author<text:s/></text:span><text:span text:style-name="T1029">(</text:span><text:span text:style-name="T1030">str</text:span><text:span text:style-name="T1031">)</text:span><text:span text:style-name="T1032"><text:s/>– Comment</text:span></text:p>
        </text:list-item>
        <text:list-item>
          <text:p text:style-name="P1033"><text:span text:style-name="T1034">Creation_date</text:span><text:span text:style-name="T1035">(</text:span><text:span text:style-name="T1036">datetime or str or None</text:span><text:span text:style-name="T1037">)</text:span><text:span text:style-name="T1038"><text:s/>– Comment creation date. Now if None.if provided as an STD it shall be “D:YYYMMDDHHMMSSz” (to match PDF format)</text:span></text:p>
        </text:list-item>
        <text:list-item>
          <text:p text:style-name="P1039"><text:span text:style-name="T1040">irt</text:span><text:span text:style-name="T1041"><text:s/>(</text:span><text:span text:style-name="T1042">IndirectObject</text:span><text:span text:style-name="T1043"><text:s/>or<text:s/></text:span><text:span text:style-name="T1044">None</text:span><text:span text:style-name="T1045">) –<text:s/></text:span><text:span text:style-name="T1046">a Indirect object referring a original comment (In Response To), None if no comments.</text:span></text:p>
        </text:list-item>
        <text:list-item>
          <text:p text:style-name="P1047"><text:span text:style-name="T1048">state</text:span><text:span text:style-name="T1049"><text:s/>(</text:span><text:span text:style-name="T1050">str or<text:s/></text:span><text:span text:style-name="T1051">None</text:span><text:span text:style-name="T1052">) – a string defining the state (Accepted/ Rejected/Cancelled/Completed/None/Marked/Unmarked) or None if not used.</text:span></text:p>
        </text:list-item>
        <text:list-item>
          <text:p text:style-name="P1053"><text:span text:style-name="T1054">top,left</text:span><text:span text:style-name="T1055"><text:s/>(</text:span><text:span text:style-name="T1056">int</text:span><text:span text:style-name="T1057">) – Position of the comment.</text:span></text:p>
        </text:list-item>
        <text:list-item>
          <text:p text:style-name="P1058"><text:span text:style-name="T1059">rgb (</text:span><text:span text:style-name="T1060">tuple of 3 ints) – Color of the<text:s/></text:span><text:span text:style-name="T1061">icon</text:span></text:p>
        </text:list-item>
      </text:list>
      <text:p text:style-name="P1062">Returns :</text:p>
      <text:list text:style-name="LFO1" text:continue-numbering="true">
        <text:list-item>
          <text:p text:style-name="P1063"><text:span text:style-name="T1064">IndirectObject</text:span><text:span text:style-name="T1065"><text:s/></text:span><text:span text:style-name="T1066">Return an indirectObject referring the added comment.<text:s/></text:span></text:p>
        </text:list-item>
      </text:list>
      <text:p text:style-name="P1067"/>
      <text:p text:style-name="Function"><text:span text:style-name="T1068">add_comments_from_page</text:span>(page_num, page)</text:p>
      <text:p text:style-name="aka">(aka<text:s/><text:span text:style-name="T1069">addCommentsFromPage</text:span>() for compatibility)</text:p>
      <text:p text:style-name="P1070">Copy all comments<text:s/>from page(from an other document) into the page indexed page_num</text:p>
      <text:p text:style-name="P1071">Note:currently it copies only text comments.</text:p>
      <text:p text:style-name="P1072">Parameters :</text:p>
      <text:list text:style-name="LFO1" text:continue-numbering="true">
        <text:list-item>
          <text:p text:style-name="P1073"><text:span text:style-name="T1074">Page_num</text:span><text:span text:style-name="T1075">(</text:span><text:span text:style-name="T1076">int</text:span><text:span text:style-name="T1077">)</text:span><text:span text:style-name="T1078"><text:s/>–<text:s/></text:span><text:span text:style-name="T1079">Page</text:span><text:span text:style-name="T1080"><text:s/>index<text:s/></text:span><text:span text:style-name="T1081">into which to insert the comments</text:span></text:p>
        </text:list-item>
        <text:list-item>
          <text:p text:style-name="P1082"><text:span text:style-name="T1083">Page</text:span><text:span text:style-name="T1084"><text:s/></text:span><text:span text:style-name="T1085">(</text:span><text:span text:style-name="T1086">pageObject or Dictionnary or IndirectObject</text:span><text:span text:style-name="T1087">)</text:span><text:span text:style-name="T1088"><text:s/>–<text:s/></text:span><text:span text:style-name="T1089">source page where the comments are copied from.</text:span></text:p>
        </text:list-item>
      </text:list>
      <text:p text:style-name="P1090"/>
      <text:p text:style-name="Function"><text:span text:style-name="T1091">g</text:span><text:span text:style-name="T1092">et_page_l</text:span><text:span text:style-name="T1093">ayout</text:span>()<text:s/>/<text:s/><text:span text:style-name="T1094">set_page_layout</text:span>(layout)</text:p>
      <text:p text:style-name="aka">(aka<text:s/><text:span text:style-name="T1095">getPageLayout</text:span>()/<text:span text:style-name="T1096">setPageLayout</text:span>()<text:s/>for compatibility,<text:s/><text:span text:style-name="T1097">p</text:span><text:span text:style-name="T1098">age_layout</text:span><text:span text:style-name="T1099">/pageLayout</text:span><text:s/>as an<text:s/>attribute)</text:p>
      <text:p text:style-name="P1100">Get/Set<text:s/>the page layout<text:s/>(as a string).</text:p>
      <table:table table:style-name="Table1101">
        <table:table-columns>
          <table:table-column table:style-name="TableColumn1102"/>
          <table:table-column table:style-name="TableColumn1103"/>
        </table:table-columns>
        <table:table-row table:style-name="TableRow1104">
          <table:table-cell table:style-name="TableCell1105">
            <text:p text:style-name="P1106"><text:span text:style-name="T1107">/NoLayout</text:span></text:p>
          </table:table-cell>
          <table:table-cell table:style-name="TableCell1108">
            <text:p text:style-name="P1109">Layout explicitly not specified</text:p>
          </table:table-cell>
        </table:table-row>
        <table:table-row table:style-name="TableRow1110">
          <table:table-cell table:style-name="TableCell1111">
            <text:p text:style-name="P1112"><text:span text:style-name="T1113">/SinglePage</text:span></text:p>
          </table:table-cell>
          <table:table-cell table:style-name="TableCell1114">
            <text:p text:style-name="P1115">Show one page at a time</text:p>
          </table:table-cell>
        </table:table-row>
        <table:table-row table:style-name="TableRow1116">
          <table:table-cell table:style-name="TableCell1117">
            <text:p text:style-name="P1118"><text:span text:style-name="T1119">/OneColumn</text:span></text:p>
          </table:table-cell>
          <table:table-cell table:style-name="TableCell1120">
            <text:p text:style-name="P1121">Show one column at a time</text:p>
          </table:table-cell>
        </table:table-row>
        <table:table-row table:style-name="TableRow1122">
          <table:table-cell table:style-name="TableCell1123">
            <text:p text:style-name="P1124"><text:span text:style-name="T1125">/TwoColumnLeft</text:span></text:p>
          </table:table-cell>
          <table:table-cell table:style-name="TableCell1126">
            <text:p text:style-name="P1127">Show pages in two columns, odd-numbered pages on the left</text:p>
          </table:table-cell>
        </table:table-row>
        <table:table-row table:style-name="TableRow1128">
          <table:table-cell table:style-name="TableCell1129">
            <text:p text:style-name="P1130"><text:span text:style-name="T1131"> </text:span><text:span text:style-name="T1132">/TwoColumnRight</text:span></text:p>
          </table:table-cell>
          <table:table-cell table:style-name="TableCell1133">
            <text:p text:style-name="P1134">Show pages in two columns, odd-numbered pages on the right</text:p>
          </table:table-cell>
        </table:table-row>
        <table:table-row table:style-name="TableRow1135">
          <table:table-cell table:style-name="TableCell1136">
            <text:p text:style-name="P1137"><text:span text:style-name="T1138">/TwoPageLeft</text:span></text:p>
          </table:table-cell>
          <table:table-cell table:style-name="TableCell1139">
            <text:p text:style-name="P1140">Show two pages at a time, odd-numbered pages on the left</text:p>
          </table:table-cell>
        </table:table-row>
        <table:table-row table:style-name="TableRow1141">
          <table:table-cell table:style-name="TableCell1142">
            <text:p text:style-name="P1143"><text:span text:style-name="T1144">/TwoPageRight</text:span></text:p>
          </table:table-cell>
          <table:table-cell table:style-name="TableCell1145">
            <text:p text:style-name="P1146">Show two pages at a time, odd-numbered pages on the right</text:p>
          </table:table-cell>
        </table:table-row>
      </table:table>
      <text:p text:style-name="P1147">Parameters (for set):</text:p>
      <text:list text:style-name="LFO1" text:continue-numbering="true">
        <text:list-item>
          <text:p text:style-name="P1148"><text:span text:style-name="T1149">Layout</text:span><text:span text:style-name="T1150"><text:s/>(</text:span><text:span text:style-name="T1151">str</text:span><text:span text:style-name="T1152">)</text:span><text:span text:style-name="T1153"><text:s/>if not specified</text:span><text:span text:style-name="T1154">. Return the page Layout.<text:s/></text:span></text:p>
        </text:list-item>
      </text:list>
      <text:p text:style-name="P1155">Returns :</text:p>
      <text:list text:style-name="LFO3" text:continue-numbering="true">
        <text:list-item>
          <text:p text:style-name="P1156"><text:span text:style-name="T1157">str</text:span><text:span text:style-name="T1158">,<text:s/></text:span><text:span text:style-name="T1159">None</text:span><text:span text:style-name="T1160"><text:s/>if not specified</text:span><text:span text:style-name="T1161">. Return the page Layout.<text:s/></text:span></text:p>
        </text:list-item>
      </text:list>
      <text:p text:style-name="P1162"/>
      <text:p text:style-name="Function"><text:span text:style-name="T1163">get_page_m</text:span><text:span text:style-name="T1164">ode</text:span><text:span text:style-name="T1165">()</text:span><text:span text:style-name="T1166"><text:s/>/<text:s/></text:span><text:span text:style-name="T1167">s</text:span><text:span text:style-name="T1168">et_page_mode</text:span><text:span text:style-name="T1169">(</text:span>mode<text:span text:style-name="T1170">)</text:span></text:p>
      <text:p text:style-name="aka">(aka<text:s/><text:span text:style-name="T1171">getPageMode</text:span>()/<text:span text:style-name="T1172">setPageMode</text:span>()<text:s/>for compatibility ,<text:s/><text:span text:style-name="T1173">p</text:span><text:span text:style-name="T1174">age_mode</text:span><text:span text:style-name="T1175">/page</text:span><text:span text:style-name="T1176">Mode</text:span><text:s/>as an<text:s/>attribute)</text:p>
      <text:p text:style-name="P1177"><text:span text:style-name="T1178">Get</text:span><text:span text:style-name="T1179">/Set</text:span><text:span text:style-name="T1180"><text:s/>the page mode. See<text:s/></text:span><text:a office:title="PyPDF2.PdfFileWriter.setPageMode" xlink:href="https://pythonhosted.org/PyPDF2/PdfFileWriter.html#PyPDF2.PdfFileWriter.setPageMode" office:target-frame-name="_top" xlink:show="replace"><text:span text:style-name="T1181">setPageMode()</text:span></text:a><text:span text:style-name="T1182"><text:s/>for a description of valid modes.</text:span></text:p>
      <table:table table:style-name="Table1183">
        <table:table-columns>
          <table:table-column table:style-name="TableColumn1184"/>
          <table:table-column table:style-name="TableColumn1185"/>
        </table:table-columns>
        <table:table-row table:style-name="TableRow1186">
          <table:table-cell table:style-name="TableCell1187">
            <text:p text:style-name="P1188"><text:span text:style-name="T1189">/UseNone</text:span></text:p>
          </table:table-cell>
          <table:table-cell table:style-name="TableCell1190">
            <text:p text:style-name="P1191">Do not show outlines or thumbnails panels</text:p>
          </table:table-cell>
        </table:table-row>
        <table:table-row table:style-name="TableRow1192">
          <table:table-cell table:style-name="TableCell1193">
            <text:p text:style-name="P1194"><text:span text:style-name="T1195">/UseOutlines</text:span></text:p>
          </table:table-cell>
          <table:table-cell table:style-name="TableCell1196">
            <text:p text:style-name="P1197">Show outlines (aka<text:s/>okmarks) panel</text:p>
          </table:table-cell>
        </table:table-row>
        <table:table-row table:style-name="TableRow1198">
          <table:table-cell table:style-name="TableCell1199">
            <text:p text:style-name="P1200"><text:span text:style-name="T1201">/UseThumbs</text:span></text:p>
          </table:table-cell>
          <table:table-cell table:style-name="TableCell1202">
            <text:p text:style-name="P1203">Show page thumbnails panel</text:p>
          </table:table-cell>
        </table:table-row>
        <table:table-row table:style-name="TableRow1204">
          <table:table-cell table:style-name="TableCell1205">
            <text:p text:style-name="P1206"><text:span text:style-name="T1207">/FullScreen</text:span></text:p>
          </table:table-cell>
          <table:table-cell table:style-name="TableCell1208">
            <text:p text:style-name="P1209">Fullscreen view</text:p>
          </table:table-cell>
        </table:table-row>
        <table:table-row table:style-name="TableRow1210">
          <table:table-cell table:style-name="TableCell1211">
            <text:p text:style-name="P1212"><text:span text:style-name="T1213">/UseOC</text:span></text:p>
          </table:table-cell>
          <table:table-cell table:style-name="TableCell1214">
            <text:p text:style-name="P1215">Show Optional Content Group (OCG) panel</text:p>
          </table:table-cell>
        </table:table-row>
        <table:table-row table:style-name="TableRow1216">
          <table:table-cell table:style-name="TableCell1217">
            <text:p text:style-name="P1218"><text:span text:style-name="T1219"> </text:span><text:span text:style-name="T1220">/UseAttachments</text:span></text:p>
          </table:table-cell>
          <table:table-cell table:style-name="TableCell1221">
            <text:p text:style-name="P1222">Show attachments panel</text:p>
          </table:table-cell>
        </table:table-row>
      </table:table>
      <text:p text:style-name="P1223">Parameters (for set):</text:p>
      <text:list text:style-name="LFO1" text:continue-numbering="true">
        <text:list-item>
          <text:p text:style-name="P1224"><text:span text:style-name="T1225">Layout</text:span><text:span text:style-name="T1226"><text:s/>(</text:span><text:span text:style-name="T1227">str</text:span><text:span text:style-name="T1228">)</text:span><text:span text:style-name="T1229"><text:s/>if not specified</text:span><text:span text:style-name="T1230">. Return the page Mode.<text:s/></text:span></text:p>
        </text:list-item>
      </text:list>
      <text:p text:style-name="P1231">Returns :</text:p>
      <text:list text:style-name="LFO1" text:continue-numbering="true">
        <text:list-item>
          <text:p text:style-name="P1232"><text:span text:style-name="T1233">str</text:span><text:span text:style-name="T1234">,<text:s/></text:span><text:span text:style-name="T1235">None</text:span><text:span text:style-name="T1236"><text:s/>if not specified</text:span><text:span text:style-name="T1237">. Return the page Mode.<text:s/></text:span></text:p>
        </text:list-item>
      </text:list>
      <text:p text:style-name="P1238"/>
      <text:p text:style-name="Function"><text:span text:style-name="T1239">get_page_n</text:span><text:span text:style-name="T1240">umber</text:span><text:span text:style-name="T1241">(page)</text:span></text:p>
      <text:p text:style-name="aka">(aka<text:s/><text:span text:style-name="T1242">getPageNumber</text:span>() for compatibility)</text:p>
      <text:p text:style-name="P1243">Retrieve page number of a given PageObject</text:p>
      <text:p text:style-name="P1244">Parameters :</text:p>
      <text:list text:style-name="LFO3" text:continue-numbering="true">
        <text:list-item>
          <text:p text:style-name="P1245"><text:span text:style-name="T1246">page</text:span><text:span text:style-name="T1247"><text:s/>(</text:span><text:a office:title="PyPDF2.pdf.PageObject" xlink:href="https://pythonhosted.org/PyPDF2/PageObject.html#PyPDF2.pdf.PageObject" office:target-frame-name="_top" xlink:show="replace"><text:span text:style-name="T1248">PageObject</text:span></text:a><text:span text:style-name="T1249">) – The page to get page number. Should be an instance of<text:s/></text:span><text:a office:title="PyPDF2.pdf.PageObject" xlink:href="https://pythonhosted.org/PyPDF2/PageObject.html#PyPDF2.pdf.PageObject" office:target-frame-name="_top" xlink:show="replace"><text:span text:style-name="T1250">PageObject</text:span></text:a></text:p>
        </text:list-item>
      </text:list>
      <text:p text:style-name="P1251"/>
      <text:p text:style-name="P1252">Returns :</text:p>
      <text:list text:style-name="LFO3" text:continue-numbering="true">
        <text:list-item>
          <text:p text:style-name="P1253"><text:span text:style-name="T1254">int</text:span><text:span text:style-name="T1255"><text:s text:c="2"/></text:span><text:span text:style-name="T1256">-<text:s/></text:span><text:span text:style-name="T1257">the page number or -1 if page not found</text:span></text:p>
        </text:list-item>
      </text:list>
      <text:p text:style-name="P1258"/>
      <text:p text:style-name="P1259">Raises:<text:s/></text:p>
      <text:list text:style-name="LFO5" text:continue-numbering="true">
        <text:list-item>
          <text:p text:style-name="P1260"><text:span text:style-name="T1261">NotImplementedError</text:span><text:span text:style-name="T1262"><text:s/>–<text:s/></text:span><text:span text:style-name="T1263">if document uses an unsupported encryption method.</text:span></text:p>
        </text:list-item>
      </text:list>
      <text:p text:style-name="P1264"/>
      <text:p text:style-name="Function"><text:span text:style-name="T1265">add_metad</text:span><text:span text:style-name="T1266">ata</text:span>(infos)</text:p>
      <text:p text:style-name="Function">(aka addMetadata()</text:p>
      <text:p text:style-name="P1267">Add custom metadata to the output.</text:p>
      <table:table table:style-name="Table1268">
        <table:table-columns>
          <table:table-column table:style-name="TableColumn1269"/>
          <table:table-column table:style-name="TableColumn1270"/>
        </table:table-columns>
        <table:table-row table:style-name="TableRow1271">
          <table:table-cell table:style-name="TableCell1272">
            <text:p text:style-name="P1273">Parameters:</text:p>
          </table:table-cell>
          <table:table-cell table:style-name="TableCell1274">
            <text:p text:style-name="P1275"><text:span text:style-name="T1276">infos</text:span><text:span text:style-name="T1277"><text:s/>(</text:span><text:span text:style-name="T1278">dict</text:span><text:span text:style-name="T1279">) – a Python dictionary where each key is a field and each value is your new metadata</text:span></text:p>
          </table:table-cell>
        </table:table-row>
      </table:table>
      <text:p text:style-name="P1280"/>
      <text:p text:style-name="Function"><text:span text:style-name="T1281">get_xmp_m</text:span><text:span text:style-name="T1282">etadata</text:span><text:span text:style-name="T1283">()</text:span></text:p>
      <text:p text:style-name="aka">(aka<text:s/><text:span text:style-name="T1284">getXmpMeta</text:span><text:span text:style-name="T1285">data</text:span>() for compatibility,</text:p>
      <text:p text:style-name="P1286">Retrieves XMP (Extensible Metadata Platform) data from the PDF document root.</text:p>
      <text:p text:style-name="P1287">Returns :</text:p>
      <text:list text:style-name="LFO3" text:continue-numbering="true">
        <text:list-item>
          <text:p text:style-name="P1288"><text:span text:style-name="T1289">a<text:s/></text:span><text:a office:title="PyPDF2.xmp.XmpInformation" xlink:href="https://pythonhosted.org/PyPDF2/XmpInformation.html#PyPDF2.xmp.XmpInformation" office:target-frame-name="_top" xlink:show="replace"><text:span text:style-name="T1290">XmpInformation</text:span></text:a><text:span text:style-name="T1291"><text:s/>instance that can be used to access XMP metadata from the document.</text:span></text:p>
        </text:list-item>
      </text:list>
      <text:p text:style-name="P1292"/>
      <text:p text:style-name="P1293"><text:bookmark-start text:name="is_encrypted"/>is_encrypted<text:bookmark-end text:name="is_encrypted"/></text:p>
      <text:p text:style-name="aka">(aka. isEncrypted for compatibility)</text:p>
      <text:p text:style-name="P1294"><text:span text:style-name="T1295">Read-only boolean property showing whether this PDF file is encrypted. Note that this property, if true, will remain true even after the<text:s/></text:span><text:a office:title="PyPDF2.PdfFileReader.decrypt" xlink:href="https://pythonhosted.org/PyPDF2/PdfFileReader.html#PyPDF2.PdfFileReader.decrypt" office:target-frame-name="_top" xlink:show="replace"><text:span text:style-name="T1296">decrypt()</text:span></text:a><text:span text:style-name="T1297"><text:s/>method is called.</text:span></text:p>
      <text:p text:style-name="Function"><text:span text:style-name="T1298">decrypt</text:span>(password)</text:p>
      <text:p text:style-name="also">(see also<text:s/><text:span text:style-name="T1299"><text:bookmark-ref text:ref-name="is_encrypted" text:reference-format="text">is_encrypted</text:bookmark-ref></text:span>)</text:p>
      <text:p text:style-name="P1300">When using an encrypted / secured PDF file with the PDF Standard encryption handler, this function will allow the file to be decrypted. It checks the given password against the document’s user password and owner password, and then stores the resulting decryption key if either password is correct.</text:p>
      <text:p text:style-name="P1301">It does not matter which password was matched. Both passwords provide the correct decryption key that will allow the document to be used with this library.</text:p>
      <text:p text:style-name="P1302">Parameters:</text:p>
      <text:list text:style-name="LFO2" text:continue-numbering="true">
        <text:list-item>
          <text:p text:style-name="P1303"><text:span text:style-name="T1304">password</text:span><text:span text:style-name="T1305"><text:s/>(</text:span><text:span text:style-name="T1306">str</text:span><text:span text:style-name="T1307">) – The password to match.</text:span></text:p>
        </text:list-item>
      </text:list>
      <text:p text:style-name="P1308">Returns:</text:p>
      <text:list text:style-name="LFO2" text:continue-numbering="true">
        <text:list-item>
          <text:p text:style-name="P1309"><text:span text:style-name="T1310">(</text:span><text:span text:style-name="T1311">int</text:span><text:span text:style-name="T1312">) –<text:s/></text:span><text:span text:style-name="T1313"><text:s/></text:span><text:span text:style-name="T1314">0</text:span><text:span text:style-name="T1315"><text:s/>if the password failed,<text:s/></text:span><text:span text:style-name="T1316">1</text:span><text:span text:style-name="T1317"><text:s/>if the password matched the user password, and<text:s/></text:span><text:span text:style-name="T1318">2</text:span><text:span text:style-name="T1319"><text:s/>if the password matched the owner password.</text:span></text:p>
        </text:list-item>
      </text:list>
      <text:p text:style-name="P1320">Raises:<text:s/></text:p>
      <text:list text:style-name="LFO2" text:continue-numbering="true">
        <text:list-item>
          <text:p text:style-name="P1321"><text:span text:style-name="T1322">NotImplementedError</text:span><text:span text:style-name="T1323"><text:s/>–<text:s/></text:span><text:span text:style-name="T1324">if document uses an unsupported encryption method.</text:span></text:p>
        </text:list-item>
      </text:list>
      <text:p text:style-name="P1325"/>
      <text:p text:style-name="P13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ig-paren" style:display-name="sig-paren"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trong" style:display-name="Strong" style:family="text" style:parent-style-name="DefaultParagraphFont">
      <style:text-properties fo:font-weight="bold" style:font-weight-asian="bold" style:font-weight-complex="bold"/>
    </style:style>
    <style:style style:name="pre" style:display-name="pre" style:family="text" style:parent-style-name="DefaultParagraphFont"/>
    <style:style style:name="aka" style:display-name="aka" style:family="paragraph" style:parent-style-name="Normal">
      <style:paragraph-properties fo:margin-bottom="0in" fo:line-height="100%"/>
      <style:text-properties style:font-name="Times New Roman" style:font-name-asian="Times New Roman" style:font-name-complex="Times New Roman" fo:color="#ED7D31" fo:font-size="12pt" style:font-size-asian="12pt" style:font-size-complex="12pt" fo:language="en" fo:country="US" style:language-asian="fr" style:country-asian="FR" fo:hyphenate="false"/>
    </style:style>
    <style:style style:name="Function" style:display-name="Function" style:family="paragraph" style:parent-style-name="Normal">
      <style:paragraph-properties fo:margin-bottom="0in" fo:line-height="100%"/>
      <style:text-properties style:font-name="Courier New" style:font-name-asian="Times New Roman" style:font-name-complex="Times New Roman" fo:font-style="italic" style:font-style-asian="italic" style:font-style-complex="italic" fo:color="#0070C0" fo:font-size="12pt" style:font-size-asian="12pt" style:font-size-complex="12pt" fo:language="en" fo:country="US" style:language-asian="fr" style:country-asian="FR" fo:hyphenate="false"/>
    </style:style>
    <style:style style:name="akaChar" style:display-name="aka Char" style:family="text" style:parent-style-name="DefaultParagraphFont">
      <style:text-properties style:font-name="Times New Roman" style:font-name-asian="Times New Roman" style:font-name-complex="Times New Roman" fo:color="#ED7D31" fo:font-size="12pt" style:font-size-asian="12pt" style:font-size-complex="12pt" fo:language="en" fo:country="US" style:language-asian="fr" style:country-asian="FR"/>
    </style:style>
    <style:style style:name="also" style:display-name="also" style:family="paragraph" style:parent-style-name="Normal">
      <style:paragraph-properties fo:margin-bottom="0in" fo:line-height="100%"/>
      <style:text-properties style:font-name="Times New Roman" style:font-name-asian="Times New Roman" style:font-name-complex="Times New Roman" fo:color="#ED7D31" fo:font-size="12pt" style:font-size-asian="12pt" style:font-size-complex="12pt" fo:language="en" fo:country="US" style:language-asian="fr" style:country-asian="FR" fo:hyphenate="false"/>
    </style:style>
    <style:style style:name="FunctionChar" style:display-name="Function Char" style:family="text" style:parent-style-name="DefaultParagraphFont">
      <style:text-properties style:font-name="Courier New" style:font-name-asian="Times New Roman" style:font-name-complex="Times New Roman" fo:font-style="italic" style:font-style-asian="italic" style:font-style-complex="italic" fo:color="#0070C0" fo:font-size="12pt" style:font-size-asian="12pt" style:font-size-complex="12pt" fo:language="en" fo:country="US" style:language-asian="fr" style:country-asian="FR"/>
    </style:style>
    <style:style style:name="ListParagraph" style:display-name="List Paragraph" style:family="paragraph" style:parent-style-name="Normal">
      <style:paragraph-properties fo:margin-left="0.5in">
        <style:tab-stops/>
      </style:paragraph-properties>
      <style:text-properties fo:hyphenate="false"/>
    </style:style>
    <style:style style:name="alsoChar" style:display-name="also Char" style:family="text" style:parent-style-name="DefaultParagraphFont">
      <style:text-properties style:font-name="Times New Roman" style:font-name-asian="Times New Roman" style:font-name-complex="Times New Roman" fo:color="#ED7D31" fo:font-size="12pt" style:font-size-asian="12pt" style:font-size-complex="12pt" fo:language="en" fo:country="US" style:language-asian="fr" style:country-asian="F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fr" style:country-asian="FR"/>
    </style:style>
    <style:style style:name="gp" style:display-name="gp" style:family="text" style:parent-style-name="DefaultParagraphFont"/>
    <style:style style:name="n" style:display-name="n" style:family="text" style:parent-style-name="DefaultParagraphFont"/>
    <style:style style:name="o" style:display-name="o" style:family="text" style:parent-style-name="DefaultParagraphFont"/>
    <style:style style:name="p" style:display-name="p" style:family="text" style:parent-style-name="DefaultParagraphFont"/>
    <style:style style:name="s" style:display-name="s" style:family="text" style:parent-style-name="DefaultParagraphFont"/>
    <style:style style:name="go" style:display-name="go"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option" style:display-name="optio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Times New Roman" style:font-name-asian="Times New Roman"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3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3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Times New Roman"/>
      </text:list-level-style-bullet>
      <text:list-level-style-bullet text:level="2" text:style-name="WW_CharLFO9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9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9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9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9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9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9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9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0">
      <text:list-level-style-number text:level="1" style:num-prefix="("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ophe DAVID</meta:initial-creator>
    <dc:creator>Christophe DAVID</dc:creator>
    <meta:creation-date>2020-07-16T13:27:00Z</meta:creation-date>
    <dc:date>2020-08-04T15:00:00Z</dc:date>
    <meta:template xlink:href="Normal.dotm" xlink:type="simple"/>
    <meta:editing-cycles>1</meta:editing-cycles>
    <meta:editing-duration>PT423840S</meta:editing-duration>
    <meta:document-statistic meta:page-count="1" meta:paragraph-count="53" meta:word-count="4127" meta:character-count="26775" meta:row-count="189" meta:non-whitespace-character-count="22701"/>
  </office:meta>
</office:document-meta>
</file>